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7.9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55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#deviceId</text:p>
          </table:table-cell>
          <table:table-cell office:value-type="string">
            <text:p>planeId</text:p>
          </table:table-cell>
          <table:table-cell office:value-type="string">
            <text:p>wireId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</table:table-row>
        <table:table-row table:style-name="ro2">
          <table:table-cell office:value-type="string">
            <text:p>######</text:p>
          </table:table-cell>
          <table:table-cell table:number-columns-repeated="4"/>
        </table:table-row>
        <table:table-row table:style-name="ro2">
          <table:table-cell office:value-type="string">
            <text:p>#BC3&amp;4</text:p>
          </table:table-cell>
          <table:table-cell table:number-columns-repeated="4"/>
        </table:table-row>
        <table:table-row table:style-name="ro2">
          <table:table-cell office:value-type="string">
            <text:p>#</text:p>
          </table:table-cell>
          <table:table-cell table:number-columns-repeated="4"/>
        </table:table-row>
        <table:table-row table:style-name="ro2">
          <table:table-cell office:value-type="string">
            <text:p>#BC3 X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3 X2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4">
            <text:p>-75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3 U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3 U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string">
            <text:p>#BC3 V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4">
            <text:p>-75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3 V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table:number-columns-repeated="2"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4 V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4 V2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4 U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4 U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4 X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9">
            <text:p>-749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BC4 X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table:number-columns-repeated="2"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50">
            <text:p>-75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53">
            <text:p>-75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52">
            <text:p>-75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51">
            <text:p>-751</text:p>
          </table:table-cell>
        </table:table-row>
        <table:table-row table:style-name="ro2">
          <table:table-cell/>
          <table:table-cell office:value-type="string">
            <text:p>#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#PlaneID WireId <text:s text:c="3"/>p1 <text:s text:c="8"/>p0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38">
            <text:p>-738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string">
            <text:p>#SDC1 U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37">
            <text:p>-737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string">
            <text:p>#SDC1 V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string">
            <text:p>#SDC1 V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string">
            <text:p>#SDC2 V1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table:number-columns-repeated="2"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37">
            <text:p>-737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38">
            <text:p>-738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string">
            <text:p>#SDC2 V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table:number-columns-repeated="2"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table:style-name="ce1" office:value-type="float" office:value="0.78">
            <text:p>7.80E-01</text:p>
          </table:table-cell>
          <table:table-cell office:value-type="float" office:value="-748">
            <text:p>-748</text:p>
          </table:table-cell>
        </table:table-row>
        <table:table-row table:style-name="ro2">
          <table:table-cell/>
          <table:table-cell office:value-type="string">
            <text:p>#SDC2 U1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table:number-columns-repeated="2"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37">
            <text:p>-737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string">
            <text:p>#SDC2 U2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table:number-columns-repeated="2"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style-name="ce1" office:value-type="float" office:value="0.78">
            <text:p>7.80E-01</text:p>
          </table:table-cell>
          <table:table-cell office:value-type="float" office:value="-738">
            <text:p>-73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string">
            <text:p>#SDC2 X1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table:number-columns-repeated="2"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7">
            <text:p>-747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6">
            <text:p>-746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string">
            <text:p>#SDC2 X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table:number-columns-repeated="2" office:value-type="float" office:value="10">
            <text:p>1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style-name="ce1" office:value-type="float" office:value="0.78">
            <text:p>7.80E-01</text:p>
          </table:table-cell>
          <table:table-cell office:value-type="float" office:value="-745">
            <text:p>-745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style-name="ce1" office:value-type="float" office:value="0.78">
            <text:p>7.80E-01</text:p>
          </table:table-cell>
          <table:table-cell office:value-type="float" office:value="-743">
            <text:p>-74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table:style-name="ce1" office:value-type="float" office:value="0.78">
            <text:p>7.80E-01</text:p>
          </table:table-cell>
          <table:table-cell office:value-type="float" office:value="-742">
            <text:p>-74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table:style-name="ce1" office:value-type="float" office:value="0.78">
            <text:p>7.80E-01</text:p>
          </table:table-cell>
          <table:table-cell office:value-type="float" office:value="-739">
            <text:p>-739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table:style-name="ce1" office:value-type="float" office:value="0.78">
            <text:p>7.80E-01</text:p>
          </table:table-cell>
          <table:table-cell office:value-type="float" office:value="-740">
            <text:p>-74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style-name="ce1" office:value-type="float" office:value="0.78">
            <text:p>7.80E-01</text:p>
          </table:table-cell>
          <table:table-cell office:value-type="float" office:value="-741">
            <text:p>-74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table:style-name="ce1" office:value-type="float" office:value="0.78">
            <text:p>7.80E-01</text:p>
          </table:table-cell>
          <table:table-cell office:value-type="float" office:value="-744">
            <text:p>-744</text:p>
          </table:table-cell>
        </table:table-row>
        <table:table-row table:style-name="ro2">
          <table:table-cell/>
          <table:table-cell office:value-type="string">
            <text:p>#SDC3 V1 <text:s/>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" office:value-type="float" office:value="0.552341">
            <text:p>5.52E-01</text:p>
          </table:table-cell>
          <table:table-cell office:value-type="float" office:value="-721.305">
            <text:p>-721.3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" office:value-type="float" office:value="0.580102">
            <text:p>5.80E-01</text:p>
          </table:table-cell>
          <table:table-cell office:value-type="float" office:value="-720.622045">
            <text:p>-720.6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" office:value-type="float" office:value="0.56166">
            <text:p>5.62E-01</text:p>
          </table:table-cell>
          <table:table-cell office:value-type="float" office:value="-733.323894">
            <text:p>-733.3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style-name="ce1" office:value-type="float" office:value="0.570856">
            <text:p>5.71E-01</text:p>
          </table:table-cell>
          <table:table-cell office:value-type="float" office:value="-731.487707">
            <text:p>-731.4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style-name="ce1" office:value-type="float" office:value="0.581746">
            <text:p>5.82E-01</text:p>
          </table:table-cell>
          <table:table-cell office:value-type="float" office:value="-722.968173">
            <text:p>-722.9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style-name="ce1" office:value-type="float" office:value="0.561353">
            <text:p>5.61E-01</text:p>
          </table:table-cell>
          <table:table-cell office:value-type="float" office:value="-724.913387">
            <text:p>-724.9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style-name="ce1" office:value-type="float" office:value="0.5831">
            <text:p>5.83E-01</text:p>
          </table:table-cell>
          <table:table-cell office:value-type="float" office:value="-719.9442">
            <text:p>-719.9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1" office:value-type="float" office:value="0.574766">
            <text:p>5.75E-01</text:p>
          </table:table-cell>
          <table:table-cell office:value-type="float" office:value="-719.558801">
            <text:p>-719.5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style-name="ce1" office:value-type="float" office:value="0.564277">
            <text:p>5.64E-01</text:p>
          </table:table-cell>
          <table:table-cell office:value-type="float" office:value="-722.078488">
            <text:p>-722.0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style-name="ce1" office:value-type="float" office:value="0.566522">
            <text:p>5.67E-01</text:p>
          </table:table-cell>
          <table:table-cell office:value-type="float" office:value="-722.631694">
            <text:p>-722.6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style-name="ce1" office:value-type="float" office:value="0.552978">
            <text:p>5.53E-01</text:p>
          </table:table-cell>
          <table:table-cell office:value-type="float" office:value="-723.143455">
            <text:p>-723.1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style-name="ce1" office:value-type="float" office:value="0.575175">
            <text:p>5.75E-01</text:p>
          </table:table-cell>
          <table:table-cell office:value-type="float" office:value="-718.822939">
            <text:p>-718.8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style-name="ce1" office:value-type="float" office:value="0.574688">
            <text:p>5.75E-01</text:p>
          </table:table-cell>
          <table:table-cell office:value-type="float" office:value="-725.155354">
            <text:p>-725.1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style-name="ce1" office:value-type="float" office:value="0.571848">
            <text:p>5.72E-01</text:p>
          </table:table-cell>
          <table:table-cell office:value-type="float" office:value="-720.53325">
            <text:p>-720.5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style-name="ce1" office:value-type="float" office:value="0.568027">
            <text:p>5.68E-01</text:p>
          </table:table-cell>
          <table:table-cell office:value-type="float" office:value="-716.4232">
            <text:p>-716.4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style-name="ce1" office:value-type="float" office:value="0.589761">
            <text:p>5.90E-01</text:p>
          </table:table-cell>
          <table:table-cell office:value-type="float" office:value="-718.924273">
            <text:p>-718.9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style-name="ce1" office:value-type="float" office:value="0.552547">
            <text:p>5.53E-01</text:p>
          </table:table-cell>
          <table:table-cell office:value-type="float" office:value="-717.899259">
            <text:p>-717.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style-name="ce1" office:value-type="float" office:value="0.576408">
            <text:p>5.76E-01</text:p>
          </table:table-cell>
          <table:table-cell office:value-type="float" office:value="-710.44258">
            <text:p>-710.4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style-name="ce1" office:value-type="float" office:value="0.585525">
            <text:p>5.86E-01</text:p>
          </table:table-cell>
          <table:table-cell office:value-type="float" office:value="-719.4422">
            <text:p>-719.4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style-name="ce1" office:value-type="float" office:value="0.563556">
            <text:p>5.64E-01</text:p>
          </table:table-cell>
          <table:table-cell office:value-type="float" office:value="-723.360621">
            <text:p>-723.3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style-name="ce1" office:value-type="float" office:value="0.571392">
            <text:p>5.71E-01</text:p>
          </table:table-cell>
          <table:table-cell office:value-type="float" office:value="-720.790918">
            <text:p>-720.7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style-name="ce1" office:value-type="float" office:value="0.575928">
            <text:p>5.76E-01</text:p>
          </table:table-cell>
          <table:table-cell office:value-type="float" office:value="-736.28137">
            <text:p>-736.2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style-name="ce1" office:value-type="float" office:value="0.57752">
            <text:p>5.78E-01</text:p>
          </table:table-cell>
          <table:table-cell office:value-type="float" office:value="-732.252983">
            <text:p>-732.2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style-name="ce1" office:value-type="float" office:value="0.574639">
            <text:p>5.75E-01</text:p>
          </table:table-cell>
          <table:table-cell office:value-type="float" office:value="-732.516282">
            <text:p>-732.5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style-name="ce1" office:value-type="float" office:value="0.559015">
            <text:p>5.59E-01</text:p>
          </table:table-cell>
          <table:table-cell office:value-type="float" office:value="-722.029297">
            <text:p>-722.0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style-name="ce1" office:value-type="float" office:value="0.560226">
            <text:p>5.60E-01</text:p>
          </table:table-cell>
          <table:table-cell office:value-type="float" office:value="-717.56756">
            <text:p>-717.5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style-name="ce1" office:value-type="float" office:value="0.573033">
            <text:p>5.73E-01</text:p>
          </table:table-cell>
          <table:table-cell office:value-type="float" office:value="-713.910717">
            <text:p>-713.9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style-name="ce1" office:value-type="float" office:value="0.567815">
            <text:p>5.68E-01</text:p>
          </table:table-cell>
          <table:table-cell office:value-type="float" office:value="-725.299938">
            <text:p>-725.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style-name="ce1" office:value-type="float" office:value="0.579192">
            <text:p>5.79E-01</text:p>
          </table:table-cell>
          <table:table-cell office:value-type="float" office:value="-716.671286">
            <text:p>-716.6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style-name="ce1" office:value-type="float" office:value="0.570411">
            <text:p>5.70E-01</text:p>
          </table:table-cell>
          <table:table-cell office:value-type="float" office:value="-717.063701">
            <text:p>-717.06</text:p>
          </table:table-cell>
        </table:table-row>
        <table:table-row table:style-name="ro2">
          <table:table-cell/>
          <table:table-cell table:number-columns-repeated="2" office:value-type="float" office:value="31">
            <text:p>31</text:p>
          </table:table-cell>
          <table:table-cell table:style-name="ce1" office:value-type="float" office:value="0.573764">
            <text:p>5.74E-01</text:p>
          </table:table-cell>
          <table:table-cell office:value-type="float" office:value="-726.823669">
            <text:p>-726.8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style-name="ce1" office:value-type="float" office:value="0.570705">
            <text:p>5.71E-01</text:p>
          </table:table-cell>
          <table:table-cell office:value-type="float" office:value="-764.830845">
            <text:p>-764.8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style-name="ce1" office:value-type="float" office:value="0.575317">
            <text:p>5.75E-01</text:p>
          </table:table-cell>
          <table:table-cell office:value-type="float" office:value="-758.577865">
            <text:p>-758.5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1" office:value-type="float" office:value="0.579052">
            <text:p>5.79E-01</text:p>
          </table:table-cell>
          <table:table-cell office:value-type="float" office:value="-759.736016">
            <text:p>-759.7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" office:value-type="float" office:value="0.572678">
            <text:p>5.73E-01</text:p>
          </table:table-cell>
          <table:table-cell office:value-type="float" office:value="-752.041854">
            <text:p>-752.0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style-name="ce1" office:value-type="float" office:value="0.569287">
            <text:p>5.69E-01</text:p>
          </table:table-cell>
          <table:table-cell office:value-type="float" office:value="-754.268902">
            <text:p>-754.2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style-name="ce1" office:value-type="float" office:value="0.581729">
            <text:p>5.82E-01</text:p>
          </table:table-cell>
          <table:table-cell office:value-type="float" office:value="-754.875685">
            <text:p>-754.8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style-name="ce1" office:value-type="float" office:value="0.556303">
            <text:p>5.56E-01</text:p>
          </table:table-cell>
          <table:table-cell office:value-type="float" office:value="-750.783995">
            <text:p>-750.7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style-name="ce1" office:value-type="float" office:value="0.57992">
            <text:p>5.80E-01</text:p>
          </table:table-cell>
          <table:table-cell office:value-type="float" office:value="-745.307781">
            <text:p>-745.3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style-name="ce1" office:value-type="float" office:value="0.588261">
            <text:p>5.88E-01</text:p>
          </table:table-cell>
          <table:table-cell office:value-type="float" office:value="-749.887287">
            <text:p>-749.8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style-name="ce1" office:value-type="float" office:value="0.603006">
            <text:p>6.03E-01</text:p>
          </table:table-cell>
          <table:table-cell office:value-type="float" office:value="-753.790182">
            <text:p>-753.7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1" office:value-type="float" office:value="0.566834">
            <text:p>5.67E-01</text:p>
          </table:table-cell>
          <table:table-cell office:value-type="float" office:value="-739.965429">
            <text:p>-739.9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style-name="ce1" office:value-type="float" office:value="0.583526">
            <text:p>5.84E-01</text:p>
          </table:table-cell>
          <table:table-cell office:value-type="float" office:value="-752.088409">
            <text:p>-752.0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style-name="ce1" office:value-type="float" office:value="0.586325">
            <text:p>5.86E-01</text:p>
          </table:table-cell>
          <table:table-cell office:value-type="float" office:value="-760.37801">
            <text:p>-760.3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style-name="ce1" office:value-type="float" office:value="0.572935">
            <text:p>5.73E-01</text:p>
          </table:table-cell>
          <table:table-cell office:value-type="float" office:value="-784.338104">
            <text:p>-784.3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table:style-name="ce1" office:value-type="float" office:value="0.600144">
            <text:p>6.00E-01</text:p>
          </table:table-cell>
          <table:table-cell office:value-type="float" office:value="-772.904534">
            <text:p>-772.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table:style-name="ce1" office:value-type="float" office:value="0.566786">
            <text:p>5.67E-01</text:p>
          </table:table-cell>
          <table:table-cell office:value-type="float" office:value="-785.751935">
            <text:p>-785.7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style-name="ce1" office:value-type="float" office:value="0.573413">
            <text:p>5.73E-01</text:p>
          </table:table-cell>
          <table:table-cell office:value-type="float" office:value="-784.063693">
            <text:p>-784.0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style-name="ce1" office:value-type="float" office:value="0.593783">
            <text:p>5.94E-01</text:p>
          </table:table-cell>
          <table:table-cell office:value-type="float" office:value="-772.139892">
            <text:p>-772.1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style-name="ce1" office:value-type="float" office:value="0.577517">
            <text:p>5.78E-01</text:p>
          </table:table-cell>
          <table:table-cell office:value-type="float" office:value="-766.679406">
            <text:p>-766.6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style-name="ce1" office:value-type="float" office:value="0.582244">
            <text:p>5.82E-01</text:p>
          </table:table-cell>
          <table:table-cell office:value-type="float" office:value="-787.555883">
            <text:p>-787.5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 office:value-type="float" office:value="0.581053">
            <text:p>5.81E-01</text:p>
          </table:table-cell>
          <table:table-cell office:value-type="float" office:value="-783.077824">
            <text:p>-783.0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 office:value-type="float" office:value="0.584001">
            <text:p>5.84E-01</text:p>
          </table:table-cell>
          <table:table-cell office:value-type="float" office:value="-768.525899">
            <text:p>-768.5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table:style-name="ce1" office:value-type="float" office:value="0.575158">
            <text:p>5.75E-01</text:p>
          </table:table-cell>
          <table:table-cell office:value-type="float" office:value="-777.206473">
            <text:p>-777.2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table:style-name="ce1" office:value-type="float" office:value="0.582172">
            <text:p>5.82E-01</text:p>
          </table:table-cell>
          <table:table-cell office:value-type="float" office:value="-782.008607">
            <text:p>-782.0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table:style-name="ce1" office:value-type="float" office:value="0.580552">
            <text:p>5.81E-01</text:p>
          </table:table-cell>
          <table:table-cell office:value-type="float" office:value="-767.485592">
            <text:p>-767.4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table:style-name="ce1" office:value-type="float" office:value="0.566369">
            <text:p>5.66E-01</text:p>
          </table:table-cell>
          <table:table-cell office:value-type="float" office:value="-784.085629">
            <text:p>-784.0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table:style-name="ce1" office:value-type="float" office:value="0.565701">
            <text:p>5.66E-01</text:p>
          </table:table-cell>
          <table:table-cell office:value-type="float" office:value="-765.151703">
            <text:p>-765.1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table:style-name="ce1" office:value-type="float" office:value="0.581013">
            <text:p>5.81E-01</text:p>
          </table:table-cell>
          <table:table-cell office:value-type="float" office:value="-767.43995">
            <text:p>-767.4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table:style-name="ce1" office:value-type="float" office:value="0.587475">
            <text:p>5.87E-01</text:p>
          </table:table-cell>
          <table:table-cell office:value-type="float" office:value="-750.078169">
            <text:p>-750.0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table:style-name="ce1" office:value-type="float" office:value="0.572549">
            <text:p>5.73E-01</text:p>
          </table:table-cell>
          <table:table-cell office:value-type="float" office:value="-757.867562">
            <text:p>-757.8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table:style-name="ce1" office:value-type="float" office:value="0.57347">
            <text:p>5.73E-01</text:p>
          </table:table-cell>
          <table:table-cell office:value-type="float" office:value="-768.663001">
            <text:p>-768.6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table:style-name="ce1" office:value-type="float" office:value="0.583125">
            <text:p>5.83E-01</text:p>
          </table:table-cell>
          <table:table-cell office:value-type="float" office:value="-749.78594">
            <text:p>-749.7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table:style-name="ce1" office:value-type="float" office:value="0.573479">
            <text:p>5.73E-01</text:p>
          </table:table-cell>
          <table:table-cell office:value-type="float" office:value="-770.550513">
            <text:p>-770.5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table:style-name="ce1" office:value-type="float" office:value="0.588198">
            <text:p>5.88E-01</text:p>
          </table:table-cell>
          <table:table-cell office:value-type="float" office:value="-770.07286">
            <text:p>-770.0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table:style-name="ce1" office:value-type="float" office:value="0.605759">
            <text:p>6.06E-01</text:p>
          </table:table-cell>
          <table:table-cell office:value-type="float" office:value="-757.324683">
            <text:p>-757.3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table:style-name="ce1" office:value-type="float" office:value="0.551947">
            <text:p>5.52E-01</text:p>
          </table:table-cell>
          <table:table-cell office:value-type="float" office:value="-774.945569">
            <text:p>-774.9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table:style-name="ce1" office:value-type="float" office:value="0.573034">
            <text:p>5.73E-01</text:p>
          </table:table-cell>
          <table:table-cell office:value-type="float" office:value="-781.733139">
            <text:p>-781.7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table:style-name="ce1" office:value-type="float" office:value="0.561301">
            <text:p>5.61E-01</text:p>
          </table:table-cell>
          <table:table-cell office:value-type="float" office:value="-777.828998">
            <text:p>-777.8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table:style-name="ce1" office:value-type="float" office:value="0.597956">
            <text:p>5.98E-01</text:p>
          </table:table-cell>
          <table:table-cell office:value-type="float" office:value="-760.571051">
            <text:p>-760.5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table:style-name="ce1" office:value-type="float" office:value="0.566594">
            <text:p>5.67E-01</text:p>
          </table:table-cell>
          <table:table-cell office:value-type="float" office:value="-778.635848">
            <text:p>-778.6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table:style-name="ce1" office:value-type="float" office:value="0.587169">
            <text:p>5.87E-01</text:p>
          </table:table-cell>
          <table:table-cell office:value-type="float" office:value="-775.022232">
            <text:p>-775.0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table:style-name="ce1" office:value-type="float" office:value="0.5784">
            <text:p>5.78E-01</text:p>
          </table:table-cell>
          <table:table-cell office:value-type="float" office:value="-776.886048">
            <text:p>-776.8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table:style-name="ce1" office:value-type="float" office:value="0.557998">
            <text:p>5.58E-01</text:p>
          </table:table-cell>
          <table:table-cell office:value-type="float" office:value="-778.653009">
            <text:p>-778.6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table:style-name="ce1" office:value-type="float" office:value="0.574425">
            <text:p>5.74E-01</text:p>
          </table:table-cell>
          <table:table-cell office:value-type="float" office:value="-776.865828">
            <text:p>-776.8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table:style-name="ce1" office:value-type="float" office:value="0.5744">
            <text:p>5.74E-01</text:p>
          </table:table-cell>
          <table:table-cell office:value-type="float" office:value="-772.184367">
            <text:p>-772.1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table:style-name="ce1" office:value-type="float" office:value="0.578736">
            <text:p>5.79E-01</text:p>
          </table:table-cell>
          <table:table-cell office:value-type="float" office:value="-771.710959">
            <text:p>-771.7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table:style-name="ce1" office:value-type="float" office:value="0.560016">
            <text:p>5.60E-01</text:p>
          </table:table-cell>
          <table:table-cell office:value-type="float" office:value="-770.0616">
            <text:p>-770.0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table:style-name="ce1" office:value-type="float" office:value="0.572858">
            <text:p>5.73E-01</text:p>
          </table:table-cell>
          <table:table-cell office:value-type="float" office:value="-768.461386">
            <text:p>-768.4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table:style-name="ce1" office:value-type="float" office:value="0.585897">
            <text:p>5.86E-01</text:p>
          </table:table-cell>
          <table:table-cell office:value-type="float" office:value="-768.668567">
            <text:p>-768.6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table:style-name="ce1" office:value-type="float" office:value="0.580009">
            <text:p>5.80E-01</text:p>
          </table:table-cell>
          <table:table-cell office:value-type="float" office:value="-766.851331">
            <text:p>-766.8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table:style-name="ce1" office:value-type="float" office:value="0.573654">
            <text:p>5.74E-01</text:p>
          </table:table-cell>
          <table:table-cell office:value-type="float" office:value="-767.36151">
            <text:p>-767.3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table:style-name="ce1" office:value-type="float" office:value="0.559746">
            <text:p>5.60E-01</text:p>
          </table:table-cell>
          <table:table-cell office:value-type="float" office:value="-769.554409">
            <text:p>-769.5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table:style-name="ce1" office:value-type="float" office:value="0.580769">
            <text:p>5.81E-01</text:p>
          </table:table-cell>
          <table:table-cell office:value-type="float" office:value="-769.424239">
            <text:p>-769.4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table:style-name="ce1" office:value-type="float" office:value="0.577743">
            <text:p>5.78E-01</text:p>
          </table:table-cell>
          <table:table-cell office:value-type="float" office:value="-772.359833">
            <text:p>-772.3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6">
            <text:p>86</text:p>
          </table:table-cell>
          <table:table-cell table:style-name="ce1" office:value-type="float" office:value="0.553774">
            <text:p>5.54E-01</text:p>
          </table:table-cell>
          <table:table-cell office:value-type="float" office:value="-769.855308">
            <text:p>-769.8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table:style-name="ce1" office:value-type="float" office:value="0.580848">
            <text:p>5.81E-01</text:p>
          </table:table-cell>
          <table:table-cell office:value-type="float" office:value="-769.336869">
            <text:p>-769.3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table:style-name="ce1" office:value-type="float" office:value="0.56911">
            <text:p>5.69E-01</text:p>
          </table:table-cell>
          <table:table-cell office:value-type="float" office:value="-754.372527">
            <text:p>-754.37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table:style-name="ce1" office:value-type="float" office:value="0.574884">
            <text:p>5.75E-01</text:p>
          </table:table-cell>
          <table:table-cell office:value-type="float" office:value="-774.196583">
            <text:p>-774.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table:style-name="ce1" office:value-type="float" office:value="0.570244">
            <text:p>5.70E-01</text:p>
          </table:table-cell>
          <table:table-cell office:value-type="float" office:value="-763.976687">
            <text:p>-763.9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table:style-name="ce1" office:value-type="float" office:value="0.57224">
            <text:p>5.72E-01</text:p>
          </table:table-cell>
          <table:table-cell office:value-type="float" office:value="-763.387292">
            <text:p>-763.3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2">
            <text:p>92</text:p>
          </table:table-cell>
          <table:table-cell table:style-name="ce1" office:value-type="float" office:value="0.564526">
            <text:p>5.65E-01</text:p>
          </table:table-cell>
          <table:table-cell office:value-type="float" office:value="-763.921614">
            <text:p>-763.9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table:style-name="ce1" office:value-type="float" office:value="0.588257">
            <text:p>5.88E-01</text:p>
          </table:table-cell>
          <table:table-cell office:value-type="float" office:value="-766.177721">
            <text:p>-766.1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table:style-name="ce1" office:value-type="float" office:value="0.584131">
            <text:p>5.84E-01</text:p>
          </table:table-cell>
          <table:table-cell office:value-type="float" office:value="-754.248192">
            <text:p>-754.2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table:style-name="ce1" office:value-type="float" office:value="0.578308">
            <text:p>5.78E-01</text:p>
          </table:table-cell>
          <table:table-cell office:value-type="float" office:value="-757.244097">
            <text:p>-757.2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table:style-name="ce1" office:value-type="float" office:value="0.588412">
            <text:p>5.88E-01</text:p>
          </table:table-cell>
          <table:table-cell office:value-type="float" office:value="-752.954464">
            <text:p>-752.9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table:style-name="ce1" office:value-type="float" office:value="0.57216">
            <text:p>5.72E-01</text:p>
          </table:table-cell>
          <table:table-cell office:value-type="float" office:value="-748.539919">
            <text:p>-748.5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table:style-name="ce1" office:value-type="float" office:value="0.595394">
            <text:p>5.95E-01</text:p>
          </table:table-cell>
          <table:table-cell office:value-type="float" office:value="-747.527909">
            <text:p>-747.5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table:style-name="ce1" office:value-type="float" office:value="0.578026">
            <text:p>5.78E-01</text:p>
          </table:table-cell>
          <table:table-cell office:value-type="float" office:value="-777.681056">
            <text:p>-777.6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table:style-name="ce1" office:value-type="float" office:value="0.585301">
            <text:p>5.85E-01</text:p>
          </table:table-cell>
          <table:table-cell office:value-type="float" office:value="-769.316718">
            <text:p>-769.3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table:style-name="ce1" office:value-type="float" office:value="0.581317">
            <text:p>5.81E-01</text:p>
          </table:table-cell>
          <table:table-cell office:value-type="float" office:value="-771.381018">
            <text:p>-771.3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table:style-name="ce1" office:value-type="float" office:value="0.572448">
            <text:p>5.72E-01</text:p>
          </table:table-cell>
          <table:table-cell office:value-type="float" office:value="-776.428233">
            <text:p>-776.4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table:style-name="ce1" office:value-type="float" office:value="0.592634">
            <text:p>5.93E-01</text:p>
          </table:table-cell>
          <table:table-cell office:value-type="float" office:value="-752.236903">
            <text:p>-752.2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table:style-name="ce1" office:value-type="float" office:value="0.560191">
            <text:p>5.60E-01</text:p>
          </table:table-cell>
          <table:table-cell office:value-type="float" office:value="-760.786814">
            <text:p>-760.79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table:style-name="ce1" office:value-type="float" office:value="0.595626">
            <text:p>5.96E-01</text:p>
          </table:table-cell>
          <table:table-cell office:value-type="float" office:value="-758.0083">
            <text:p>-758.0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table:style-name="ce1" office:value-type="float" office:value="0.57361">
            <text:p>5.74E-01</text:p>
          </table:table-cell>
          <table:table-cell office:value-type="float" office:value="-746.12">
            <text:p>-746.1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7">
            <text:p>107</text:p>
          </table:table-cell>
          <table:table-cell table:style-name="ce1" office:value-type="float" office:value="0.592229">
            <text:p>5.92E-01</text:p>
          </table:table-cell>
          <table:table-cell office:value-type="float" office:value="-746.821103">
            <text:p>-746.8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8">
            <text:p>108</text:p>
          </table:table-cell>
          <table:table-cell table:style-name="ce1" office:value-type="float" office:value="0.602242">
            <text:p>6.02E-01</text:p>
          </table:table-cell>
          <table:table-cell office:value-type="float" office:value="-756.207909">
            <text:p>-756.21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table:style-name="ce1" office:value-type="float" office:value="0.5923">
            <text:p>5.92E-01</text:p>
          </table:table-cell>
          <table:table-cell office:value-type="float" office:value="-756.55321">
            <text:p>-756.5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table:style-name="ce1" office:value-type="float" office:value="0.58836">
            <text:p>5.88E-01</text:p>
          </table:table-cell>
          <table:table-cell office:value-type="float" office:value="-761.742134">
            <text:p>-761.7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11">
            <text:p>111</text:p>
          </table:table-cell>
          <table:table-cell table:style-name="ce1" office:value-type="float" office:value="0.588061">
            <text:p>5.88E-01</text:p>
          </table:table-cell>
          <table:table-cell office:value-type="float" office:value="-750.682244">
            <text:p>-750.6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table:style-name="ce1" office:value-type="float" office:value="0.590983">
            <text:p>5.91E-01</text:p>
          </table:table-cell>
          <table:table-cell office:value-type="float" office:value="-742.197922">
            <text:p>-742.2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1" office:value-type="float" office:value="0.580638">
            <text:p>5.81E-01</text:p>
          </table:table-cell>
          <table:table-cell office:value-type="float" office:value="-745.075792">
            <text:p>-745.0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" office:value-type="float" office:value="0.57929">
            <text:p>5.79E-01</text:p>
          </table:table-cell>
          <table:table-cell office:value-type="float" office:value="-747.338745">
            <text:p>-747.34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" office:value-type="float" office:value="0.584284">
            <text:p>5.84E-01</text:p>
          </table:table-cell>
          <table:table-cell office:value-type="float" office:value="-752.049467">
            <text:p>-752.05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" office:value-type="float" office:value="0.581017">
            <text:p>5.81E-01</text:p>
          </table:table-cell>
          <table:table-cell office:value-type="float" office:value="-747.358503">
            <text:p>-747.3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style-name="ce1" office:value-type="float" office:value="0.575079">
            <text:p>5.75E-01</text:p>
          </table:table-cell>
          <table:table-cell office:value-type="float" office:value="-746.777634">
            <text:p>-746.78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style-name="ce1" office:value-type="float" office:value="0.567544">
            <text:p>5.68E-01</text:p>
          </table:table-cell>
          <table:table-cell office:value-type="float" office:value="-743.832687">
            <text:p>-743.8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1" office:value-type="float" office:value="0.579161">
            <text:p>5.79E-01</text:p>
          </table:table-cell>
          <table:table-cell office:value-type="float" office:value="-762.600475">
            <text:p>-762.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" office:value-type="float" office:value="0.570911">
            <text:p>5.71E-01</text:p>
          </table:table-cell>
          <table:table-cell office:value-type="float" office:value="-754.640017">
            <text:p>-754.64</text:p>
          </table:table-cell>
        </table:table-row>
        <table:table-row table:style-name="ro2">
          <table:table-cell/>
          <table:table-cell office:value-type="string">
            <text:p>#SDC3 X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1" office:value-type="float" office:value="0.556241">
            <text:p>5.56E-01</text:p>
          </table:table-cell>
          <table:table-cell office:value-type="float" office:value="-773.615234">
            <text:p>-773.6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style-name="ce1" office:value-type="float" office:value="0.556241">
            <text:p>5.56E-01</text:p>
          </table:table-cell>
          <table:table-cell office:value-type="float" office:value="-773.615234">
            <text:p>-773.6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style-name="ce1" office:value-type="float" office:value="0.556241">
            <text:p>5.56E-01</text:p>
          </table:table-cell>
          <table:table-cell office:value-type="float" office:value="-773.615234">
            <text:p>-773.6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1" office:value-type="float" office:value="0.556241">
            <text:p>5.56E-01</text:p>
          </table:table-cell>
          <table:table-cell office:value-type="float" office:value="-773.615234">
            <text:p>-773.6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style-name="ce1" office:value-type="float" office:value="0.556241">
            <text:p>5.56E-01</text:p>
          </table:table-cell>
          <table:table-cell office:value-type="float" office:value="-773.615234">
            <text:p>-773.6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style-name="ce1" office:value-type="float" office:value="0.60046">
            <text:p>6.00E-01</text:p>
          </table:table-cell>
          <table:table-cell office:value-type="float" office:value="-766.586746">
            <text:p>-766.5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style-name="ce1" office:value-type="float" office:value="0.587863">
            <text:p>5.88E-01</text:p>
          </table:table-cell>
          <table:table-cell office:value-type="float" office:value="-781.914596">
            <text:p>-781.9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1" office:value-type="float" office:value="0.58336">
            <text:p>5.83E-01</text:p>
          </table:table-cell>
          <table:table-cell office:value-type="float" office:value="-784.975048">
            <text:p>-784.9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style-name="ce1" office:value-type="float" office:value="0.582546">
            <text:p>5.83E-01</text:p>
          </table:table-cell>
          <table:table-cell office:value-type="float" office:value="-772.868338">
            <text:p>-772.8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style-name="ce1" office:value-type="float" office:value="0.569867">
            <text:p>5.70E-01</text:p>
          </table:table-cell>
          <table:table-cell office:value-type="float" office:value="-769.834694">
            <text:p>-769.8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style-name="ce1" office:value-type="float" office:value="0.566859">
            <text:p>5.67E-01</text:p>
          </table:table-cell>
          <table:table-cell office:value-type="float" office:value="-777.737069">
            <text:p>-777.7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style-name="ce1" office:value-type="float" office:value="0.590239">
            <text:p>5.90E-01</text:p>
          </table:table-cell>
          <table:table-cell office:value-type="float" office:value="-771.887137">
            <text:p>-771.8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style-name="ce1" office:value-type="float" office:value="0.57961">
            <text:p>5.80E-01</text:p>
          </table:table-cell>
          <table:table-cell office:value-type="float" office:value="-784.359149">
            <text:p>-784.3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style-name="ce1" office:value-type="float" office:value="0.565476">
            <text:p>5.65E-01</text:p>
          </table:table-cell>
          <table:table-cell office:value-type="float" office:value="-785.795946">
            <text:p>-785.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style-name="ce1" office:value-type="float" office:value="0.602018">
            <text:p>6.02E-01</text:p>
          </table:table-cell>
          <table:table-cell office:value-type="float" office:value="-770.35502">
            <text:p>-770.3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style-name="ce1" office:value-type="float" office:value="0.5824">
            <text:p>5.82E-01</text:p>
          </table:table-cell>
          <table:table-cell office:value-type="float" office:value="-771.129639">
            <text:p>-771.1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style-name="ce1" office:value-type="float" office:value="0.570491">
            <text:p>5.70E-01</text:p>
          </table:table-cell>
          <table:table-cell office:value-type="float" office:value="-785.636109">
            <text:p>-785.6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style-name="ce1" office:value-type="float" office:value="0.580222">
            <text:p>5.80E-01</text:p>
          </table:table-cell>
          <table:table-cell office:value-type="float" office:value="-785.36128">
            <text:p>-785.3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table:style-name="ce1" office:value-type="float" office:value="0.56617">
            <text:p>5.66E-01</text:p>
          </table:table-cell>
          <table:table-cell office:value-type="float" office:value="-768.636876">
            <text:p>-768.6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style-name="ce1" office:value-type="float" office:value="0.573804">
            <text:p>5.74E-01</text:p>
          </table:table-cell>
          <table:table-cell office:value-type="float" office:value="-779.502076">
            <text:p>-779.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style-name="ce1" office:value-type="float" office:value="0.557453">
            <text:p>5.57E-01</text:p>
          </table:table-cell>
          <table:table-cell office:value-type="float" office:value="-781.559587">
            <text:p>-781.5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style-name="ce1" office:value-type="float" office:value="0.59842">
            <text:p>5.98E-01</text:p>
          </table:table-cell>
          <table:table-cell office:value-type="float" office:value="-779.548442">
            <text:p>-779.5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style-name="ce1" office:value-type="float" office:value="0.58933">
            <text:p>5.89E-01</text:p>
          </table:table-cell>
          <table:table-cell office:value-type="float" office:value="-777.776358">
            <text:p>-777.7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style-name="ce1" office:value-type="float" office:value="0.577709">
            <text:p>5.78E-01</text:p>
          </table:table-cell>
          <table:table-cell office:value-type="float" office:value="-782.09514">
            <text:p>-782.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table:style-name="ce1" office:value-type="float" office:value="0.590393">
            <text:p>5.90E-01</text:p>
          </table:table-cell>
          <table:table-cell office:value-type="float" office:value="-780.57239">
            <text:p>-780.5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style-name="ce1" office:value-type="float" office:value="0.597292">
            <text:p>5.97E-01</text:p>
          </table:table-cell>
          <table:table-cell office:value-type="float" office:value="-780.594819">
            <text:p>-780.5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style-name="ce1" office:value-type="float" office:value="0.556416">
            <text:p>5.56E-01</text:p>
          </table:table-cell>
          <table:table-cell office:value-type="float" office:value="-788.7408">
            <text:p>-788.7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style-name="ce1" office:value-type="float" office:value="0.584176">
            <text:p>5.84E-01</text:p>
          </table:table-cell>
          <table:table-cell office:value-type="float" office:value="-772.386438">
            <text:p>-772.3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style-name="ce1" office:value-type="float" office:value="0.576584">
            <text:p>5.77E-01</text:p>
          </table:table-cell>
          <table:table-cell office:value-type="float" office:value="-767.206837">
            <text:p>-767.2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style-name="ce1" office:value-type="float" office:value="0.602349">
            <text:p>6.02E-01</text:p>
          </table:table-cell>
          <table:table-cell office:value-type="float" office:value="-788.512813">
            <text:p>-788.5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style-name="ce1" office:value-type="float" office:value="0.567432">
            <text:p>5.67E-01</text:p>
          </table:table-cell>
          <table:table-cell office:value-type="float" office:value="-780.29083">
            <text:p>-780.29</text:p>
          </table:table-cell>
        </table:table-row>
        <table:table-row table:style-name="ro2">
          <table:table-cell/>
          <table:table-cell table:number-columns-repeated="2" office:value-type="float" office:value="32">
            <text:p>32</text:p>
          </table:table-cell>
          <table:table-cell table:style-name="ce1" office:value-type="float" office:value="0.574687">
            <text:p>5.75E-01</text:p>
          </table:table-cell>
          <table:table-cell office:value-type="float" office:value="-779.384701">
            <text:p>-779.3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style-name="ce1" office:value-type="float" office:value="0.582699">
            <text:p>5.83E-01</text:p>
          </table:table-cell>
          <table:table-cell office:value-type="float" office:value="-781.108887">
            <text:p>-781.1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1" office:value-type="float" office:value="0.590812">
            <text:p>5.91E-01</text:p>
          </table:table-cell>
          <table:table-cell office:value-type="float" office:value="-781.676415">
            <text:p>-781.6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style-name="ce1" office:value-type="float" office:value="0.580149">
            <text:p>5.80E-01</text:p>
          </table:table-cell>
          <table:table-cell office:value-type="float" office:value="-777.142992">
            <text:p>-777.1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style-name="ce1" office:value-type="float" office:value="0.58333">
            <text:p>5.83E-01</text:p>
          </table:table-cell>
          <table:table-cell office:value-type="float" office:value="-777.67978">
            <text:p>-777.6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style-name="ce1" office:value-type="float" office:value="0.585679">
            <text:p>5.86E-01</text:p>
          </table:table-cell>
          <table:table-cell office:value-type="float" office:value="-779.81719">
            <text:p>-779.8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style-name="ce1" office:value-type="float" office:value="0.58633">
            <text:p>5.86E-01</text:p>
          </table:table-cell>
          <table:table-cell office:value-type="float" office:value="-775.472158">
            <text:p>-775.4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style-name="ce1" office:value-type="float" office:value="0.547434">
            <text:p>5.47E-01</text:p>
          </table:table-cell>
          <table:table-cell office:value-type="float" office:value="-789.467302">
            <text:p>-789.4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style-name="ce1" office:value-type="float" office:value="0.568532">
            <text:p>5.69E-01</text:p>
          </table:table-cell>
          <table:table-cell office:value-type="float" office:value="-787.141007">
            <text:p>-787.1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style-name="ce1" office:value-type="float" office:value="0.56501">
            <text:p>5.65E-01</text:p>
          </table:table-cell>
          <table:table-cell office:value-type="float" office:value="-773.638824">
            <text:p>-773.6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style-name="ce1" office:value-type="float" office:value="0.614416">
            <text:p>6.14E-01</text:p>
          </table:table-cell>
          <table:table-cell office:value-type="float" office:value="-780.35324">
            <text:p>-780.3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style-name="ce1" office:value-type="float" office:value="0.563806">
            <text:p>5.64E-01</text:p>
          </table:table-cell>
          <table:table-cell office:value-type="float" office:value="-779.409449">
            <text:p>-779.4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style-name="ce1" office:value-type="float" office:value="0.621733">
            <text:p>6.22E-01</text:p>
          </table:table-cell>
          <table:table-cell office:value-type="float" office:value="-769.10778">
            <text:p>-769.1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style-name="ce1" office:value-type="float" office:value="0.582312">
            <text:p>5.82E-01</text:p>
          </table:table-cell>
          <table:table-cell office:value-type="float" office:value="-782.867664">
            <text:p>-782.8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style-name="ce1" office:value-type="float" office:value="0.590326">
            <text:p>5.90E-01</text:p>
          </table:table-cell>
          <table:table-cell office:value-type="float" office:value="-780.675312">
            <text:p>-780.6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style-name="ce1" office:value-type="float" office:value="0.590211">
            <text:p>5.90E-01</text:p>
          </table:table-cell>
          <table:table-cell office:value-type="float" office:value="-781.35161">
            <text:p>-781.3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style-name="ce1" office:value-type="float" office:value="0.582374">
            <text:p>5.82E-01</text:p>
          </table:table-cell>
          <table:table-cell office:value-type="float" office:value="-787.683375">
            <text:p>-787.6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style-name="ce1" office:value-type="float" office:value="0.596703">
            <text:p>5.97E-01</text:p>
          </table:table-cell>
          <table:table-cell office:value-type="float" office:value="-782.386316">
            <text:p>-782.3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style-name="ce1" office:value-type="float" office:value="0.589433">
            <text:p>5.89E-01</text:p>
          </table:table-cell>
          <table:table-cell office:value-type="float" office:value="-777.469427">
            <text:p>-777.4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style-name="ce1" office:value-type="float" office:value="0.62647">
            <text:p>6.26E-01</text:p>
          </table:table-cell>
          <table:table-cell office:value-type="float" office:value="-780.4325">
            <text:p>-780.4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table:style-name="ce1" office:value-type="float" office:value="0.617962">
            <text:p>6.18E-01</text:p>
          </table:table-cell>
          <table:table-cell office:value-type="float" office:value="-771.809082">
            <text:p>-771.8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table:style-name="ce1" office:value-type="float" office:value="0.56518">
            <text:p>5.65E-01</text:p>
          </table:table-cell>
          <table:table-cell office:value-type="float" office:value="-773.998371">
            <text:p>-77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table:style-name="ce1" office:value-type="float" office:value="0.572346">
            <text:p>5.72E-01</text:p>
          </table:table-cell>
          <table:table-cell office:value-type="float" office:value="-765.606663">
            <text:p>-765.6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table:style-name="ce1" office:value-type="float" office:value="0.570063">
            <text:p>5.70E-01</text:p>
          </table:table-cell>
          <table:table-cell office:value-type="float" office:value="-787.3609">
            <text:p>-787.3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table:style-name="ce1" office:value-type="float" office:value="0.582881">
            <text:p>5.83E-01</text:p>
          </table:table-cell>
          <table:table-cell office:value-type="float" office:value="-782.588917">
            <text:p>-782.5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table:style-name="ce1" office:value-type="float" office:value="0.573546">
            <text:p>5.74E-01</text:p>
          </table:table-cell>
          <table:table-cell office:value-type="float" office:value="-772.937609">
            <text:p>-772.9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table:style-name="ce1" office:value-type="float" office:value="0.584883">
            <text:p>5.85E-01</text:p>
          </table:table-cell>
          <table:table-cell office:value-type="float" office:value="-775.751474">
            <text:p>-775.7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table:style-name="ce1" office:value-type="float" office:value="0.58737">
            <text:p>5.87E-01</text:p>
          </table:table-cell>
          <table:table-cell office:value-type="float" office:value="-792.709744">
            <text:p>-792.7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table:style-name="ce1" office:value-type="float" office:value="0.572055">
            <text:p>5.72E-01</text:p>
          </table:table-cell>
          <table:table-cell office:value-type="float" office:value="-776.834354">
            <text:p>-776.8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table:style-name="ce1" office:value-type="float" office:value="0.57763">
            <text:p>5.78E-01</text:p>
          </table:table-cell>
          <table:table-cell office:value-type="float" office:value="-765.299644">
            <text:p>-765.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table:style-name="ce1" office:value-type="float" office:value="0.573913">
            <text:p>5.74E-01</text:p>
          </table:table-cell>
          <table:table-cell office:value-type="float" office:value="-773.3015">
            <text:p>-773.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table:style-name="ce1" office:value-type="float" office:value="0.582369">
            <text:p>5.82E-01</text:p>
          </table:table-cell>
          <table:table-cell office:value-type="float" office:value="-782.304667">
            <text:p>-782.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style-name="ce1" office:value-type="float" office:value="0.568693">
            <text:p>5.69E-01</text:p>
          </table:table-cell>
          <table:table-cell office:value-type="float" office:value="-777.567988">
            <text:p>-777.5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table:style-name="ce1" office:value-type="float" office:value="0.576391">
            <text:p>5.76E-01</text:p>
          </table:table-cell>
          <table:table-cell office:value-type="float" office:value="-767.845602">
            <text:p>-767.8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table:style-name="ce1" office:value-type="float" office:value="0.581797">
            <text:p>5.82E-01</text:p>
          </table:table-cell>
          <table:table-cell office:value-type="float" office:value="-794.866233">
            <text:p>-794.8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table:style-name="ce1" office:value-type="float" office:value="0.583032">
            <text:p>5.83E-01</text:p>
          </table:table-cell>
          <table:table-cell office:value-type="float" office:value="-774.179098">
            <text:p>-774.1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table:style-name="ce1" office:value-type="float" office:value="0.589965">
            <text:p>5.90E-01</text:p>
          </table:table-cell>
          <table:table-cell office:value-type="float" office:value="-779.368531">
            <text:p>-779.3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table:style-name="ce1" office:value-type="float" office:value="0.599938">
            <text:p>6.00E-01</text:p>
          </table:table-cell>
          <table:table-cell office:value-type="float" office:value="-765.776609">
            <text:p>-765.7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table:style-name="ce1" office:value-type="float" office:value="0.574698">
            <text:p>5.75E-01</text:p>
          </table:table-cell>
          <table:table-cell office:value-type="float" office:value="-772.405033">
            <text:p>-772.4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table:style-name="ce1" office:value-type="float" office:value="0.589507">
            <text:p>5.90E-01</text:p>
          </table:table-cell>
          <table:table-cell office:value-type="float" office:value="-762.7243">
            <text:p>-762.7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table:style-name="ce1" office:value-type="float" office:value="0.588427">
            <text:p>5.88E-01</text:p>
          </table:table-cell>
          <table:table-cell office:value-type="float" office:value="-798.707196">
            <text:p>-798.7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table:style-name="ce1" office:value-type="float" office:value="0.594591">
            <text:p>5.95E-01</text:p>
          </table:table-cell>
          <table:table-cell office:value-type="float" office:value="-797.074591">
            <text:p>-797.0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table:style-name="ce1" office:value-type="float" office:value="0.566994">
            <text:p>5.67E-01</text:p>
          </table:table-cell>
          <table:table-cell office:value-type="float" office:value="-798.933932">
            <text:p>-798.9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table:style-name="ce1" office:value-type="float" office:value="0.565818">
            <text:p>5.66E-01</text:p>
          </table:table-cell>
          <table:table-cell office:value-type="float" office:value="-754.337892">
            <text:p>-754.3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table:style-name="ce1" office:value-type="float" office:value="0.569996">
            <text:p>5.70E-01</text:p>
          </table:table-cell>
          <table:table-cell office:value-type="float" office:value="-791.728792">
            <text:p>-791.7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table:style-name="ce1" office:value-type="float" office:value="0.594897">
            <text:p>5.95E-01</text:p>
          </table:table-cell>
          <table:table-cell office:value-type="float" office:value="-778.344313">
            <text:p>-778.3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style-name="ce1" office:value-type="float" office:value="0.563307">
            <text:p>5.63E-01</text:p>
          </table:table-cell>
          <table:table-cell office:value-type="float" office:value="-791.740444">
            <text:p>-791.7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table:style-name="ce1" office:value-type="float" office:value="0.582295">
            <text:p>5.82E-01</text:p>
          </table:table-cell>
          <table:table-cell office:value-type="float" office:value="-761.201714">
            <text:p>-761.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table:style-name="ce1" office:value-type="float" office:value="0.566933">
            <text:p>5.67E-01</text:p>
          </table:table-cell>
          <table:table-cell office:value-type="float" office:value="-794.007102">
            <text:p>-794.0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table:style-name="ce1" office:value-type="float" office:value="0.567913">
            <text:p>5.68E-01</text:p>
          </table:table-cell>
          <table:table-cell office:value-type="float" office:value="-777.403279">
            <text:p>-777.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table:style-name="ce1" office:value-type="float" office:value="0.582677">
            <text:p>5.83E-01</text:p>
          </table:table-cell>
          <table:table-cell office:value-type="float" office:value="-761.442219">
            <text:p>-761.4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table:style-name="ce1" office:value-type="float" office:value="0.579987">
            <text:p>5.80E-01</text:p>
          </table:table-cell>
          <table:table-cell office:value-type="float" office:value="-759.391856">
            <text:p>-759.3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table:style-name="ce1" office:value-type="float" office:value="0.581293">
            <text:p>5.81E-01</text:p>
          </table:table-cell>
          <table:table-cell office:value-type="float" office:value="-774.948264">
            <text:p>-774.9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table:style-name="ce1" office:value-type="float" office:value="0.592442">
            <text:p>5.92E-01</text:p>
          </table:table-cell>
          <table:table-cell office:value-type="float" office:value="-763.708434">
            <text:p>-763.7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table:style-name="ce1" office:value-type="float" office:value="0.5832">
            <text:p>5.83E-01</text:p>
          </table:table-cell>
          <table:table-cell office:value-type="float" office:value="-748.775405">
            <text:p>-748.7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table:style-name="ce1" office:value-type="float" office:value="0.586846">
            <text:p>5.87E-01</text:p>
          </table:table-cell>
          <table:table-cell office:value-type="float" office:value="-771.423483">
            <text:p>-771.4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table:style-name="ce1" office:value-type="float" office:value="0.592002">
            <text:p>5.92E-01</text:p>
          </table:table-cell>
          <table:table-cell office:value-type="float" office:value="-774.275814">
            <text:p>-774.2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table:style-name="ce1" office:value-type="float" office:value="0.574026">
            <text:p>5.74E-01</text:p>
          </table:table-cell>
          <table:table-cell office:value-type="float" office:value="-767.53322">
            <text:p>-767.5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table:style-name="ce1" office:value-type="float" office:value="0.573104">
            <text:p>5.73E-01</text:p>
          </table:table-cell>
          <table:table-cell office:value-type="float" office:value="-772.971533">
            <text:p>-772.9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table:style-name="ce1" office:value-type="float" office:value="0.56323">
            <text:p>5.63E-01</text:p>
          </table:table-cell>
          <table:table-cell office:value-type="float" office:value="-761.668556">
            <text:p>-761.67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table:style-name="ce1" office:value-type="float" office:value="0.552836">
            <text:p>5.53E-01</text:p>
          </table:table-cell>
          <table:table-cell office:value-type="float" office:value="-752.602588">
            <text:p>-752.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table:style-name="ce1" office:value-type="float" office:value="0.57859">
            <text:p>5.79E-01</text:p>
          </table:table-cell>
          <table:table-cell office:value-type="float" office:value="-774.521754">
            <text:p>-774.5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table:style-name="ce1" office:value-type="float" office:value="0.552693">
            <text:p>5.53E-01</text:p>
          </table:table-cell>
          <table:table-cell office:value-type="float" office:value="-775.932712">
            <text:p>-775.9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table:style-name="ce1" office:value-type="float" office:value="0.557688">
            <text:p>5.58E-01</text:p>
          </table:table-cell>
          <table:table-cell office:value-type="float" office:value="-767.408828">
            <text:p>-767.4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table:style-name="ce1" office:value-type="float" office:value="0.566568">
            <text:p>5.67E-01</text:p>
          </table:table-cell>
          <table:table-cell office:value-type="float" office:value="-756.690188">
            <text:p>-756.6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table:style-name="ce1" office:value-type="float" office:value="0.574535">
            <text:p>5.75E-01</text:p>
          </table:table-cell>
          <table:table-cell office:value-type="float" office:value="-769.514234">
            <text:p>-769.5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table:style-name="ce1" office:value-type="float" office:value="0.573439">
            <text:p>5.73E-01</text:p>
          </table:table-cell>
          <table:table-cell office:value-type="float" office:value="-755.630782">
            <text:p>-755.6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table:style-name="ce1" office:value-type="float" office:value="0.560648">
            <text:p>5.61E-01</text:p>
          </table:table-cell>
          <table:table-cell office:value-type="float" office:value="-771.729817">
            <text:p>-771.7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style-name="ce1" office:value-type="float" office:value="0.582729">
            <text:p>5.83E-01</text:p>
          </table:table-cell>
          <table:table-cell office:value-type="float" office:value="-767.19197">
            <text:p>-767.1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1">
            <text:p>101</text:p>
          </table:table-cell>
          <table:table-cell table:style-name="ce1" office:value-type="float" office:value="0.58272">
            <text:p>5.83E-01</text:p>
          </table:table-cell>
          <table:table-cell office:value-type="float" office:value="-761.547983">
            <text:p>-761.5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2">
            <text:p>102</text:p>
          </table:table-cell>
          <table:table-cell table:style-name="ce1" office:value-type="float" office:value="0.57378">
            <text:p>5.74E-01</text:p>
          </table:table-cell>
          <table:table-cell office:value-type="float" office:value="-766.324865">
            <text:p>-766.3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  <table:table-cell table:style-name="ce1" office:value-type="float" office:value="0.585045">
            <text:p>5.85E-01</text:p>
          </table:table-cell>
          <table:table-cell office:value-type="float" office:value="-785.046905">
            <text:p>-785.0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table:style-name="ce1" office:value-type="float" office:value="0.580318">
            <text:p>5.80E-01</text:p>
          </table:table-cell>
          <table:table-cell office:value-type="float" office:value="-762.13371">
            <text:p>-762.1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5">
            <text:p>105</text:p>
          </table:table-cell>
          <table:table-cell table:style-name="ce1" office:value-type="float" office:value="0.579774">
            <text:p>5.80E-01</text:p>
          </table:table-cell>
          <table:table-cell office:value-type="float" office:value="-772.023097">
            <text:p>-772.0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6">
            <text:p>106</text:p>
          </table:table-cell>
          <table:table-cell table:style-name="ce1" office:value-type="float" office:value="0.567308">
            <text:p>5.67E-01</text:p>
          </table:table-cell>
          <table:table-cell office:value-type="float" office:value="-763.358272">
            <text:p>-763.3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table:style-name="ce1" office:value-type="float" office:value="0.577185">
            <text:p>5.77E-01</text:p>
          </table:table-cell>
          <table:table-cell office:value-type="float" office:value="-762.316522">
            <text:p>-762.32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table:style-name="ce1" office:value-type="float" office:value="0.564416">
            <text:p>5.64E-01</text:p>
          </table:table-cell>
          <table:table-cell office:value-type="float" office:value="-762.394088">
            <text:p>-762.39</text:p>
          </table:table-cell>
        </table:table-row>
        <table:table-row table:style-name="ro2">
          <table:table-cell/>
          <table:table-cell office:value-type="string">
            <text:p>#SDC3 U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" office:value-type="float" office:value="0.580757">
            <text:p>5.81E-01</text:p>
          </table:table-cell>
          <table:table-cell office:value-type="float" office:value="-764.778811">
            <text:p>-764.7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1" office:value-type="float" office:value="0.570572">
            <text:p>5.71E-01</text:p>
          </table:table-cell>
          <table:table-cell office:value-type="float" office:value="-761.938701">
            <text:p>-761.94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style-name="ce1" office:value-type="float" office:value="0.575429">
            <text:p>5.75E-01</text:p>
          </table:table-cell>
          <table:table-cell office:value-type="float" office:value="-755.053742">
            <text:p>-755.0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style-name="ce1" office:value-type="float" office:value="0.583045">
            <text:p>5.83E-01</text:p>
          </table:table-cell>
          <table:table-cell office:value-type="float" office:value="-762.533553">
            <text:p>-762.5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style-name="ce1" office:value-type="float" office:value="0.579685">
            <text:p>5.80E-01</text:p>
          </table:table-cell>
          <table:table-cell office:value-type="float" office:value="-766.202585">
            <text:p>-766.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style-name="ce1" office:value-type="float" office:value="0.575414">
            <text:p>5.75E-01</text:p>
          </table:table-cell>
          <table:table-cell office:value-type="float" office:value="-764.552945">
            <text:p>-764.5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style-name="ce1" office:value-type="float" office:value="0.569099">
            <text:p>5.69E-01</text:p>
          </table:table-cell>
          <table:table-cell office:value-type="float" office:value="-766.180036">
            <text:p>-766.1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style-name="ce1" office:value-type="float" office:value="0.568285">
            <text:p>5.68E-01</text:p>
          </table:table-cell>
          <table:table-cell office:value-type="float" office:value="-740.179745">
            <text:p>-740.1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style-name="ce1" office:value-type="float" office:value="0.586404">
            <text:p>5.86E-01</text:p>
          </table:table-cell>
          <table:table-cell office:value-type="float" office:value="-774.874023">
            <text:p>-774.8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style-name="ce1" office:value-type="float" office:value="0.561917">
            <text:p>5.62E-01</text:p>
          </table:table-cell>
          <table:table-cell office:value-type="float" office:value="-785.062992">
            <text:p>-785.0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style-name="ce1" office:value-type="float" office:value="0.555193">
            <text:p>5.55E-01</text:p>
          </table:table-cell>
          <table:table-cell office:value-type="float" office:value="-757.89638">
            <text:p>-757.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style-name="ce1" office:value-type="float" office:value="0.584774">
            <text:p>5.85E-01</text:p>
          </table:table-cell>
          <table:table-cell office:value-type="float" office:value="-760.950669">
            <text:p>-760.9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style-name="ce1" office:value-type="float" office:value="0.578977">
            <text:p>5.79E-01</text:p>
          </table:table-cell>
          <table:table-cell office:value-type="float" office:value="-777.392663">
            <text:p>-777.3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style-name="ce1" office:value-type="float" office:value="0.560154">
            <text:p>5.60E-01</text:p>
          </table:table-cell>
          <table:table-cell office:value-type="float" office:value="-772.713539">
            <text:p>-772.7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style-name="ce1" office:value-type="float" office:value="0.571426">
            <text:p>5.71E-01</text:p>
          </table:table-cell>
          <table:table-cell office:value-type="float" office:value="-764.719277">
            <text:p>-764.7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style-name="ce1" office:value-type="float" office:value="0.571982">
            <text:p>5.72E-01</text:p>
          </table:table-cell>
          <table:table-cell office:value-type="float" office:value="-768.388605">
            <text:p>-768.3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style-name="ce1" office:value-type="float" office:value="0.574236">
            <text:p>5.74E-01</text:p>
          </table:table-cell>
          <table:table-cell office:value-type="float" office:value="-759.765806">
            <text:p>-759.7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style-name="ce1" office:value-type="float" office:value="0.55806">
            <text:p>5.58E-01</text:p>
          </table:table-cell>
          <table:table-cell office:value-type="float" office:value="-751.5848">
            <text:p>-751.5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style-name="ce1" office:value-type="float" office:value="0.573283">
            <text:p>5.73E-01</text:p>
          </table:table-cell>
          <table:table-cell office:value-type="float" office:value="-757.608508">
            <text:p>-757.6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style-name="ce1" office:value-type="float" office:value="0.572726">
            <text:p>5.73E-01</text:p>
          </table:table-cell>
          <table:table-cell office:value-type="float" office:value="-761.586198">
            <text:p>-761.5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style-name="ce1" office:value-type="float" office:value="0.579479">
            <text:p>5.79E-01</text:p>
          </table:table-cell>
          <table:table-cell office:value-type="float" office:value="-752.041963">
            <text:p>-752.04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table:style-name="ce1" office:value-type="float" office:value="0.572783">
            <text:p>5.73E-01</text:p>
          </table:table-cell>
          <table:table-cell office:value-type="float" office:value="-769.372023">
            <text:p>-769.3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style-name="ce1" office:value-type="float" office:value="0.587691">
            <text:p>5.88E-01</text:p>
          </table:table-cell>
          <table:table-cell office:value-type="float" office:value="-774.3738">
            <text:p>-774.3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style-name="ce1" office:value-type="float" office:value="0.583671">
            <text:p>5.84E-01</text:p>
          </table:table-cell>
          <table:table-cell office:value-type="float" office:value="-772.528605">
            <text:p>-772.5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style-name="ce1" office:value-type="float" office:value="0.571595">
            <text:p>5.72E-01</text:p>
          </table:table-cell>
          <table:table-cell office:value-type="float" office:value="-768.815558">
            <text:p>-768.8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style-name="ce1" office:value-type="float" office:value="0.58211">
            <text:p>5.82E-01</text:p>
          </table:table-cell>
          <table:table-cell office:value-type="float" office:value="-763.448549">
            <text:p>-763.4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style-name="ce1" office:value-type="float" office:value="0.571071">
            <text:p>5.71E-01</text:p>
          </table:table-cell>
          <table:table-cell office:value-type="float" office:value="-761.259789">
            <text:p>-761.2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style-name="ce1" office:value-type="float" office:value="0.577994">
            <text:p>5.78E-01</text:p>
          </table:table-cell>
          <table:table-cell office:value-type="float" office:value="-771.484642">
            <text:p>-771.4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style-name="ce1" office:value-type="float" office:value="0.573141">
            <text:p>5.73E-01</text:p>
          </table:table-cell>
          <table:table-cell office:value-type="float" office:value="-769.595813">
            <text:p>-769.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style-name="ce1" office:value-type="float" office:value="0.583509">
            <text:p>5.84E-01</text:p>
          </table:table-cell>
          <table:table-cell office:value-type="float" office:value="-770.629701">
            <text:p>-770.6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style-name="ce1" office:value-type="float" office:value="0.577011">
            <text:p>5.77E-01</text:p>
          </table:table-cell>
          <table:table-cell office:value-type="float" office:value="-767.4544">
            <text:p>-767.4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style-name="ce1" office:value-type="float" office:value="0.574102">
            <text:p>5.74E-01</text:p>
          </table:table-cell>
          <table:table-cell office:value-type="float" office:value="-767.661683">
            <text:p>-767.66</text:p>
          </table:table-cell>
        </table:table-row>
        <table:table-row table:style-name="ro2">
          <table:table-cell/>
          <table:table-cell table:number-columns-repeated="2" office:value-type="float" office:value="33">
            <text:p>33</text:p>
          </table:table-cell>
          <table:table-cell table:style-name="ce1" office:value-type="float" office:value="0.569478">
            <text:p>5.69E-01</text:p>
          </table:table-cell>
          <table:table-cell office:value-type="float" office:value="-769.914752">
            <text:p>-769.9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float" office:value="0.579016">
            <text:p>5.79E-01</text:p>
          </table:table-cell>
          <table:table-cell office:value-type="float" office:value="-777.389569">
            <text:p>-777.3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style-name="ce1" office:value-type="float" office:value="0.585705">
            <text:p>5.86E-01</text:p>
          </table:table-cell>
          <table:table-cell office:value-type="float" office:value="-791.653811">
            <text:p>-791.6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style-name="ce1" office:value-type="float" office:value="0.585133">
            <text:p>5.85E-01</text:p>
          </table:table-cell>
          <table:table-cell office:value-type="float" office:value="-761.033441">
            <text:p>-761.0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style-name="ce1" office:value-type="float" office:value="0.57093">
            <text:p>5.71E-01</text:p>
          </table:table-cell>
          <table:table-cell office:value-type="float" office:value="-764.179735">
            <text:p>-764.1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style-name="ce1" office:value-type="float" office:value="0.576173">
            <text:p>5.76E-01</text:p>
          </table:table-cell>
          <table:table-cell office:value-type="float" office:value="-778.085208">
            <text:p>-778.0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style-name="ce1" office:value-type="float" office:value="0.576456">
            <text:p>5.76E-01</text:p>
          </table:table-cell>
          <table:table-cell office:value-type="float" office:value="-801.780515">
            <text:p>-801.7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style-name="ce1" office:value-type="float" office:value="0.576518">
            <text:p>5.77E-01</text:p>
          </table:table-cell>
          <table:table-cell office:value-type="float" office:value="-790.058209">
            <text:p>-790.0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table:style-name="ce1" office:value-type="float" office:value="0.57924">
            <text:p>5.79E-01</text:p>
          </table:table-cell>
          <table:table-cell office:value-type="float" office:value="-800.399577">
            <text:p>-800.4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1" office:value-type="float" office:value="0.57783">
            <text:p>5.78E-01</text:p>
          </table:table-cell>
          <table:table-cell office:value-type="float" office:value="-780.698386">
            <text:p>-780.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style-name="ce1" office:value-type="float" office:value="0.578971">
            <text:p>5.79E-01</text:p>
          </table:table-cell>
          <table:table-cell office:value-type="float" office:value="-783.924856">
            <text:p>-783.9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table:style-name="ce1" office:value-type="float" office:value="0.577471">
            <text:p>5.77E-01</text:p>
          </table:table-cell>
          <table:table-cell office:value-type="float" office:value="-763.721579">
            <text:p>-763.7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table:style-name="ce1" office:value-type="float" office:value="0.572252">
            <text:p>5.72E-01</text:p>
          </table:table-cell>
          <table:table-cell office:value-type="float" office:value="-774.499591">
            <text:p>-774.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style-name="ce1" office:value-type="float" office:value="0.573214">
            <text:p>5.73E-01</text:p>
          </table:table-cell>
          <table:table-cell office:value-type="float" office:value="-778.774373">
            <text:p>-778.7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style-name="ce1" office:value-type="float" office:value="0.57151">
            <text:p>5.72E-01</text:p>
          </table:table-cell>
          <table:table-cell office:value-type="float" office:value="-774.178241">
            <text:p>-774.1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style-name="ce1" office:value-type="float" office:value="0.565744">
            <text:p>5.66E-01</text:p>
          </table:table-cell>
          <table:table-cell office:value-type="float" office:value="-779.307202">
            <text:p>-779.3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style-name="ce1" office:value-type="float" office:value="0.568367">
            <text:p>5.68E-01</text:p>
          </table:table-cell>
          <table:table-cell office:value-type="float" office:value="-775.143941">
            <text:p>-775.14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table:style-name="ce1" office:value-type="float" office:value="0.574068">
            <text:p>5.74E-01</text:p>
          </table:table-cell>
          <table:table-cell office:value-type="float" office:value="-776.630524">
            <text:p>-776.6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style-name="ce1" office:value-type="float" office:value="0.573667">
            <text:p>5.74E-01</text:p>
          </table:table-cell>
          <table:table-cell office:value-type="float" office:value="-782.059221">
            <text:p>-782.0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table:style-name="ce1" office:value-type="float" office:value="0.564385">
            <text:p>5.64E-01</text:p>
          </table:table-cell>
          <table:table-cell office:value-type="float" office:value="-775.41016">
            <text:p>-775.4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table:style-name="ce1" office:value-type="float" office:value="0.57414">
            <text:p>5.74E-01</text:p>
          </table:table-cell>
          <table:table-cell office:value-type="float" office:value="-777.807912">
            <text:p>-777.8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table:style-name="ce1" office:value-type="float" office:value="0.566661">
            <text:p>5.67E-01</text:p>
          </table:table-cell>
          <table:table-cell office:value-type="float" office:value="-784.519857">
            <text:p>-784.5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table:style-name="ce1" office:value-type="float" office:value="0.573008">
            <text:p>5.73E-01</text:p>
          </table:table-cell>
          <table:table-cell office:value-type="float" office:value="-792.334292">
            <text:p>-792.3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table:style-name="ce1" office:value-type="float" office:value="0.577314">
            <text:p>5.77E-01</text:p>
          </table:table-cell>
          <table:table-cell office:value-type="float" office:value="-777.341394">
            <text:p>-777.34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table:style-name="ce1" office:value-type="float" office:value="0.57269">
            <text:p>5.73E-01</text:p>
          </table:table-cell>
          <table:table-cell office:value-type="float" office:value="-768.835449">
            <text:p>-768.84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table:style-name="ce1" office:value-type="float" office:value="0.584821">
            <text:p>5.85E-01</text:p>
          </table:table-cell>
          <table:table-cell office:value-type="float" office:value="-774.187934">
            <text:p>-774.1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table:style-name="ce1" office:value-type="float" office:value="0.571661">
            <text:p>5.72E-01</text:p>
          </table:table-cell>
          <table:table-cell office:value-type="float" office:value="-784.487606">
            <text:p>-784.4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table:style-name="ce1" office:value-type="float" office:value="0.572027">
            <text:p>5.72E-01</text:p>
          </table:table-cell>
          <table:table-cell office:value-type="float" office:value="-749.39332">
            <text:p>-749.3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style-name="ce1" office:value-type="float" office:value="0.566422">
            <text:p>5.66E-01</text:p>
          </table:table-cell>
          <table:table-cell office:value-type="float" office:value="-752.802553">
            <text:p>-752.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table:style-name="ce1" office:value-type="float" office:value="0.573593">
            <text:p>5.74E-01</text:p>
          </table:table-cell>
          <table:table-cell office:value-type="float" office:value="-754.083048">
            <text:p>-754.0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table:style-name="ce1" office:value-type="float" office:value="0.579581">
            <text:p>5.80E-01</text:p>
          </table:table-cell>
          <table:table-cell office:value-type="float" office:value="-765.419605">
            <text:p>-765.4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table:style-name="ce1" office:value-type="float" office:value="0.57672">
            <text:p>5.77E-01</text:p>
          </table:table-cell>
          <table:table-cell office:value-type="float" office:value="-768.066023">
            <text:p>-768.0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  <table:table-cell table:style-name="ce1" office:value-type="float" office:value="0.564912">
            <text:p>5.65E-01</text:p>
          </table:table-cell>
          <table:table-cell office:value-type="float" office:value="-762.408905">
            <text:p>-762.4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table:style-name="ce1" office:value-type="float" office:value="0.586561">
            <text:p>5.87E-01</text:p>
          </table:table-cell>
          <table:table-cell office:value-type="float" office:value="-773.729533">
            <text:p>-773.7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table:style-name="ce1" office:value-type="float" office:value="0.574302">
            <text:p>5.74E-01</text:p>
          </table:table-cell>
          <table:table-cell office:value-type="float" office:value="-769.473426">
            <text:p>-769.4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table:style-name="ce1" office:value-type="float" office:value="0.587647">
            <text:p>5.88E-01</text:p>
          </table:table-cell>
          <table:table-cell office:value-type="float" office:value="-763.319376">
            <text:p>-763.3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table:style-name="ce1" office:value-type="float" office:value="0.579996">
            <text:p>5.80E-01</text:p>
          </table:table-cell>
          <table:table-cell office:value-type="float" office:value="-777.904053">
            <text:p>-777.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style-name="ce1" office:value-type="float" office:value="0.566261">
            <text:p>5.66E-01</text:p>
          </table:table-cell>
          <table:table-cell office:value-type="float" office:value="-768.146396">
            <text:p>-768.1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table:style-name="ce1" office:value-type="float" office:value="0.572609">
            <text:p>5.73E-01</text:p>
          </table:table-cell>
          <table:table-cell office:value-type="float" office:value="-767.562107">
            <text:p>-767.5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table:style-name="ce1" office:value-type="float" office:value="0.581607">
            <text:p>5.82E-01</text:p>
          </table:table-cell>
          <table:table-cell office:value-type="float" office:value="-769.726442">
            <text:p>-769.7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table:style-name="ce1" office:value-type="float" office:value="0.602867">
            <text:p>6.03E-01</text:p>
          </table:table-cell>
          <table:table-cell office:value-type="float" office:value="-762.291985">
            <text:p>-762.2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table:style-name="ce1" office:value-type="float" office:value="0.57672">
            <text:p>5.77E-01</text:p>
          </table:table-cell>
          <table:table-cell office:value-type="float" office:value="-762.031754">
            <text:p>-762.0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table:style-name="ce1" office:value-type="float" office:value="0.573672">
            <text:p>5.74E-01</text:p>
          </table:table-cell>
          <table:table-cell office:value-type="float" office:value="-764.679196">
            <text:p>-764.6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table:style-name="ce1" office:value-type="float" office:value="0.586052">
            <text:p>5.86E-01</text:p>
          </table:table-cell>
          <table:table-cell office:value-type="float" office:value="-768.853192">
            <text:p>-768.8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7">
            <text:p>77</text:p>
          </table:table-cell>
          <table:table-cell table:style-name="ce1" office:value-type="float" office:value="0.564285">
            <text:p>5.64E-01</text:p>
          </table:table-cell>
          <table:table-cell office:value-type="float" office:value="-764.657823">
            <text:p>-764.6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table:style-name="ce1" office:value-type="float" office:value="0.570558">
            <text:p>5.71E-01</text:p>
          </table:table-cell>
          <table:table-cell office:value-type="float" office:value="-758.135583">
            <text:p>-758.14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table:style-name="ce1" office:value-type="float" office:value="0.58198">
            <text:p>5.82E-01</text:p>
          </table:table-cell>
          <table:table-cell office:value-type="float" office:value="-760.390976">
            <text:p>-760.3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table:style-name="ce1" office:value-type="float" office:value="0.574795">
            <text:p>5.75E-01</text:p>
          </table:table-cell>
          <table:table-cell office:value-type="float" office:value="-732.857798">
            <text:p>-732.8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table:style-name="ce1" office:value-type="float" office:value="0.582711">
            <text:p>5.83E-01</text:p>
          </table:table-cell>
          <table:table-cell office:value-type="float" office:value="-764.663024">
            <text:p>-764.6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table:style-name="ce1" office:value-type="float" office:value="0.579444">
            <text:p>5.79E-01</text:p>
          </table:table-cell>
          <table:table-cell office:value-type="float" office:value="-773.468841">
            <text:p>-773.4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table:style-name="ce1" office:value-type="float" office:value="0.568106">
            <text:p>5.68E-01</text:p>
          </table:table-cell>
          <table:table-cell office:value-type="float" office:value="-771.678277">
            <text:p>-771.6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table:style-name="ce1" office:value-type="float" office:value="0.5832">
            <text:p>5.83E-01</text:p>
          </table:table-cell>
          <table:table-cell office:value-type="float" office:value="-776.3274">
            <text:p>-776.3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table:style-name="ce1" office:value-type="float" office:value="0.560217">
            <text:p>5.60E-01</text:p>
          </table:table-cell>
          <table:table-cell office:value-type="float" office:value="-770.3836">
            <text:p>-770.3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table:style-name="ce1" office:value-type="float" office:value="0.551901">
            <text:p>5.52E-01</text:p>
          </table:table-cell>
          <table:table-cell office:value-type="float" office:value="-771.686371">
            <text:p>-771.6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style-name="ce1" office:value-type="float" office:value="0.57953">
            <text:p>5.80E-01</text:p>
          </table:table-cell>
          <table:table-cell office:value-type="float" office:value="-776.968212">
            <text:p>-776.9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table:style-name="ce1" office:value-type="float" office:value="0.551499">
            <text:p>5.51E-01</text:p>
          </table:table-cell>
          <table:table-cell office:value-type="float" office:value="-762.994192">
            <text:p>-762.9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style-name="ce1" office:value-type="float" office:value="0.570066">
            <text:p>5.70E-01</text:p>
          </table:table-cell>
          <table:table-cell office:value-type="float" office:value="-763.950904">
            <text:p>-763.9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table:style-name="ce1" office:value-type="float" office:value="0.578229">
            <text:p>5.78E-01</text:p>
          </table:table-cell>
          <table:table-cell office:value-type="float" office:value="-765.745364">
            <text:p>-765.7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table:style-name="ce1" office:value-type="float" office:value="0.575369">
            <text:p>5.75E-01</text:p>
          </table:table-cell>
          <table:table-cell office:value-type="float" office:value="-759.972722">
            <text:p>-759.9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table:style-name="ce1" office:value-type="float" office:value="0.566966">
            <text:p>5.67E-01</text:p>
          </table:table-cell>
          <table:table-cell office:value-type="float" office:value="-770.991865">
            <text:p>-770.9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table:style-name="ce1" office:value-type="float" office:value="0.556719">
            <text:p>5.57E-01</text:p>
          </table:table-cell>
          <table:table-cell office:value-type="float" office:value="-764.485204">
            <text:p>-764.4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table:style-name="ce1" office:value-type="float" office:value="0.558218">
            <text:p>5.58E-01</text:p>
          </table:table-cell>
          <table:table-cell office:value-type="float" office:value="-765.620498">
            <text:p>-765.6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5">
            <text:p>95</text:p>
          </table:table-cell>
          <table:table-cell table:style-name="ce1" office:value-type="float" office:value="0.566246">
            <text:p>5.66E-01</text:p>
          </table:table-cell>
          <table:table-cell office:value-type="float" office:value="-766.224814">
            <text:p>-766.2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table:style-name="ce1" office:value-type="float" office:value="0.573165">
            <text:p>5.73E-01</text:p>
          </table:table-cell>
          <table:table-cell office:value-type="float" office:value="-769.356066">
            <text:p>-769.3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table:style-name="ce1" office:value-type="float" office:value="0.559863">
            <text:p>5.60E-01</text:p>
          </table:table-cell>
          <table:table-cell office:value-type="float" office:value="-768.651297">
            <text:p>-768.6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table:style-name="ce1" office:value-type="float" office:value="0.556744">
            <text:p>5.57E-01</text:p>
          </table:table-cell>
          <table:table-cell office:value-type="float" office:value="-771.077391">
            <text:p>-771.0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table:style-name="ce1" office:value-type="float" office:value="0.552267">
            <text:p>5.52E-01</text:p>
          </table:table-cell>
          <table:table-cell office:value-type="float" office:value="-770.983881">
            <text:p>-770.9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table:style-name="ce1" office:value-type="float" office:value="0.585906">
            <text:p>5.86E-01</text:p>
          </table:table-cell>
          <table:table-cell office:value-type="float" office:value="-772.604927">
            <text:p>-772.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table:style-name="ce1" office:value-type="float" office:value="0.565105">
            <text:p>5.65E-01</text:p>
          </table:table-cell>
          <table:table-cell office:value-type="float" office:value="-784.318669">
            <text:p>-784.3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table:style-name="ce1" office:value-type="float" office:value="0.565974">
            <text:p>5.66E-01</text:p>
          </table:table-cell>
          <table:table-cell office:value-type="float" office:value="-789.393313">
            <text:p>-789.3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table:style-name="ce1" office:value-type="float" office:value="0.564929">
            <text:p>5.65E-01</text:p>
          </table:table-cell>
          <table:table-cell office:value-type="float" office:value="-781.082099">
            <text:p>-781.0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table:style-name="ce1" office:value-type="float" office:value="0.5618">
            <text:p>5.62E-01</text:p>
          </table:table-cell>
          <table:table-cell office:value-type="float" office:value="-765.182162">
            <text:p>-765.18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table:style-name="ce1" office:value-type="float" office:value="0.5713">
            <text:p>5.71E-01</text:p>
          </table:table-cell>
          <table:table-cell office:value-type="float" office:value="-764.955076">
            <text:p>-764.9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table:style-name="ce1" office:value-type="float" office:value="0.55879">
            <text:p>5.59E-01</text:p>
          </table:table-cell>
          <table:table-cell office:value-type="float" office:value="-777.208243">
            <text:p>-777.2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table:style-name="ce1" office:value-type="float" office:value="0.573356">
            <text:p>5.73E-01</text:p>
          </table:table-cell>
          <table:table-cell office:value-type="float" office:value="-773.563381">
            <text:p>-773.5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table:style-name="ce1" office:value-type="float" office:value="0.616789">
            <text:p>6.17E-01</text:p>
          </table:table-cell>
          <table:table-cell office:value-type="float" office:value="-770.842362">
            <text:p>-770.84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09">
            <text:p>109</text:p>
          </table:table-cell>
          <table:table-cell table:style-name="ce1" office:value-type="float" office:value="0.576566">
            <text:p>5.77E-01</text:p>
          </table:table-cell>
          <table:table-cell office:value-type="float" office:value="-763.898804">
            <text:p>-763.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table:style-name="ce1" office:value-type="float" office:value="0.578137">
            <text:p>5.78E-01</text:p>
          </table:table-cell>
          <table:table-cell office:value-type="float" office:value="-764.358044">
            <text:p>-764.36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table:style-name="ce1" office:value-type="float" office:value="0.58046">
            <text:p>5.80E-01</text:p>
          </table:table-cell>
          <table:table-cell office:value-type="float" office:value="-752.62499">
            <text:p>-752.62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table:style-name="ce1" office:value-type="float" office:value="0.59029">
            <text:p>5.90E-01</text:p>
          </table:table-cell>
          <table:table-cell office:value-type="float" office:value="-751.0452">
            <text:p>-751.0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1" office:value-type="float" office:value="0.562615">
            <text:p>5.63E-01</text:p>
          </table:table-cell>
          <table:table-cell office:value-type="float" office:value="-759.286783">
            <text:p>-759.2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" office:value-type="float" office:value="0.58762">
            <text:p>5.88E-01</text:p>
          </table:table-cell>
          <table:table-cell office:value-type="float" office:value="-751.145572">
            <text:p>-751.15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1" office:value-type="float" office:value="0.579336">
            <text:p>5.79E-01</text:p>
          </table:table-cell>
          <table:table-cell office:value-type="float" office:value="-754.010954">
            <text:p>-754.0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style-name="ce1" office:value-type="float" office:value="0.601384">
            <text:p>6.01E-01</text:p>
          </table:table-cell>
          <table:table-cell office:value-type="float" office:value="-766.703295">
            <text:p>-766.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style-name="ce1" office:value-type="float" office:value="0.594488">
            <text:p>5.94E-01</text:p>
          </table:table-cell>
          <table:table-cell office:value-type="float" office:value="-749.027325">
            <text:p>-749.0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style-name="ce1" office:value-type="float" office:value="0.5638">
            <text:p>5.64E-01</text:p>
          </table:table-cell>
          <table:table-cell office:value-type="float" office:value="-753.887027">
            <text:p>-753.89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1" office:value-type="float" office:value="0.572211">
            <text:p>5.72E-01</text:p>
          </table:table-cell>
          <table:table-cell office:value-type="float" office:value="-753.027266">
            <text:p>-753.03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" office:value-type="float" office:value="0.57948">
            <text:p>5.79E-01</text:p>
          </table:table-cell>
          <table:table-cell office:value-type="float" office:value="-754.479596">
            <text:p>-754.48</text:p>
          </table:table-cell>
        </table:table-row>
        <table:table-row table:style-name="ro2">
          <table:table-cell/>
          <table:table-cell office:value-type="string">
            <text:p>#SDC3 V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" office:value-type="float" office:value="0.555446">
            <text:p>5.55E-01</text:p>
          </table:table-cell>
          <table:table-cell office:value-type="float" office:value="-753.170253">
            <text:p>-753.1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style-name="ce1" office:value-type="float" office:value="0.588852">
            <text:p>5.89E-01</text:p>
          </table:table-cell>
          <table:table-cell office:value-type="float" office:value="-750.077687">
            <text:p>-750.0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style-name="ce1" office:value-type="float" office:value="0.579138">
            <text:p>5.79E-01</text:p>
          </table:table-cell>
          <table:table-cell office:value-type="float" office:value="-749.367896">
            <text:p>-749.3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style-name="ce1" office:value-type="float" office:value="0.587789">
            <text:p>5.88E-01</text:p>
          </table:table-cell>
          <table:table-cell office:value-type="float" office:value="-743.437134">
            <text:p>-743.4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style-name="ce1" office:value-type="float" office:value="0.605631">
            <text:p>6.06E-01</text:p>
          </table:table-cell>
          <table:table-cell office:value-type="float" office:value="-767.873974">
            <text:p>-767.8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style-name="ce1" office:value-type="float" office:value="0.571358">
            <text:p>5.71E-01</text:p>
          </table:table-cell>
          <table:table-cell office:value-type="float" office:value="-732.780622">
            <text:p>-732.7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style-name="ce1" office:value-type="float" office:value="0.577768">
            <text:p>5.78E-01</text:p>
          </table:table-cell>
          <table:table-cell office:value-type="float" office:value="-761.446343">
            <text:p>-761.4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style-name="ce1" office:value-type="float" office:value="0.579905">
            <text:p>5.80E-01</text:p>
          </table:table-cell>
          <table:table-cell office:value-type="float" office:value="-750.858015">
            <text:p>-750.86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style-name="ce1" office:value-type="float" office:value="0.583201">
            <text:p>5.83E-01</text:p>
          </table:table-cell>
          <table:table-cell office:value-type="float" office:value="-746.571515">
            <text:p>-746.5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style-name="ce1" office:value-type="float" office:value="0.570217">
            <text:p>5.70E-01</text:p>
          </table:table-cell>
          <table:table-cell office:value-type="float" office:value="-739.731035">
            <text:p>-739.7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style-name="ce1" office:value-type="float" office:value="0.592771">
            <text:p>5.93E-01</text:p>
          </table:table-cell>
          <table:table-cell office:value-type="float" office:value="-746.734253">
            <text:p>-746.7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style-name="ce1" office:value-type="float" office:value="0.56324">
            <text:p>5.63E-01</text:p>
          </table:table-cell>
          <table:table-cell office:value-type="float" office:value="-747.240457">
            <text:p>-747.2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style-name="ce1" office:value-type="float" office:value="0.560334">
            <text:p>5.60E-01</text:p>
          </table:table-cell>
          <table:table-cell office:value-type="float" office:value="-754.607412">
            <text:p>-754.6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table:style-name="ce1" office:value-type="float" office:value="0.564104">
            <text:p>5.64E-01</text:p>
          </table:table-cell>
          <table:table-cell office:value-type="float" office:value="-751.765077">
            <text:p>-751.7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style-name="ce1" office:value-type="float" office:value="0.551569">
            <text:p>5.52E-01</text:p>
          </table:table-cell>
          <table:table-cell office:value-type="float" office:value="-755.214039">
            <text:p>-755.2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style-name="ce1" office:value-type="float" office:value="0.557308">
            <text:p>5.57E-01</text:p>
          </table:table-cell>
          <table:table-cell office:value-type="float" office:value="-744.891997">
            <text:p>-744.8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style-name="ce1" office:value-type="float" office:value="0.556671">
            <text:p>5.57E-01</text:p>
          </table:table-cell>
          <table:table-cell office:value-type="float" office:value="-757.201064">
            <text:p>-757.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style-name="ce1" office:value-type="float" office:value="0.568193">
            <text:p>5.68E-01</text:p>
          </table:table-cell>
          <table:table-cell office:value-type="float" office:value="-747.07192">
            <text:p>-747.0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style-name="ce1" office:value-type="float" office:value="0.560567">
            <text:p>5.61E-01</text:p>
          </table:table-cell>
          <table:table-cell office:value-type="float" office:value="-754.58714">
            <text:p>-754.5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style-name="ce1" office:value-type="float" office:value="0.557869">
            <text:p>5.58E-01</text:p>
          </table:table-cell>
          <table:table-cell office:value-type="float" office:value="-757.240472">
            <text:p>-757.2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style-name="ce1" office:value-type="float" office:value="0.568883">
            <text:p>5.69E-01</text:p>
          </table:table-cell>
          <table:table-cell office:value-type="float" office:value="-746.481564">
            <text:p>-746.4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style-name="ce1" office:value-type="float" office:value="0.564415">
            <text:p>5.64E-01</text:p>
          </table:table-cell>
          <table:table-cell office:value-type="float" office:value="-760.4973">
            <text:p>-760.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table:style-name="ce1" office:value-type="float" office:value="0.561406">
            <text:p>5.61E-01</text:p>
          </table:table-cell>
          <table:table-cell office:value-type="float" office:value="-750.730505">
            <text:p>-750.7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style-name="ce1" office:value-type="float" office:value="0.561648">
            <text:p>5.62E-01</text:p>
          </table:table-cell>
          <table:table-cell office:value-type="float" office:value="-752.618489">
            <text:p>-752.6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style-name="ce1" office:value-type="float" office:value="0.559792">
            <text:p>5.60E-01</text:p>
          </table:table-cell>
          <table:table-cell office:value-type="float" office:value="-745.94314">
            <text:p>-745.9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style-name="ce1" office:value-type="float" office:value="0.569909">
            <text:p>5.70E-01</text:p>
          </table:table-cell>
          <table:table-cell office:value-type="float" office:value="-743.767365">
            <text:p>-743.7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style-name="ce1" office:value-type="float" office:value="0.566655">
            <text:p>5.67E-01</text:p>
          </table:table-cell>
          <table:table-cell office:value-type="float" office:value="-747.1107">
            <text:p>-747.1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style-name="ce1" office:value-type="float" office:value="0.575607">
            <text:p>5.76E-01</text:p>
          </table:table-cell>
          <table:table-cell office:value-type="float" office:value="-750.041861">
            <text:p>-750.0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style-name="ce1" office:value-type="float" office:value="0.562806">
            <text:p>5.63E-01</text:p>
          </table:table-cell>
          <table:table-cell office:value-type="float" office:value="-754.685235">
            <text:p>-754.6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style-name="ce1" office:value-type="float" office:value="0.562438">
            <text:p>5.62E-01</text:p>
          </table:table-cell>
          <table:table-cell office:value-type="float" office:value="-761.883051">
            <text:p>-761.8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style-name="ce1" office:value-type="float" office:value="0.563372">
            <text:p>5.63E-01</text:p>
          </table:table-cell>
          <table:table-cell office:value-type="float" office:value="-754.931919">
            <text:p>-754.9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style-name="ce1" office:value-type="float" office:value="0.558656">
            <text:p>5.59E-01</text:p>
          </table:table-cell>
          <table:table-cell office:value-type="float" office:value="-753.796948">
            <text:p>-753.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style-name="ce1" office:value-type="float" office:value="0.559937">
            <text:p>5.60E-01</text:p>
          </table:table-cell>
          <table:table-cell office:value-type="float" office:value="-756.608637">
            <text:p>-756.61</text:p>
          </table:table-cell>
        </table:table-row>
        <table:table-row table:style-name="ro2">
          <table:table-cell/>
          <table:table-cell table:number-columns-repeated="2" office:value-type="float" office:value="34">
            <text:p>34</text:p>
          </table:table-cell>
          <table:table-cell table:style-name="ce1" office:value-type="float" office:value="0.564922">
            <text:p>5.65E-01</text:p>
          </table:table-cell>
          <table:table-cell office:value-type="float" office:value="-755.7064">
            <text:p>-755.7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1" office:value-type="float" office:value="0.577575">
            <text:p>5.78E-01</text:p>
          </table:table-cell>
          <table:table-cell office:value-type="float" office:value="-747.832189">
            <text:p>-747.8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style-name="ce1" office:value-type="float" office:value="0.565284">
            <text:p>5.65E-01</text:p>
          </table:table-cell>
          <table:table-cell office:value-type="float" office:value="-760.919693">
            <text:p>-760.9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style-name="ce1" office:value-type="float" office:value="0.549936">
            <text:p>5.50E-01</text:p>
          </table:table-cell>
          <table:table-cell office:value-type="float" office:value="-754.785056">
            <text:p>-754.7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style-name="ce1" office:value-type="float" office:value="0.559921">
            <text:p>5.60E-01</text:p>
          </table:table-cell>
          <table:table-cell office:value-type="float" office:value="-762.668237">
            <text:p>-762.6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style-name="ce1" office:value-type="float" office:value="0.551824">
            <text:p>5.52E-01</text:p>
          </table:table-cell>
          <table:table-cell office:value-type="float" office:value="-763.869346">
            <text:p>-763.8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style-name="ce1" office:value-type="float" office:value="0.563537">
            <text:p>5.64E-01</text:p>
          </table:table-cell>
          <table:table-cell office:value-type="float" office:value="-762.500403">
            <text:p>-762.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style-name="ce1" office:value-type="float" office:value="0.56084">
            <text:p>5.61E-01</text:p>
          </table:table-cell>
          <table:table-cell office:value-type="float" office:value="-740.04174">
            <text:p>-740.0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style-name="ce1" office:value-type="float" office:value="0.558954">
            <text:p>5.59E-01</text:p>
          </table:table-cell>
          <table:table-cell office:value-type="float" office:value="-754.321375">
            <text:p>-754.3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style-name="ce1" office:value-type="float" office:value="0.566643">
            <text:p>5.67E-01</text:p>
          </table:table-cell>
          <table:table-cell office:value-type="float" office:value="-759.452813">
            <text:p>-759.4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style-name="ce1" office:value-type="float" office:value="0.567026">
            <text:p>5.67E-01</text:p>
          </table:table-cell>
          <table:table-cell office:value-type="float" office:value="-750.434335">
            <text:p>-750.4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style-name="ce1" office:value-type="float" office:value="0.562211">
            <text:p>5.62E-01</text:p>
          </table:table-cell>
          <table:table-cell office:value-type="float" office:value="-790.151854">
            <text:p>-790.1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table:style-name="ce1" office:value-type="float" office:value="0.574305">
            <text:p>5.74E-01</text:p>
          </table:table-cell>
          <table:table-cell office:value-type="float" office:value="-772.33031">
            <text:p>-772.3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style-name="ce1" office:value-type="float" office:value="0.569247">
            <text:p>5.69E-01</text:p>
          </table:table-cell>
          <table:table-cell office:value-type="float" office:value="-776.736608">
            <text:p>-776.7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table:style-name="ce1" office:value-type="float" office:value="0.570158">
            <text:p>5.70E-01</text:p>
          </table:table-cell>
          <table:table-cell office:value-type="float" office:value="-779.916546">
            <text:p>-779.9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style-name="ce1" office:value-type="float" office:value="0.569896">
            <text:p>5.70E-01</text:p>
          </table:table-cell>
          <table:table-cell office:value-type="float" office:value="-776.05953">
            <text:p>-776.06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style-name="ce1" office:value-type="float" office:value="0.560718">
            <text:p>5.61E-01</text:p>
          </table:table-cell>
          <table:table-cell office:value-type="float" office:value="-779.968491">
            <text:p>-779.9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table:style-name="ce1" office:value-type="float" office:value="0.564341">
            <text:p>5.64E-01</text:p>
          </table:table-cell>
          <table:table-cell office:value-type="float" office:value="-787.152132">
            <text:p>-787.1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style-name="ce1" office:value-type="float" office:value="0.562982">
            <text:p>5.63E-01</text:p>
          </table:table-cell>
          <table:table-cell office:value-type="float" office:value="-794.797627">
            <text:p>-794.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table:style-name="ce1" office:value-type="float" office:value="0.565">
            <text:p>5.65E-01</text:p>
          </table:table-cell>
          <table:table-cell office:value-type="float" office:value="-790.495021">
            <text:p>-790.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table:style-name="ce1" office:value-type="float" office:value="0.572302">
            <text:p>5.72E-01</text:p>
          </table:table-cell>
          <table:table-cell office:value-type="float" office:value="-796.126111">
            <text:p>-796.1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table:style-name="ce1" office:value-type="float" office:value="0.572409">
            <text:p>5.72E-01</text:p>
          </table:table-cell>
          <table:table-cell office:value-type="float" office:value="-782.984033">
            <text:p>-782.9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table:style-name="ce1" office:value-type="float" office:value="0.562009">
            <text:p>5.62E-01</text:p>
          </table:table-cell>
          <table:table-cell office:value-type="float" office:value="-784.6152">
            <text:p>-784.6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style-name="ce1" office:value-type="float" office:value="0.568154">
            <text:p>5.68E-01</text:p>
          </table:table-cell>
          <table:table-cell office:value-type="float" office:value="-787.424788">
            <text:p>-787.4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table:style-name="ce1" office:value-type="float" office:value="0.568128">
            <text:p>5.68E-01</text:p>
          </table:table-cell>
          <table:table-cell office:value-type="float" office:value="-779.412614">
            <text:p>-779.4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table:style-name="ce1" office:value-type="float" office:value="0.562595">
            <text:p>5.63E-01</text:p>
          </table:table-cell>
          <table:table-cell office:value-type="float" office:value="-786.933264">
            <text:p>-786.9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table:style-name="ce1" office:value-type="float" office:value="0.562106">
            <text:p>5.62E-01</text:p>
          </table:table-cell>
          <table:table-cell office:value-type="float" office:value="-786.499825">
            <text:p>-786.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table:style-name="ce1" office:value-type="float" office:value="0.565996">
            <text:p>5.66E-01</text:p>
          </table:table-cell>
          <table:table-cell office:value-type="float" office:value="-777.668858">
            <text:p>-777.6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table:style-name="ce1" office:value-type="float" office:value="0.553075">
            <text:p>5.53E-01</text:p>
          </table:table-cell>
          <table:table-cell office:value-type="float" office:value="-775.325429">
            <text:p>-775.3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table:style-name="ce1" office:value-type="float" office:value="0.564424">
            <text:p>5.64E-01</text:p>
          </table:table-cell>
          <table:table-cell office:value-type="float" office:value="-776.66461">
            <text:p>-776.66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table:style-name="ce1" office:value-type="float" office:value="0.569551">
            <text:p>5.70E-01</text:p>
          </table:table-cell>
          <table:table-cell office:value-type="float" office:value="-782.675016">
            <text:p>-782.6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table:style-name="ce1" office:value-type="float" office:value="0.568537">
            <text:p>5.69E-01</text:p>
          </table:table-cell>
          <table:table-cell office:value-type="float" office:value="-783.428396">
            <text:p>-783.4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table:style-name="ce1" office:value-type="float" office:value="0.567558">
            <text:p>5.68E-01</text:p>
          </table:table-cell>
          <table:table-cell office:value-type="float" office:value="-783.040603">
            <text:p>-783.0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table:style-name="ce1" office:value-type="float" office:value="0.565841">
            <text:p>5.66E-01</text:p>
          </table:table-cell>
          <table:table-cell office:value-type="float" office:value="-779.714666">
            <text:p>-779.7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table:style-name="ce1" office:value-type="float" office:value="0.566572">
            <text:p>5.67E-01</text:p>
          </table:table-cell>
          <table:table-cell office:value-type="float" office:value="-785.207895">
            <text:p>-785.2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table:style-name="ce1" office:value-type="float" office:value="0.560872">
            <text:p>5.61E-01</text:p>
          </table:table-cell>
          <table:table-cell office:value-type="float" office:value="-782.953342">
            <text:p>-782.9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table:style-name="ce1" office:value-type="float" office:value="0.555759">
            <text:p>5.56E-01</text:p>
          </table:table-cell>
          <table:table-cell office:value-type="float" office:value="-792.379854">
            <text:p>-792.3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table:style-name="ce1" office:value-type="float" office:value="0.568649">
            <text:p>5.69E-01</text:p>
          </table:table-cell>
          <table:table-cell office:value-type="float" office:value="-782.598913">
            <text:p>-782.6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table:style-name="ce1" office:value-type="float" office:value="0.566106">
            <text:p>5.66E-01</text:p>
          </table:table-cell>
          <table:table-cell office:value-type="float" office:value="-782.034818">
            <text:p>-782.0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table:style-name="ce1" office:value-type="float" office:value="0.556686">
            <text:p>5.57E-01</text:p>
          </table:table-cell>
          <table:table-cell office:value-type="float" office:value="-768.525299">
            <text:p>-768.5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table:style-name="ce1" office:value-type="float" office:value="0.561551">
            <text:p>5.62E-01</text:p>
          </table:table-cell>
          <table:table-cell office:value-type="float" office:value="-774.782213">
            <text:p>-774.7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table:style-name="ce1" office:value-type="float" office:value="0.572448">
            <text:p>5.72E-01</text:p>
          </table:table-cell>
          <table:table-cell office:value-type="float" office:value="-770.670816">
            <text:p>-770.6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table:style-name="ce1" office:value-type="float" office:value="0.556564">
            <text:p>5.57E-01</text:p>
          </table:table-cell>
          <table:table-cell office:value-type="float" office:value="-780.894957">
            <text:p>-780.8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table:style-name="ce1" office:value-type="float" office:value="0.582945">
            <text:p>5.83E-01</text:p>
          </table:table-cell>
          <table:table-cell office:value-type="float" office:value="-776.375481">
            <text:p>-776.3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table:style-name="ce1" office:value-type="float" office:value="0.566268">
            <text:p>5.66E-01</text:p>
          </table:table-cell>
          <table:table-cell office:value-type="float" office:value="-762.75179">
            <text:p>-762.7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table:style-name="ce1" office:value-type="float" office:value="0.578391">
            <text:p>5.78E-01</text:p>
          </table:table-cell>
          <table:table-cell office:value-type="float" office:value="-779.517183">
            <text:p>-779.5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table:style-name="ce1" office:value-type="float" office:value="0.581706">
            <text:p>5.82E-01</text:p>
          </table:table-cell>
          <table:table-cell office:value-type="float" office:value="-776.212598">
            <text:p>-776.2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1">
            <text:p>81</text:p>
          </table:table-cell>
          <table:table-cell table:style-name="ce1" office:value-type="float" office:value="0.582026">
            <text:p>5.82E-01</text:p>
          </table:table-cell>
          <table:table-cell office:value-type="float" office:value="-768.137585">
            <text:p>-768.1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table:style-name="ce1" office:value-type="float" office:value="0.583337">
            <text:p>5.83E-01</text:p>
          </table:table-cell>
          <table:table-cell office:value-type="float" office:value="-777.200059">
            <text:p>-777.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table:style-name="ce1" office:value-type="float" office:value="0.57746">
            <text:p>5.77E-01</text:p>
          </table:table-cell>
          <table:table-cell office:value-type="float" office:value="-779.776142">
            <text:p>-779.7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table:style-name="ce1" office:value-type="float" office:value="0.553669">
            <text:p>5.54E-01</text:p>
          </table:table-cell>
          <table:table-cell office:value-type="float" office:value="-784.68695">
            <text:p>-784.6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table:style-name="ce1" office:value-type="float" office:value="0.576044">
            <text:p>5.76E-01</text:p>
          </table:table-cell>
          <table:table-cell office:value-type="float" office:value="-777.7757">
            <text:p>-777.7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table:style-name="ce1" office:value-type="float" office:value="0.56531">
            <text:p>5.65E-01</text:p>
          </table:table-cell>
          <table:table-cell office:value-type="float" office:value="-777.844927">
            <text:p>-777.8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table:style-name="ce1" office:value-type="float" office:value="0.582263">
            <text:p>5.82E-01</text:p>
          </table:table-cell>
          <table:table-cell office:value-type="float" office:value="-771.24827">
            <text:p>-771.2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style-name="ce1" office:value-type="float" office:value="0.57759">
            <text:p>5.78E-01</text:p>
          </table:table-cell>
          <table:table-cell office:value-type="float" office:value="-763.405806">
            <text:p>-763.4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table:style-name="ce1" office:value-type="float" office:value="0.585037">
            <text:p>5.85E-01</text:p>
          </table:table-cell>
          <table:table-cell office:value-type="float" office:value="-778.203867">
            <text:p>-778.2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table:style-name="ce1" office:value-type="float" office:value="0.56042">
            <text:p>5.60E-01</text:p>
          </table:table-cell>
          <table:table-cell office:value-type="float" office:value="-774.37232">
            <text:p>-774.3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table:style-name="ce1" office:value-type="float" office:value="0.56762">
            <text:p>5.68E-01</text:p>
          </table:table-cell>
          <table:table-cell office:value-type="float" office:value="-784.80668">
            <text:p>-784.8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table:style-name="ce1" office:value-type="float" office:value="0.557205">
            <text:p>5.57E-01</text:p>
          </table:table-cell>
          <table:table-cell office:value-type="float" office:value="-790.52713">
            <text:p>-790.5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table:style-name="ce1" office:value-type="float" office:value="0.580249">
            <text:p>5.80E-01</text:p>
          </table:table-cell>
          <table:table-cell office:value-type="float" office:value="-777.100001">
            <text:p>-777.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table:style-name="ce1" office:value-type="float" office:value="0.578262">
            <text:p>5.78E-01</text:p>
          </table:table-cell>
          <table:table-cell office:value-type="float" office:value="-760.584241">
            <text:p>-760.5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table:style-name="ce1" office:value-type="float" office:value="0.587953">
            <text:p>5.88E-01</text:p>
          </table:table-cell>
          <table:table-cell office:value-type="float" office:value="-745.506905">
            <text:p>-745.5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table:style-name="ce1" office:value-type="float" office:value="0.561834">
            <text:p>5.62E-01</text:p>
          </table:table-cell>
          <table:table-cell office:value-type="float" office:value="-762.932401">
            <text:p>-762.9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7">
            <text:p>97</text:p>
          </table:table-cell>
          <table:table-cell table:style-name="ce1" office:value-type="float" office:value="0.593687">
            <text:p>5.94E-01</text:p>
          </table:table-cell>
          <table:table-cell office:value-type="float" office:value="-743.860497">
            <text:p>-743.86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table:style-name="ce1" office:value-type="float" office:value="0.548637">
            <text:p>5.49E-01</text:p>
          </table:table-cell>
          <table:table-cell office:value-type="float" office:value="-763.739534">
            <text:p>-763.7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table:style-name="ce1" office:value-type="float" office:value="0.576816">
            <text:p>5.77E-01</text:p>
          </table:table-cell>
          <table:table-cell office:value-type="float" office:value="-760.869782">
            <text:p>-760.8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table:style-name="ce1" office:value-type="float" office:value="0.56939">
            <text:p>5.69E-01</text:p>
          </table:table-cell>
          <table:table-cell office:value-type="float" office:value="-766.504255">
            <text:p>-766.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table:style-name="ce1" office:value-type="float" office:value="0.570736">
            <text:p>5.71E-01</text:p>
          </table:table-cell>
          <table:table-cell office:value-type="float" office:value="-764.008598">
            <text:p>-764.0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table:style-name="ce1" office:value-type="float" office:value="0.572307">
            <text:p>5.72E-01</text:p>
          </table:table-cell>
          <table:table-cell office:value-type="float" office:value="-765.483166">
            <text:p>-765.48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table:style-name="ce1" office:value-type="float" office:value="0.588649">
            <text:p>5.89E-01</text:p>
          </table:table-cell>
          <table:table-cell office:value-type="float" office:value="-782.872306">
            <text:p>-782.8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table:style-name="ce1" office:value-type="float" office:value="0.5687">
            <text:p>5.69E-01</text:p>
          </table:table-cell>
          <table:table-cell office:value-type="float" office:value="-769.488981">
            <text:p>-769.4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  <table:table-cell table:style-name="ce1" office:value-type="float" office:value="0.576432">
            <text:p>5.76E-01</text:p>
          </table:table-cell>
          <table:table-cell office:value-type="float" office:value="-782.470474">
            <text:p>-782.47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6">
            <text:p>106</text:p>
          </table:table-cell>
          <table:table-cell table:style-name="ce1" office:value-type="float" office:value="0.597881">
            <text:p>5.98E-01</text:p>
          </table:table-cell>
          <table:table-cell office:value-type="float" office:value="-764.810925">
            <text:p>-764.8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7">
            <text:p>107</text:p>
          </table:table-cell>
          <table:table-cell table:style-name="ce1" office:value-type="float" office:value="0.582637">
            <text:p>5.83E-01</text:p>
          </table:table-cell>
          <table:table-cell office:value-type="float" office:value="-773.739752">
            <text:p>-773.7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table:style-name="ce1" office:value-type="float" office:value="0.589673">
            <text:p>5.90E-01</text:p>
          </table:table-cell>
          <table:table-cell office:value-type="float" office:value="-766.333829">
            <text:p>-766.3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table:style-name="ce1" office:value-type="float" office:value="0.594678">
            <text:p>5.95E-01</text:p>
          </table:table-cell>
          <table:table-cell office:value-type="float" office:value="-763.0057">
            <text:p>-763.0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table:style-name="ce1" office:value-type="float" office:value="0.576293">
            <text:p>5.76E-01</text:p>
          </table:table-cell>
          <table:table-cell office:value-type="float" office:value="-748.834994">
            <text:p>-748.8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11">
            <text:p>111</text:p>
          </table:table-cell>
          <table:table-cell table:style-name="ce1" office:value-type="float" office:value="0.590401">
            <text:p>5.90E-01</text:p>
          </table:table-cell>
          <table:table-cell office:value-type="float" office:value="-754.390506">
            <text:p>-754.3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style-name="ce1" office:value-type="float" office:value="0.571996">
            <text:p>5.72E-01</text:p>
          </table:table-cell>
          <table:table-cell office:value-type="float" office:value="-766.933453">
            <text:p>-766.9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1" office:value-type="float" office:value="0.587434">
            <text:p>5.87E-01</text:p>
          </table:table-cell>
          <table:table-cell office:value-type="float" office:value="-763.233458">
            <text:p>-763.2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" office:value-type="float" office:value="0.594819">
            <text:p>5.95E-01</text:p>
          </table:table-cell>
          <table:table-cell office:value-type="float" office:value="-755.591544">
            <text:p>-755.5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style-name="ce1" office:value-type="float" office:value="0.567295">
            <text:p>5.67E-01</text:p>
          </table:table-cell>
          <table:table-cell office:value-type="float" office:value="-764.309847">
            <text:p>-764.31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style-name="ce1" office:value-type="float" office:value="0.572894">
            <text:p>5.73E-01</text:p>
          </table:table-cell>
          <table:table-cell office:value-type="float" office:value="-753.233466">
            <text:p>-753.23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style-name="ce1" office:value-type="float" office:value="0.586572">
            <text:p>5.87E-01</text:p>
          </table:table-cell>
          <table:table-cell office:value-type="float" office:value="-750.088076">
            <text:p>-750.0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style-name="ce1" office:value-type="float" office:value="0.576133">
            <text:p>5.76E-01</text:p>
          </table:table-cell>
          <table:table-cell office:value-type="float" office:value="-755.436535">
            <text:p>-755.44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1" office:value-type="float" office:value="0.604607">
            <text:p>6.05E-01</text:p>
          </table:table-cell>
          <table:table-cell office:value-type="float" office:value="-761.993182">
            <text:p>-761.99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" office:value-type="float" office:value="0.579974">
            <text:p>5.80E-01</text:p>
          </table:table-cell>
          <table:table-cell office:value-type="float" office:value="-752.739274">
            <text:p>-752.74</text:p>
          </table:table-cell>
        </table:table-row>
        <table:table-row table:style-name="ro2">
          <table:table-cell/>
          <table:table-cell office:value-type="string">
            <text:p>#SDC3 X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" office:value-type="float" office:value="0.579906">
            <text:p>5.80E-01</text:p>
          </table:table-cell>
          <table:table-cell office:value-type="float" office:value="-761.294989">
            <text:p>-761.2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" office:value-type="float" office:value="0.579906">
            <text:p>5.80E-01</text:p>
          </table:table-cell>
          <table:table-cell office:value-type="float" office:value="-761.294989">
            <text:p>-761.2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" office:value-type="float" office:value="0.579906">
            <text:p>5.80E-01</text:p>
          </table:table-cell>
          <table:table-cell office:value-type="float" office:value="-761.294989">
            <text:p>-761.2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style-name="ce1" office:value-type="float" office:value="0.579906">
            <text:p>5.80E-01</text:p>
          </table:table-cell>
          <table:table-cell office:value-type="float" office:value="-761.294989">
            <text:p>-761.2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style-name="ce1" office:value-type="float" office:value="0.579906">
            <text:p>5.80E-01</text:p>
          </table:table-cell>
          <table:table-cell office:value-type="float" office:value="-761.294989">
            <text:p>-761.2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style-name="ce1" office:value-type="float" office:value="0.582838">
            <text:p>5.83E-01</text:p>
          </table:table-cell>
          <table:table-cell office:value-type="float" office:value="-763.954229">
            <text:p>-763.95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style-name="ce1" office:value-type="float" office:value="0.5716">
            <text:p>5.72E-01</text:p>
          </table:table-cell>
          <table:table-cell office:value-type="float" office:value="-771.336006">
            <text:p>-771.34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style-name="ce1" office:value-type="float" office:value="0.604906">
            <text:p>6.05E-01</text:p>
          </table:table-cell>
          <table:table-cell office:value-type="float" office:value="-757.929075">
            <text:p>-757.9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style-name="ce1" office:value-type="float" office:value="0.604677">
            <text:p>6.05E-01</text:p>
          </table:table-cell>
          <table:table-cell office:value-type="float" office:value="-766.936165">
            <text:p>-766.94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style-name="ce1" office:value-type="float" office:value="0.576271">
            <text:p>5.76E-01</text:p>
          </table:table-cell>
          <table:table-cell office:value-type="float" office:value="-768.013901">
            <text:p>-768.0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style-name="ce1" office:value-type="float" office:value="0.58968">
            <text:p>5.90E-01</text:p>
          </table:table-cell>
          <table:table-cell office:value-type="float" office:value="-769.061886">
            <text:p>-769.0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style-name="ce1" office:value-type="float" office:value="0.583106">
            <text:p>5.83E-01</text:p>
          </table:table-cell>
          <table:table-cell office:value-type="float" office:value="-759.209335">
            <text:p>-759.2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style-name="ce1" office:value-type="float" office:value="0.580196">
            <text:p>5.80E-01</text:p>
          </table:table-cell>
          <table:table-cell office:value-type="float" office:value="-761.868415">
            <text:p>-761.8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style-name="ce1" office:value-type="float" office:value="0.602139">
            <text:p>6.02E-01</text:p>
          </table:table-cell>
          <table:table-cell office:value-type="float" office:value="-765.347701">
            <text:p>-765.35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style-name="ce1" office:value-type="float" office:value="0.578342">
            <text:p>5.78E-01</text:p>
          </table:table-cell>
          <table:table-cell office:value-type="float" office:value="-760.828517">
            <text:p>-760.8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style-name="ce1" office:value-type="float" office:value="0.559332">
            <text:p>5.59E-01</text:p>
          </table:table-cell>
          <table:table-cell office:value-type="float" office:value="-766.616145">
            <text:p>-766.6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style-name="ce1" office:value-type="float" office:value="0.576305">
            <text:p>5.76E-01</text:p>
          </table:table-cell>
          <table:table-cell office:value-type="float" office:value="-769.418455">
            <text:p>-769.4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table:style-name="ce1" office:value-type="float" office:value="0.558334">
            <text:p>5.58E-01</text:p>
          </table:table-cell>
          <table:table-cell office:value-type="float" office:value="-767.71028">
            <text:p>-767.7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style-name="ce1" office:value-type="float" office:value="0.5624">
            <text:p>5.62E-01</text:p>
          </table:table-cell>
          <table:table-cell office:value-type="float" office:value="-763.83292">
            <text:p>-763.8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style-name="ce1" office:value-type="float" office:value="0.569966">
            <text:p>5.70E-01</text:p>
          </table:table-cell>
          <table:table-cell office:value-type="float" office:value="-779.042631">
            <text:p>-779.04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style-name="ce1" office:value-type="float" office:value="0.5584">
            <text:p>5.58E-01</text:p>
          </table:table-cell>
          <table:table-cell office:value-type="float" office:value="-765.994937">
            <text:p>-765.9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style-name="ce1" office:value-type="float" office:value="0.578976">
            <text:p>5.79E-01</text:p>
          </table:table-cell>
          <table:table-cell office:value-type="float" office:value="-774.5801">
            <text:p>-774.58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style-name="ce1" office:value-type="float" office:value="0.568929">
            <text:p>5.69E-01</text:p>
          </table:table-cell>
          <table:table-cell office:value-type="float" office:value="-777.530025">
            <text:p>-777.5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style-name="ce1" office:value-type="float" office:value="0.56637">
            <text:p>5.66E-01</text:p>
          </table:table-cell>
          <table:table-cell office:value-type="float" office:value="-786.424568">
            <text:p>-786.4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style-name="ce1" office:value-type="float" office:value="0.571854">
            <text:p>5.72E-01</text:p>
          </table:table-cell>
          <table:table-cell office:value-type="float" office:value="-785.887222">
            <text:p>-785.8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style-name="ce1" office:value-type="float" office:value="0.583008">
            <text:p>5.83E-01</text:p>
          </table:table-cell>
          <table:table-cell office:value-type="float" office:value="-787.171561">
            <text:p>-787.1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style-name="ce1" office:value-type="float" office:value="0.570244">
            <text:p>5.70E-01</text:p>
          </table:table-cell>
          <table:table-cell office:value-type="float" office:value="-776.829528">
            <text:p>-776.8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style-name="ce1" office:value-type="float" office:value="0.563994">
            <text:p>5.64E-01</text:p>
          </table:table-cell>
          <table:table-cell office:value-type="float" office:value="-773.518775">
            <text:p>-773.5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style-name="ce1" office:value-type="float" office:value="0.569389">
            <text:p>5.69E-01</text:p>
          </table:table-cell>
          <table:table-cell office:value-type="float" office:value="-777.9517">
            <text:p>-777.95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style-name="ce1" office:value-type="float" office:value="0.566637">
            <text:p>5.67E-01</text:p>
          </table:table-cell>
          <table:table-cell office:value-type="float" office:value="-776.190799">
            <text:p>-776.1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style-name="ce1" office:value-type="float" office:value="0.559721">
            <text:p>5.60E-01</text:p>
          </table:table-cell>
          <table:table-cell office:value-type="float" office:value="-775.022439">
            <text:p>-775.0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style-name="ce1" office:value-type="float" office:value="0.567685">
            <text:p>5.68E-01</text:p>
          </table:table-cell>
          <table:table-cell office:value-type="float" office:value="-781.593308">
            <text:p>-781.5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style-name="ce1" office:value-type="float" office:value="0.568571">
            <text:p>5.69E-01</text:p>
          </table:table-cell>
          <table:table-cell office:value-type="float" office:value="-777.777343">
            <text:p>-777.78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style-name="ce1" office:value-type="float" office:value="0.5823">
            <text:p>5.82E-01</text:p>
          </table:table-cell>
          <table:table-cell office:value-type="float" office:value="-780.096984">
            <text:p>-780.1</text:p>
          </table:table-cell>
        </table:table-row>
        <table:table-row table:style-name="ro2">
          <table:table-cell/>
          <table:table-cell table:number-columns-repeated="2" office:value-type="float" office:value="35">
            <text:p>35</text:p>
          </table:table-cell>
          <table:table-cell table:style-name="ce1" office:value-type="float" office:value="0.567475">
            <text:p>5.67E-01</text:p>
          </table:table-cell>
          <table:table-cell office:value-type="float" office:value="-774.478878">
            <text:p>-774.48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1" office:value-type="float" office:value="0.578419">
            <text:p>5.78E-01</text:p>
          </table:table-cell>
          <table:table-cell office:value-type="float" office:value="-776.595678">
            <text:p>-776.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style-name="ce1" office:value-type="float" office:value="0.565993">
            <text:p>5.66E-01</text:p>
          </table:table-cell>
          <table:table-cell office:value-type="float" office:value="-782.676264">
            <text:p>-782.68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style-name="ce1" office:value-type="float" office:value="0.560149">
            <text:p>5.60E-01</text:p>
          </table:table-cell>
          <table:table-cell office:value-type="float" office:value="-776.713309">
            <text:p>-776.7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style-name="ce1" office:value-type="float" office:value="0.569019">
            <text:p>5.69E-01</text:p>
          </table:table-cell>
          <table:table-cell office:value-type="float" office:value="-780.990629">
            <text:p>-780.9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style-name="ce1" office:value-type="float" office:value="0.5835">
            <text:p>5.84E-01</text:p>
          </table:table-cell>
          <table:table-cell office:value-type="float" office:value="-780.014481">
            <text:p>-780.0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style-name="ce1" office:value-type="float" office:value="0.577228">
            <text:p>5.77E-01</text:p>
          </table:table-cell>
          <table:table-cell office:value-type="float" office:value="-787.156263">
            <text:p>-787.1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table:style-name="ce1" office:value-type="float" office:value="0.588862">
            <text:p>5.89E-01</text:p>
          </table:table-cell>
          <table:table-cell office:value-type="float" office:value="-781.766806">
            <text:p>-781.7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style-name="ce1" office:value-type="float" office:value="0.578091">
            <text:p>5.78E-01</text:p>
          </table:table-cell>
          <table:table-cell office:value-type="float" office:value="-785.926617">
            <text:p>-785.9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style-name="ce1" office:value-type="float" office:value="0.57473">
            <text:p>5.75E-01</text:p>
          </table:table-cell>
          <table:table-cell office:value-type="float" office:value="-777.960086">
            <text:p>-777.9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style-name="ce1" office:value-type="float" office:value="0.579499">
            <text:p>5.79E-01</text:p>
          </table:table-cell>
          <table:table-cell office:value-type="float" office:value="-773.888691">
            <text:p>-773.8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table:style-name="ce1" office:value-type="float" office:value="0.579135">
            <text:p>5.79E-01</text:p>
          </table:table-cell>
          <table:table-cell office:value-type="float" office:value="-781.090949">
            <text:p>-781.0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table:style-name="ce1" office:value-type="float" office:value="0.556678">
            <text:p>5.57E-01</text:p>
          </table:table-cell>
          <table:table-cell office:value-type="float" office:value="-774.233311">
            <text:p>-774.2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style-name="ce1" office:value-type="float" office:value="0.583653">
            <text:p>5.84E-01</text:p>
          </table:table-cell>
          <table:table-cell office:value-type="float" office:value="-778.73792">
            <text:p>-778.74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style-name="ce1" office:value-type="float" office:value="0.570639">
            <text:p>5.71E-01</text:p>
          </table:table-cell>
          <table:table-cell office:value-type="float" office:value="-778.413403">
            <text:p>-778.4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style-name="ce1" office:value-type="float" office:value="0.584924">
            <text:p>5.85E-01</text:p>
          </table:table-cell>
          <table:table-cell office:value-type="float" office:value="-779.232257">
            <text:p>-779.2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table:style-name="ce1" office:value-type="float" office:value="0.562495">
            <text:p>5.62E-01</text:p>
          </table:table-cell>
          <table:table-cell office:value-type="float" office:value="-780.649538">
            <text:p>-780.65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style-name="ce1" office:value-type="float" office:value="0.587597">
            <text:p>5.88E-01</text:p>
          </table:table-cell>
          <table:table-cell office:value-type="float" office:value="-776.084">
            <text:p>-776.08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table:style-name="ce1" office:value-type="float" office:value="0.582277">
            <text:p>5.82E-01</text:p>
          </table:table-cell>
          <table:table-cell office:value-type="float" office:value="-763.510879">
            <text:p>-763.5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style-name="ce1" office:value-type="float" office:value="0.564085">
            <text:p>5.64E-01</text:p>
          </table:table-cell>
          <table:table-cell office:value-type="float" office:value="-771.870971">
            <text:p>-771.8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style-name="ce1" office:value-type="float" office:value="0.582191">
            <text:p>5.82E-01</text:p>
          </table:table-cell>
          <table:table-cell office:value-type="float" office:value="-773.48587">
            <text:p>-773.4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table:style-name="ce1" office:value-type="float" office:value="0.591733">
            <text:p>5.92E-01</text:p>
          </table:table-cell>
          <table:table-cell office:value-type="float" office:value="-782.829556">
            <text:p>-782.8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table:style-name="ce1" office:value-type="float" office:value="0.597019">
            <text:p>5.97E-01</text:p>
          </table:table-cell>
          <table:table-cell office:value-type="float" office:value="-768.896338">
            <text:p>-768.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table:style-name="ce1" office:value-type="float" office:value="0.560816">
            <text:p>5.61E-01</text:p>
          </table:table-cell>
          <table:table-cell office:value-type="float" office:value="-789.289619">
            <text:p>-789.2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table:style-name="ce1" office:value-type="float" office:value="0.573273">
            <text:p>5.73E-01</text:p>
          </table:table-cell>
          <table:table-cell office:value-type="float" office:value="-787.159426">
            <text:p>-787.1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table:style-name="ce1" office:value-type="float" office:value="0.569644">
            <text:p>5.70E-01</text:p>
          </table:table-cell>
          <table:table-cell office:value-type="float" office:value="-782.591338">
            <text:p>-782.5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table:style-name="ce1" office:value-type="float" office:value="0.587925">
            <text:p>5.88E-01</text:p>
          </table:table-cell>
          <table:table-cell office:value-type="float" office:value="-767.619983">
            <text:p>-767.6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table:style-name="ce1" office:value-type="float" office:value="0.593515">
            <text:p>5.94E-01</text:p>
          </table:table-cell>
          <table:table-cell office:value-type="float" office:value="-771.741305">
            <text:p>-771.74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table:style-name="ce1" office:value-type="float" office:value="0.578097">
            <text:p>5.78E-01</text:p>
          </table:table-cell>
          <table:table-cell office:value-type="float" office:value="-776.088557">
            <text:p>-776.0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table:style-name="ce1" office:value-type="float" office:value="0.586238">
            <text:p>5.86E-01</text:p>
          </table:table-cell>
          <table:table-cell office:value-type="float" office:value="-778.717353">
            <text:p>-778.7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table:style-name="ce1" office:value-type="float" office:value="0.579354">
            <text:p>5.79E-01</text:p>
          </table:table-cell>
          <table:table-cell office:value-type="float" office:value="-777.832716">
            <text:p>-777.8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6">
            <text:p>66</text:p>
          </table:table-cell>
          <table:table-cell table:style-name="ce1" office:value-type="float" office:value="0.588553">
            <text:p>5.89E-01</text:p>
          </table:table-cell>
          <table:table-cell office:value-type="float" office:value="-778.897344">
            <text:p>-778.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table:style-name="ce1" office:value-type="float" office:value="0.576265">
            <text:p>5.76E-01</text:p>
          </table:table-cell>
          <table:table-cell office:value-type="float" office:value="-765.542828">
            <text:p>-765.54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table:style-name="ce1" office:value-type="float" office:value="0.593048">
            <text:p>5.93E-01</text:p>
          </table:table-cell>
          <table:table-cell office:value-type="float" office:value="-771.93663">
            <text:p>-771.94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table:style-name="ce1" office:value-type="float" office:value="0.579889">
            <text:p>5.80E-01</text:p>
          </table:table-cell>
          <table:table-cell office:value-type="float" office:value="-770.943317">
            <text:p>-770.94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table:style-name="ce1" office:value-type="float" office:value="0.587682">
            <text:p>5.88E-01</text:p>
          </table:table-cell>
          <table:table-cell office:value-type="float" office:value="-769.633906">
            <text:p>-769.6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table:style-name="ce1" office:value-type="float" office:value="0.596382">
            <text:p>5.96E-01</text:p>
          </table:table-cell>
          <table:table-cell office:value-type="float" office:value="-785.196053">
            <text:p>-785.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table:style-name="ce1" office:value-type="float" office:value="0.569567">
            <text:p>5.70E-01</text:p>
          </table:table-cell>
          <table:table-cell office:value-type="float" office:value="-775.686133">
            <text:p>-775.6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table:style-name="ce1" office:value-type="float" office:value="0.600191">
            <text:p>6.00E-01</text:p>
          </table:table-cell>
          <table:table-cell office:value-type="float" office:value="-777.81351">
            <text:p>-777.8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table:style-name="ce1" office:value-type="float" office:value="0.560446">
            <text:p>5.60E-01</text:p>
          </table:table-cell>
          <table:table-cell office:value-type="float" office:value="-767.323719">
            <text:p>-767.3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table:style-name="ce1" office:value-type="float" office:value="0.576469">
            <text:p>5.76E-01</text:p>
          </table:table-cell>
          <table:table-cell office:value-type="float" office:value="-779.62724">
            <text:p>-779.6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table:style-name="ce1" office:value-type="float" office:value="0.583889">
            <text:p>5.84E-01</text:p>
          </table:table-cell>
          <table:table-cell office:value-type="float" office:value="-785.772029">
            <text:p>-785.7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table:style-name="ce1" office:value-type="float" office:value="0.56882">
            <text:p>5.69E-01</text:p>
          </table:table-cell>
          <table:table-cell office:value-type="float" office:value="-776.571926">
            <text:p>-776.5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table:style-name="ce1" office:value-type="float" office:value="0.577994">
            <text:p>5.78E-01</text:p>
          </table:table-cell>
          <table:table-cell office:value-type="float" office:value="-765.627911">
            <text:p>-765.6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table:style-name="ce1" office:value-type="float" office:value="0.598273">
            <text:p>5.98E-01</text:p>
          </table:table-cell>
          <table:table-cell office:value-type="float" office:value="-763.925629">
            <text:p>-763.9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table:style-name="ce1" office:value-type="float" office:value="0.596237">
            <text:p>5.96E-01</text:p>
          </table:table-cell>
          <table:table-cell office:value-type="float" office:value="-773.64513">
            <text:p>-773.65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table:style-name="ce1" office:value-type="float" office:value="0.578313">
            <text:p>5.78E-01</text:p>
          </table:table-cell>
          <table:table-cell office:value-type="float" office:value="-757.201433">
            <text:p>-757.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table:style-name="ce1" office:value-type="float" office:value="0.584657">
            <text:p>5.85E-01</text:p>
          </table:table-cell>
          <table:table-cell office:value-type="float" office:value="-768.210165">
            <text:p>-768.2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table:style-name="ce1" office:value-type="float" office:value="0.579366">
            <text:p>5.79E-01</text:p>
          </table:table-cell>
          <table:table-cell office:value-type="float" office:value="-755.360548">
            <text:p>-755.3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table:style-name="ce1" office:value-type="float" office:value="0.584906">
            <text:p>5.85E-01</text:p>
          </table:table-cell>
          <table:table-cell office:value-type="float" office:value="-760.575815">
            <text:p>-760.58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table:style-name="ce1" office:value-type="float" office:value="0.590961">
            <text:p>5.91E-01</text:p>
          </table:table-cell>
          <table:table-cell office:value-type="float" office:value="-750.087998">
            <text:p>-750.0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table:style-name="ce1" office:value-type="float" office:value="0.562171">
            <text:p>5.62E-01</text:p>
          </table:table-cell>
          <table:table-cell office:value-type="float" office:value="-764.16081">
            <text:p>-764.1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table:style-name="ce1" office:value-type="float" office:value="0.559573">
            <text:p>5.60E-01</text:p>
          </table:table-cell>
          <table:table-cell office:value-type="float" office:value="-767.758331">
            <text:p>-767.7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table:style-name="ce1" office:value-type="float" office:value="0.603848">
            <text:p>6.04E-01</text:p>
          </table:table-cell>
          <table:table-cell office:value-type="float" office:value="-780.331825">
            <text:p>-780.3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table:style-name="ce1" office:value-type="float" office:value="0.580584">
            <text:p>5.81E-01</text:p>
          </table:table-cell>
          <table:table-cell office:value-type="float" office:value="-758.264477">
            <text:p>-758.2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table:style-name="ce1" office:value-type="float" office:value="0.567849">
            <text:p>5.68E-01</text:p>
          </table:table-cell>
          <table:table-cell office:value-type="float" office:value="-771.6567">
            <text:p>-771.6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table:style-name="ce1" office:value-type="float" office:value="0.566208">
            <text:p>5.66E-01</text:p>
          </table:table-cell>
          <table:table-cell office:value-type="float" office:value="-757.595159">
            <text:p>-757.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table:style-name="ce1" office:value-type="float" office:value="0.598589">
            <text:p>5.99E-01</text:p>
          </table:table-cell>
          <table:table-cell office:value-type="float" office:value="-767.623199">
            <text:p>-767.6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table:style-name="ce1" office:value-type="float" office:value="0.603883">
            <text:p>6.04E-01</text:p>
          </table:table-cell>
          <table:table-cell office:value-type="float" office:value="-751.913044">
            <text:p>-751.91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table:style-name="ce1" office:value-type="float" office:value="0.567841">
            <text:p>5.68E-01</text:p>
          </table:table-cell>
          <table:table-cell office:value-type="float" office:value="-766.472972">
            <text:p>-766.4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5">
            <text:p>95</text:p>
          </table:table-cell>
          <table:table-cell table:style-name="ce1" office:value-type="float" office:value="0.558277">
            <text:p>5.58E-01</text:p>
          </table:table-cell>
          <table:table-cell office:value-type="float" office:value="-758.141017">
            <text:p>-758.14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table:style-name="ce1" office:value-type="float" office:value="0.599042">
            <text:p>5.99E-01</text:p>
          </table:table-cell>
          <table:table-cell office:value-type="float" office:value="-757.720859">
            <text:p>-757.7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table:style-name="ce1" office:value-type="float" office:value="0.572981">
            <text:p>5.73E-01</text:p>
          </table:table-cell>
          <table:table-cell office:value-type="float" office:value="-764.489071">
            <text:p>-764.4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table:style-name="ce1" office:value-type="float" office:value="0.567278">
            <text:p>5.67E-01</text:p>
          </table:table-cell>
          <table:table-cell office:value-type="float" office:value="-771.82504">
            <text:p>-771.8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table:style-name="ce1" office:value-type="float" office:value="0.579947">
            <text:p>5.80E-01</text:p>
          </table:table-cell>
          <table:table-cell office:value-type="float" office:value="-764.473418">
            <text:p>-764.4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table:style-name="ce1" office:value-type="float" office:value="0.59847">
            <text:p>5.98E-01</text:p>
          </table:table-cell>
          <table:table-cell office:value-type="float" office:value="-761.762657">
            <text:p>-761.7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table:style-name="ce1" office:value-type="float" office:value="0.600387">
            <text:p>6.00E-01</text:p>
          </table:table-cell>
          <table:table-cell office:value-type="float" office:value="-768.748346">
            <text:p>-768.75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  <table:table-cell table:style-name="ce1" office:value-type="float" office:value="0.594227">
            <text:p>5.94E-01</text:p>
          </table:table-cell>
          <table:table-cell office:value-type="float" office:value="-763.392895">
            <text:p>-763.3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table:style-name="ce1" office:value-type="float" office:value="0.581789">
            <text:p>5.82E-01</text:p>
          </table:table-cell>
          <table:table-cell office:value-type="float" office:value="-768.3257">
            <text:p>-768.33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table:style-name="ce1" office:value-type="float" office:value="0.580427">
            <text:p>5.80E-01</text:p>
          </table:table-cell>
          <table:table-cell office:value-type="float" office:value="-756.589635">
            <text:p>-756.59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table:style-name="ce1" office:value-type="float" office:value="0.58067">
            <text:p>5.81E-01</text:p>
          </table:table-cell>
          <table:table-cell office:value-type="float" office:value="-762.147644">
            <text:p>-762.15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6">
            <text:p>106</text:p>
          </table:table-cell>
          <table:table-cell table:style-name="ce1" office:value-type="float" office:value="0.58042">
            <text:p>5.80E-01</text:p>
          </table:table-cell>
          <table:table-cell office:value-type="float" office:value="-778.761988">
            <text:p>-778.76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table:style-name="ce1" office:value-type="float" office:value="0.588521">
            <text:p>5.89E-01</text:p>
          </table:table-cell>
          <table:table-cell office:value-type="float" office:value="-767.31907">
            <text:p>-767.32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table:style-name="ce1" office:value-type="float" office:value="0.581264">
            <text:p>5.81E-01</text:p>
          </table:table-cell>
          <table:table-cell office:value-type="float" office:value="-752.427618">
            <text:p>-752.43</text:p>
          </table:table-cell>
        </table:table-row>
        <table:table-row table:style-name="ro2">
          <table:table-cell/>
          <table:table-cell office:value-type="string">
            <text:p>#SDC3 U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1" office:value-type="float" office:value="0.560257">
            <text:p>5.60E-01</text:p>
          </table:table-cell>
          <table:table-cell office:value-type="float" office:value="-759.573948">
            <text:p>-759.5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1" office:value-type="float" office:value="0.575468">
            <text:p>5.75E-01</text:p>
          </table:table-cell>
          <table:table-cell office:value-type="float" office:value="-752.830887">
            <text:p>-752.8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1" office:value-type="float" office:value="0.575602">
            <text:p>5.76E-01</text:p>
          </table:table-cell>
          <table:table-cell office:value-type="float" office:value="-758.307997">
            <text:p>-758.3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style-name="ce1" office:value-type="float" office:value="0.566912">
            <text:p>5.67E-01</text:p>
          </table:table-cell>
          <table:table-cell office:value-type="float" office:value="-762.678764">
            <text:p>-762.6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style-name="ce1" office:value-type="float" office:value="0.576944">
            <text:p>5.77E-01</text:p>
          </table:table-cell>
          <table:table-cell office:value-type="float" office:value="-758.651315">
            <text:p>-758.65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style-name="ce1" office:value-type="float" office:value="0.5803">
            <text:p>5.80E-01</text:p>
          </table:table-cell>
          <table:table-cell office:value-type="float" office:value="-739.30347">
            <text:p>-739.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style-name="ce1" office:value-type="float" office:value="0.568905">
            <text:p>5.69E-01</text:p>
          </table:table-cell>
          <table:table-cell office:value-type="float" office:value="-741.844981">
            <text:p>-741.8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style-name="ce1" office:value-type="float" office:value="0.574479">
            <text:p>5.74E-01</text:p>
          </table:table-cell>
          <table:table-cell office:value-type="float" office:value="-770.137468">
            <text:p>-770.1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style-name="ce1" office:value-type="float" office:value="0.578025">
            <text:p>5.78E-01</text:p>
          </table:table-cell>
          <table:table-cell office:value-type="float" office:value="-760.604951">
            <text:p>-760.6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style-name="ce1" office:value-type="float" office:value="0.580228">
            <text:p>5.80E-01</text:p>
          </table:table-cell>
          <table:table-cell office:value-type="float" office:value="-769.541664">
            <text:p>-769.5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style-name="ce1" office:value-type="float" office:value="0.577555">
            <text:p>5.78E-01</text:p>
          </table:table-cell>
          <table:table-cell office:value-type="float" office:value="-759.484834">
            <text:p>-759.4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style-name="ce1" office:value-type="float" office:value="0.558525">
            <text:p>5.59E-01</text:p>
          </table:table-cell>
          <table:table-cell office:value-type="float" office:value="-753.81618">
            <text:p>-753.82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style-name="ce1" office:value-type="float" office:value="0.567196">
            <text:p>5.67E-01</text:p>
          </table:table-cell>
          <table:table-cell office:value-type="float" office:value="-758.904887">
            <text:p>-758.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style-name="ce1" office:value-type="float" office:value="0.576927">
            <text:p>5.77E-01</text:p>
          </table:table-cell>
          <table:table-cell office:value-type="float" office:value="-763.277336">
            <text:p>-763.2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style-name="ce1" office:value-type="float" office:value="0.58436">
            <text:p>5.84E-01</text:p>
          </table:table-cell>
          <table:table-cell office:value-type="float" office:value="-761.22669">
            <text:p>-761.2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style-name="ce1" office:value-type="float" office:value="0.584756">
            <text:p>5.85E-01</text:p>
          </table:table-cell>
          <table:table-cell office:value-type="float" office:value="-760.0963">
            <text:p>-760.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table:style-name="ce1" office:value-type="float" office:value="0.555032">
            <text:p>5.55E-01</text:p>
          </table:table-cell>
          <table:table-cell office:value-type="float" office:value="-759.104698">
            <text:p>-759.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style-name="ce1" office:value-type="float" office:value="0.56199">
            <text:p>5.62E-01</text:p>
          </table:table-cell>
          <table:table-cell office:value-type="float" office:value="-781.014786">
            <text:p>-781.0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table:style-name="ce1" office:value-type="float" office:value="0.580725">
            <text:p>5.81E-01</text:p>
          </table:table-cell>
          <table:table-cell office:value-type="float" office:value="-762.2408">
            <text:p>-762.2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style-name="ce1" office:value-type="float" office:value="0.570396">
            <text:p>5.70E-01</text:p>
          </table:table-cell>
          <table:table-cell office:value-type="float" office:value="-764.265293">
            <text:p>-764.2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style-name="ce1" office:value-type="float" office:value="0.574649">
            <text:p>5.75E-01</text:p>
          </table:table-cell>
          <table:table-cell office:value-type="float" office:value="-759.796423">
            <text:p>-759.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style-name="ce1" office:value-type="float" office:value="0.573101">
            <text:p>5.73E-01</text:p>
          </table:table-cell>
          <table:table-cell office:value-type="float" office:value="-767.969659">
            <text:p>-767.9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style-name="ce1" office:value-type="float" office:value="0.580759">
            <text:p>5.81E-01</text:p>
          </table:table-cell>
          <table:table-cell office:value-type="float" office:value="-759.802067">
            <text:p>-759.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style-name="ce1" office:value-type="float" office:value="0.580581">
            <text:p>5.81E-01</text:p>
          </table:table-cell>
          <table:table-cell office:value-type="float" office:value="-761.056542">
            <text:p>-761.06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style-name="ce1" office:value-type="float" office:value="0.567221">
            <text:p>5.67E-01</text:p>
          </table:table-cell>
          <table:table-cell office:value-type="float" office:value="-781.234741">
            <text:p>-781.2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style-name="ce1" office:value-type="float" office:value="0.567771">
            <text:p>5.68E-01</text:p>
          </table:table-cell>
          <table:table-cell office:value-type="float" office:value="-756.794531">
            <text:p>-756.7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table:style-name="ce1" office:value-type="float" office:value="0.567576">
            <text:p>5.68E-01</text:p>
          </table:table-cell>
          <table:table-cell office:value-type="float" office:value="-778.650676">
            <text:p>-778.65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table:style-name="ce1" office:value-type="float" office:value="0.55713">
            <text:p>5.57E-01</text:p>
          </table:table-cell>
          <table:table-cell office:value-type="float" office:value="-756.629668">
            <text:p>-756.6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table:style-name="ce1" office:value-type="float" office:value="0.569994">
            <text:p>5.70E-01</text:p>
          </table:table-cell>
          <table:table-cell office:value-type="float" office:value="-778.106668">
            <text:p>-778.1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style-name="ce1" office:value-type="float" office:value="0.559298">
            <text:p>5.59E-01</text:p>
          </table:table-cell>
          <table:table-cell office:value-type="float" office:value="-764.332747">
            <text:p>-764.3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style-name="ce1" office:value-type="float" office:value="0.571351">
            <text:p>5.71E-01</text:p>
          </table:table-cell>
          <table:table-cell office:value-type="float" office:value="-761.903499">
            <text:p>-761.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style-name="ce1" office:value-type="float" office:value="0.567594">
            <text:p>5.68E-01</text:p>
          </table:table-cell>
          <table:table-cell office:value-type="float" office:value="-783.251507">
            <text:p>-783.25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style-name="ce1" office:value-type="float" office:value="0.568905">
            <text:p>5.69E-01</text:p>
          </table:table-cell>
          <table:table-cell office:value-type="float" office:value="-749.977847">
            <text:p>-749.9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table:style-name="ce1" office:value-type="float" office:value="0.573315">
            <text:p>5.73E-01</text:p>
          </table:table-cell>
          <table:table-cell office:value-type="float" office:value="-749.644995">
            <text:p>-749.6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style-name="ce1" office:value-type="float" office:value="0.564611">
            <text:p>5.65E-01</text:p>
          </table:table-cell>
          <table:table-cell office:value-type="float" office:value="-764.563003">
            <text:p>-764.56</text:p>
          </table:table-cell>
        </table:table-row>
        <table:table-row table:style-name="ro2">
          <table:table-cell/>
          <table:table-cell table:number-columns-repeated="2" office:value-type="float" office:value="36">
            <text:p>36</text:p>
          </table:table-cell>
          <table:table-cell table:style-name="ce1" office:value-type="float" office:value="0.573952">
            <text:p>5.74E-01</text:p>
          </table:table-cell>
          <table:table-cell office:value-type="float" office:value="-764.892222">
            <text:p>-764.8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style-name="ce1" office:value-type="float" office:value="0.568918">
            <text:p>5.69E-01</text:p>
          </table:table-cell>
          <table:table-cell office:value-type="float" office:value="-776.518976">
            <text:p>-776.52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1" office:value-type="float" office:value="0.563713">
            <text:p>5.64E-01</text:p>
          </table:table-cell>
          <table:table-cell office:value-type="float" office:value="-776.511098">
            <text:p>-776.5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style-name="ce1" office:value-type="float" office:value="0.563393">
            <text:p>5.63E-01</text:p>
          </table:table-cell>
          <table:table-cell office:value-type="float" office:value="-789.905922">
            <text:p>-789.9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style-name="ce1" office:value-type="float" office:value="0.572132">
            <text:p>5.72E-01</text:p>
          </table:table-cell>
          <table:table-cell office:value-type="float" office:value="-779.696653">
            <text:p>-779.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style-name="ce1" office:value-type="float" office:value="0.581262">
            <text:p>5.81E-01</text:p>
          </table:table-cell>
          <table:table-cell office:value-type="float" office:value="-778.43101">
            <text:p>-778.4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style-name="ce1" office:value-type="float" office:value="0.567541">
            <text:p>5.68E-01</text:p>
          </table:table-cell>
          <table:table-cell office:value-type="float" office:value="-778.1756">
            <text:p>-778.1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style-name="ce1" office:value-type="float" office:value="0.559191">
            <text:p>5.59E-01</text:p>
          </table:table-cell>
          <table:table-cell office:value-type="float" office:value="-782.824262">
            <text:p>-782.82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style-name="ce1" office:value-type="float" office:value="0.569817">
            <text:p>5.70E-01</text:p>
          </table:table-cell>
          <table:table-cell office:value-type="float" office:value="-780.60998">
            <text:p>-780.6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style-name="ce1" office:value-type="float" office:value="0.571348">
            <text:p>5.71E-01</text:p>
          </table:table-cell>
          <table:table-cell office:value-type="float" office:value="-773.947277">
            <text:p>-773.95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style-name="ce1" office:value-type="float" office:value="0.567216">
            <text:p>5.67E-01</text:p>
          </table:table-cell>
          <table:table-cell office:value-type="float" office:value="-775.970518">
            <text:p>-775.9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style-name="ce1" office:value-type="float" office:value="0.573058">
            <text:p>5.73E-01</text:p>
          </table:table-cell>
          <table:table-cell office:value-type="float" office:value="-776.925638">
            <text:p>-776.9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table:style-name="ce1" office:value-type="float" office:value="0.564107">
            <text:p>5.64E-01</text:p>
          </table:table-cell>
          <table:table-cell office:value-type="float" office:value="-773.602355">
            <text:p>-773.6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style-name="ce1" office:value-type="float" office:value="0.577252">
            <text:p>5.77E-01</text:p>
          </table:table-cell>
          <table:table-cell office:value-type="float" office:value="-776.867936">
            <text:p>-776.8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style-name="ce1" office:value-type="float" office:value="0.556225">
            <text:p>5.56E-01</text:p>
          </table:table-cell>
          <table:table-cell office:value-type="float" office:value="-780.378704">
            <text:p>-780.3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style-name="ce1" office:value-type="float" office:value="0.561395">
            <text:p>5.61E-01</text:p>
          </table:table-cell>
          <table:table-cell office:value-type="float" office:value="-779.591915">
            <text:p>-779.5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style-name="ce1" office:value-type="float" office:value="0.559984">
            <text:p>5.60E-01</text:p>
          </table:table-cell>
          <table:table-cell office:value-type="float" office:value="-784.067899">
            <text:p>-784.0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style-name="ce1" office:value-type="float" office:value="0.57972">
            <text:p>5.80E-01</text:p>
          </table:table-cell>
          <table:table-cell office:value-type="float" office:value="-780.21779">
            <text:p>-780.22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table:style-name="ce1" office:value-type="float" office:value="0.555974">
            <text:p>5.56E-01</text:p>
          </table:table-cell>
          <table:table-cell office:value-type="float" office:value="-776.8253">
            <text:p>-776.8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table:style-name="ce1" office:value-type="float" office:value="0.58079">
            <text:p>5.81E-01</text:p>
          </table:table-cell>
          <table:table-cell office:value-type="float" office:value="-782.854534">
            <text:p>-782.85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table:style-name="ce1" office:value-type="float" office:value="0.572062">
            <text:p>5.72E-01</text:p>
          </table:table-cell>
          <table:table-cell office:value-type="float" office:value="-769.971839">
            <text:p>-769.9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table:style-name="ce1" office:value-type="float" office:value="0.58527">
            <text:p>5.85E-01</text:p>
          </table:table-cell>
          <table:table-cell office:value-type="float" office:value="-775.663249">
            <text:p>-775.66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table:style-name="ce1" office:value-type="float" office:value="0.576912">
            <text:p>5.77E-01</text:p>
          </table:table-cell>
          <table:table-cell office:value-type="float" office:value="-769.179825">
            <text:p>-769.1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table:style-name="ce1" office:value-type="float" office:value="0.5739">
            <text:p>5.74E-01</text:p>
          </table:table-cell>
          <table:table-cell office:value-type="float" office:value="-775.416333">
            <text:p>-775.42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table:style-name="ce1" office:value-type="float" office:value="0.571509">
            <text:p>5.72E-01</text:p>
          </table:table-cell>
          <table:table-cell office:value-type="float" office:value="-766.366298">
            <text:p>-766.3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table:style-name="ce1" office:value-type="float" office:value="0.562427">
            <text:p>5.62E-01</text:p>
          </table:table-cell>
          <table:table-cell office:value-type="float" office:value="-766.186062">
            <text:p>-766.1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table:style-name="ce1" office:value-type="float" office:value="0.565616">
            <text:p>5.66E-01</text:p>
          </table:table-cell>
          <table:table-cell office:value-type="float" office:value="-758.357201">
            <text:p>-758.36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table:style-name="ce1" office:value-type="float" office:value="0.569219">
            <text:p>5.69E-01</text:p>
          </table:table-cell>
          <table:table-cell office:value-type="float" office:value="-756.768712">
            <text:p>-756.7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table:style-name="ce1" office:value-type="float" office:value="0.564715">
            <text:p>5.65E-01</text:p>
          </table:table-cell>
          <table:table-cell office:value-type="float" office:value="-762.734946">
            <text:p>-762.7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table:style-name="ce1" office:value-type="float" office:value="0.574159">
            <text:p>5.74E-01</text:p>
          </table:table-cell>
          <table:table-cell office:value-type="float" office:value="-754.461594">
            <text:p>-754.46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table:style-name="ce1" office:value-type="float" office:value="0.566854">
            <text:p>5.67E-01</text:p>
          </table:table-cell>
          <table:table-cell office:value-type="float" office:value="-756.983233">
            <text:p>-756.9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table:style-name="ce1" office:value-type="float" office:value="0.55715">
            <text:p>5.57E-01</text:p>
          </table:table-cell>
          <table:table-cell office:value-type="float" office:value="-770.679079">
            <text:p>-770.6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table:style-name="ce1" office:value-type="float" office:value="0.559891">
            <text:p>5.60E-01</text:p>
          </table:table-cell>
          <table:table-cell office:value-type="float" office:value="-753.384143">
            <text:p>-753.3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table:style-name="ce1" office:value-type="float" office:value="0.573593">
            <text:p>5.74E-01</text:p>
          </table:table-cell>
          <table:table-cell office:value-type="float" office:value="-767.683696">
            <text:p>-767.6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table:style-name="ce1" office:value-type="float" office:value="0.579528">
            <text:p>5.80E-01</text:p>
          </table:table-cell>
          <table:table-cell office:value-type="float" office:value="-771.326644">
            <text:p>-771.3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table:style-name="ce1" office:value-type="float" office:value="0.586888">
            <text:p>5.87E-01</text:p>
          </table:table-cell>
          <table:table-cell office:value-type="float" office:value="-756.727864">
            <text:p>-756.7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table:style-name="ce1" office:value-type="float" office:value="0.576337">
            <text:p>5.76E-01</text:p>
          </table:table-cell>
          <table:table-cell office:value-type="float" office:value="-761.521449">
            <text:p>-761.52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table:style-name="ce1" office:value-type="float" office:value="0.585892">
            <text:p>5.86E-01</text:p>
          </table:table-cell>
          <table:table-cell office:value-type="float" office:value="-764.245416">
            <text:p>-764.25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table:style-name="ce1" office:value-type="float" office:value="0.57066">
            <text:p>5.71E-01</text:p>
          </table:table-cell>
          <table:table-cell office:value-type="float" office:value="-770.178018">
            <text:p>-770.1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table:style-name="ce1" office:value-type="float" office:value="0.576455">
            <text:p>5.76E-01</text:p>
          </table:table-cell>
          <table:table-cell office:value-type="float" office:value="-764.902969">
            <text:p>-764.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table:style-name="ce1" office:value-type="float" office:value="0.566258">
            <text:p>5.66E-01</text:p>
          </table:table-cell>
          <table:table-cell office:value-type="float" office:value="-757.99739">
            <text:p>-75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table:style-name="ce1" office:value-type="float" office:value="0.581282">
            <text:p>5.81E-01</text:p>
          </table:table-cell>
          <table:table-cell office:value-type="float" office:value="-769.226184">
            <text:p>-769.2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table:style-name="ce1" office:value-type="float" office:value="0.564603">
            <text:p>5.65E-01</text:p>
          </table:table-cell>
          <table:table-cell office:value-type="float" office:value="-757.730409">
            <text:p>-757.7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table:style-name="ce1" office:value-type="float" office:value="0.559777">
            <text:p>5.60E-01</text:p>
          </table:table-cell>
          <table:table-cell office:value-type="float" office:value="-757.778748">
            <text:p>-757.7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table:style-name="ce1" office:value-type="float" office:value="0.577771">
            <text:p>5.78E-01</text:p>
          </table:table-cell>
          <table:table-cell office:value-type="float" office:value="-774.277774">
            <text:p>-774.2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table:style-name="ce1" office:value-type="float" office:value="0.56847">
            <text:p>5.68E-01</text:p>
          </table:table-cell>
          <table:table-cell office:value-type="float" office:value="-761.582236">
            <text:p>-761.5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table:style-name="ce1" office:value-type="float" office:value="0.572436">
            <text:p>5.72E-01</text:p>
          </table:table-cell>
          <table:table-cell office:value-type="float" office:value="-762.927006">
            <text:p>-762.9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3">
            <text:p>83</text:p>
          </table:table-cell>
          <table:table-cell table:style-name="ce1" office:value-type="float" office:value="0.578721">
            <text:p>5.79E-01</text:p>
          </table:table-cell>
          <table:table-cell office:value-type="float" office:value="-765.77543">
            <text:p>-765.7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table:style-name="ce1" office:value-type="float" office:value="0.561945">
            <text:p>5.62E-01</text:p>
          </table:table-cell>
          <table:table-cell office:value-type="float" office:value="-765.922886">
            <text:p>-765.92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table:style-name="ce1" office:value-type="float" office:value="0.576958">
            <text:p>5.77E-01</text:p>
          </table:table-cell>
          <table:table-cell office:value-type="float" office:value="-761.874913">
            <text:p>-761.8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table:style-name="ce1" office:value-type="float" office:value="0.569218">
            <text:p>5.69E-01</text:p>
          </table:table-cell>
          <table:table-cell office:value-type="float" office:value="-767.589164">
            <text:p>-767.5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table:style-name="ce1" office:value-type="float" office:value="0.569395">
            <text:p>5.69E-01</text:p>
          </table:table-cell>
          <table:table-cell office:value-type="float" office:value="-763.80284">
            <text:p>-763.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table:style-name="ce1" office:value-type="float" office:value="0.574358">
            <text:p>5.74E-01</text:p>
          </table:table-cell>
          <table:table-cell office:value-type="float" office:value="-747.525876">
            <text:p>-747.5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table:style-name="ce1" office:value-type="float" office:value="0.566204">
            <text:p>5.66E-01</text:p>
          </table:table-cell>
          <table:table-cell office:value-type="float" office:value="-760.357874">
            <text:p>-760.36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table:style-name="ce1" office:value-type="float" office:value="0.576016">
            <text:p>5.76E-01</text:p>
          </table:table-cell>
          <table:table-cell office:value-type="float" office:value="-761.102575">
            <text:p>-761.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table:style-name="ce1" office:value-type="float" office:value="0.568951">
            <text:p>5.69E-01</text:p>
          </table:table-cell>
          <table:table-cell office:value-type="float" office:value="-756.473138">
            <text:p>-756.4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table:style-name="ce1" office:value-type="float" office:value="0.58849">
            <text:p>5.88E-01</text:p>
          </table:table-cell>
          <table:table-cell office:value-type="float" office:value="-767.882028">
            <text:p>-767.8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3">
            <text:p>93</text:p>
          </table:table-cell>
          <table:table-cell table:style-name="ce1" office:value-type="float" office:value="0.585205">
            <text:p>5.85E-01</text:p>
          </table:table-cell>
          <table:table-cell office:value-type="float" office:value="-768.153915">
            <text:p>-768.15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table:style-name="ce1" office:value-type="float" office:value="0.5575">
            <text:p>5.58E-01</text:p>
          </table:table-cell>
          <table:table-cell office:value-type="float" office:value="-759.005263">
            <text:p>-759.0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table:style-name="ce1" office:value-type="float" office:value="0.578679">
            <text:p>5.79E-01</text:p>
          </table:table-cell>
          <table:table-cell office:value-type="float" office:value="-762.528586">
            <text:p>-762.5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style-name="ce1" office:value-type="float" office:value="0.566908">
            <text:p>5.67E-01</text:p>
          </table:table-cell>
          <table:table-cell office:value-type="float" office:value="-764.8904">
            <text:p>-764.8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table:style-name="ce1" office:value-type="float" office:value="0.576023">
            <text:p>5.76E-01</text:p>
          </table:table-cell>
          <table:table-cell office:value-type="float" office:value="-765.393854">
            <text:p>-765.3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table:style-name="ce1" office:value-type="float" office:value="0.566059">
            <text:p>5.66E-01</text:p>
          </table:table-cell>
          <table:table-cell office:value-type="float" office:value="-769.328453">
            <text:p>-769.3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table:style-name="ce1" office:value-type="float" office:value="0.576109">
            <text:p>5.76E-01</text:p>
          </table:table-cell>
          <table:table-cell office:value-type="float" office:value="-768.429128">
            <text:p>-768.4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style-name="ce1" office:value-type="float" office:value="0.570297">
            <text:p>5.70E-01</text:p>
          </table:table-cell>
          <table:table-cell office:value-type="float" office:value="-767.111278">
            <text:p>-767.1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table:style-name="ce1" office:value-type="float" office:value="0.572136">
            <text:p>5.72E-01</text:p>
          </table:table-cell>
          <table:table-cell office:value-type="float" office:value="-770.33">
            <text:p>-770.3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table:style-name="ce1" office:value-type="float" office:value="0.579094">
            <text:p>5.79E-01</text:p>
          </table:table-cell>
          <table:table-cell office:value-type="float" office:value="-774.692612">
            <text:p>-774.6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table:style-name="ce1" office:value-type="float" office:value="0.580722">
            <text:p>5.81E-01</text:p>
          </table:table-cell>
          <table:table-cell office:value-type="float" office:value="-769.80791">
            <text:p>-769.8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table:style-name="ce1" office:value-type="float" office:value="0.563784">
            <text:p>5.64E-01</text:p>
          </table:table-cell>
          <table:table-cell office:value-type="float" office:value="-763.480112">
            <text:p>-763.4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table:style-name="ce1" office:value-type="float" office:value="0.576657">
            <text:p>5.77E-01</text:p>
          </table:table-cell>
          <table:table-cell office:value-type="float" office:value="-765.983777">
            <text:p>-765.9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style-name="ce1" office:value-type="float" office:value="0.585429">
            <text:p>5.85E-01</text:p>
          </table:table-cell>
          <table:table-cell office:value-type="float" office:value="-765.394283">
            <text:p>-765.39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7">
            <text:p>107</text:p>
          </table:table-cell>
          <table:table-cell table:style-name="ce1" office:value-type="float" office:value="0.581544">
            <text:p>5.82E-01</text:p>
          </table:table-cell>
          <table:table-cell office:value-type="float" office:value="-764.641813">
            <text:p>-764.6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style-name="ce1" office:value-type="float" office:value="0.569977">
            <text:p>5.70E-01</text:p>
          </table:table-cell>
          <table:table-cell office:value-type="float" office:value="-777.983746">
            <text:p>-777.9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table:style-name="ce1" office:value-type="float" office:value="0.579188">
            <text:p>5.79E-01</text:p>
          </table:table-cell>
          <table:table-cell office:value-type="float" office:value="-765.097603">
            <text:p>-765.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10">
            <text:p>110</text:p>
          </table:table-cell>
          <table:table-cell table:style-name="ce1" office:value-type="float" office:value="0.579111">
            <text:p>5.79E-01</text:p>
          </table:table-cell>
          <table:table-cell office:value-type="float" office:value="-767.647787">
            <text:p>-767.65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11">
            <text:p>111</text:p>
          </table:table-cell>
          <table:table-cell table:style-name="ce1" office:value-type="float" office:value="0.563609">
            <text:p>5.64E-01</text:p>
          </table:table-cell>
          <table:table-cell office:value-type="float" office:value="-758.59556">
            <text:p>-758.6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table:style-name="ce1" office:value-type="float" office:value="0.580341">
            <text:p>5.80E-01</text:p>
          </table:table-cell>
          <table:table-cell office:value-type="float" office:value="-757.919622">
            <text:p>-757.92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1" office:value-type="float" office:value="0.564091">
            <text:p>5.64E-01</text:p>
          </table:table-cell>
          <table:table-cell office:value-type="float" office:value="-759.781513">
            <text:p>-759.7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1" office:value-type="float" office:value="0.578514">
            <text:p>5.79E-01</text:p>
          </table:table-cell>
          <table:table-cell office:value-type="float" office:value="-759.706617">
            <text:p>-759.71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1" office:value-type="float" office:value="0.567141">
            <text:p>5.67E-01</text:p>
          </table:table-cell>
          <table:table-cell office:value-type="float" office:value="-755.073315">
            <text:p>-755.0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1" office:value-type="float" office:value="0.568957">
            <text:p>5.69E-01</text:p>
          </table:table-cell>
          <table:table-cell office:value-type="float" office:value="-758.28481">
            <text:p>-758.28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style-name="ce1" office:value-type="float" office:value="0.584294">
            <text:p>5.84E-01</text:p>
          </table:table-cell>
          <table:table-cell office:value-type="float" office:value="-761.34092">
            <text:p>-761.3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style-name="ce1" office:value-type="float" office:value="0.580128">
            <text:p>5.80E-01</text:p>
          </table:table-cell>
          <table:table-cell office:value-type="float" office:value="-762.0703">
            <text:p>-762.0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1" office:value-type="float" office:value="0.587245">
            <text:p>5.87E-01</text:p>
          </table:table-cell>
          <table:table-cell office:value-type="float" office:value="-758.874996">
            <text:p>-758.87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1" office:value-type="float" office:value="0.580926">
            <text:p>5.81E-01</text:p>
          </table:table-cell>
          <table:table-cell office:value-type="float" office:value="-761.029721">
            <text:p>-761.03</text:p>
          </table:table-cell>
        </table:table-row>
        <table:table-row table:style-name="ro2">
          <table:table-cell/>
          <table:table-cell office:value-type="string">
            <text:p>#SDC4 V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" office:value-type="float" office:value="0.557157">
            <text:p>5.57E-01</text:p>
          </table:table-cell>
          <table:table-cell office:value-type="float" office:value="-799.23655">
            <text:p>-799.2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" office:value-type="float" office:value="0.581515">
            <text:p>5.82E-01</text:p>
          </table:table-cell>
          <table:table-cell office:value-type="float" office:value="-800.109272">
            <text:p>-800.1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style-name="ce1" office:value-type="float" office:value="0.582347">
            <text:p>5.82E-01</text:p>
          </table:table-cell>
          <table:table-cell office:value-type="float" office:value="-796.734211">
            <text:p>-796.7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style-name="ce1" office:value-type="float" office:value="0.572775">
            <text:p>5.73E-01</text:p>
          </table:table-cell>
          <table:table-cell office:value-type="float" office:value="-802.093028">
            <text:p>-802.0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style-name="ce1" office:value-type="float" office:value="0.576269">
            <text:p>5.76E-01</text:p>
          </table:table-cell>
          <table:table-cell office:value-type="float" office:value="-796.67587">
            <text:p>-796.6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style-name="ce1" office:value-type="float" office:value="0.575802">
            <text:p>5.76E-01</text:p>
          </table:table-cell>
          <table:table-cell office:value-type="float" office:value="-805.953172">
            <text:p>-805.9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style-name="ce1" office:value-type="float" office:value="0.580144">
            <text:p>5.80E-01</text:p>
          </table:table-cell>
          <table:table-cell office:value-type="float" office:value="-788.246885">
            <text:p>-788.2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style-name="ce1" office:value-type="float" office:value="0.586965">
            <text:p>5.87E-01</text:p>
          </table:table-cell>
          <table:table-cell office:value-type="float" office:value="-789.26677">
            <text:p>-789.2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style-name="ce1" office:value-type="float" office:value="0.563433">
            <text:p>5.63E-01</text:p>
          </table:table-cell>
          <table:table-cell office:value-type="float" office:value="-794.665541">
            <text:p>-794.6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style-name="ce1" office:value-type="float" office:value="0.554975">
            <text:p>5.55E-01</text:p>
          </table:table-cell>
          <table:table-cell office:value-type="float" office:value="-793.006274">
            <text:p>-793.0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style-name="ce1" office:value-type="float" office:value="0.595239">
            <text:p>5.95E-01</text:p>
          </table:table-cell>
          <table:table-cell office:value-type="float" office:value="-796.928622">
            <text:p>-796.9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style-name="ce1" office:value-type="float" office:value="0.598202">
            <text:p>5.98E-01</text:p>
          </table:table-cell>
          <table:table-cell office:value-type="float" office:value="-707.528714">
            <text:p>-707.5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style-name="ce1" office:value-type="float" office:value="0.574892">
            <text:p>5.75E-01</text:p>
          </table:table-cell>
          <table:table-cell office:value-type="float" office:value="-809.86216">
            <text:p>-809.8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style-name="ce1" office:value-type="float" office:value="0.558861">
            <text:p>5.59E-01</text:p>
          </table:table-cell>
          <table:table-cell office:value-type="float" office:value="-783.659342">
            <text:p>-783.6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style-name="ce1" office:value-type="float" office:value="0.567061">
            <text:p>5.67E-01</text:p>
          </table:table-cell>
          <table:table-cell office:value-type="float" office:value="-781.056333">
            <text:p>-781.0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style-name="ce1" office:value-type="float" office:value="0.574818">
            <text:p>5.75E-01</text:p>
          </table:table-cell>
          <table:table-cell office:value-type="float" office:value="-765.864093">
            <text:p>-765.8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table:style-name="ce1" office:value-type="float" office:value="0.606168">
            <text:p>6.06E-01</text:p>
          </table:table-cell>
          <table:table-cell office:value-type="float" office:value="-786.641815">
            <text:p>-786.6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style-name="ce1" office:value-type="float" office:value="0.559262">
            <text:p>5.59E-01</text:p>
          </table:table-cell>
          <table:table-cell office:value-type="float" office:value="-787.598177">
            <text:p>-787.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style-name="ce1" office:value-type="float" office:value="0.570273">
            <text:p>5.70E-01</text:p>
          </table:table-cell>
          <table:table-cell office:value-type="float" office:value="-794.777126">
            <text:p>-794.7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style-name="ce1" office:value-type="float" office:value="0.581014">
            <text:p>5.81E-01</text:p>
          </table:table-cell>
          <table:table-cell office:value-type="float" office:value="-813.839931">
            <text:p>-813.8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style-name="ce1" office:value-type="float" office:value="0.581939">
            <text:p>5.82E-01</text:p>
          </table:table-cell>
          <table:table-cell office:value-type="float" office:value="-798.807348">
            <text:p>-798.8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style-name="ce1" office:value-type="float" office:value="0.593346">
            <text:p>5.93E-01</text:p>
          </table:table-cell>
          <table:table-cell office:value-type="float" office:value="-798.441091">
            <text:p>-798.4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style-name="ce1" office:value-type="float" office:value="0.584023">
            <text:p>5.84E-01</text:p>
          </table:table-cell>
          <table:table-cell office:value-type="float" office:value="-804.932032">
            <text:p>-804.9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style-name="ce1" office:value-type="float" office:value="0.581561">
            <text:p>5.82E-01</text:p>
          </table:table-cell>
          <table:table-cell office:value-type="float" office:value="-794.738179">
            <text:p>-794.7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style-name="ce1" office:value-type="float" office:value="0.573678">
            <text:p>5.74E-01</text:p>
          </table:table-cell>
          <table:table-cell office:value-type="float" office:value="-770.927685">
            <text:p>-770.9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table:style-name="ce1" office:value-type="float" office:value="0.575832">
            <text:p>5.76E-01</text:p>
          </table:table-cell>
          <table:table-cell office:value-type="float" office:value="-808.5479">
            <text:p>-808.5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style-name="ce1" office:value-type="float" office:value="0.567387">
            <text:p>5.67E-01</text:p>
          </table:table-cell>
          <table:table-cell office:value-type="float" office:value="-789.5131">
            <text:p>-789.5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table:style-name="ce1" office:value-type="float" office:value="0.569548">
            <text:p>5.70E-01</text:p>
          </table:table-cell>
          <table:table-cell office:value-type="float" office:value="-786.215301">
            <text:p>-786.2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table:style-name="ce1" office:value-type="float" office:value="0.589778">
            <text:p>5.90E-01</text:p>
          </table:table-cell>
          <table:table-cell office:value-type="float" office:value="-784.789019">
            <text:p>-784.7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style-name="ce1" office:value-type="float" office:value="0.581616">
            <text:p>5.82E-01</text:p>
          </table:table-cell>
          <table:table-cell office:value-type="float" office:value="-788.980916">
            <text:p>-788.9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table:style-name="ce1" office:value-type="float" office:value="0.577773">
            <text:p>5.78E-01</text:p>
          </table:table-cell>
          <table:table-cell office:value-type="float" office:value="-776.199448">
            <text:p>-776.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table:style-name="ce1" office:value-type="float" office:value="0.596481">
            <text:p>5.96E-01</text:p>
          </table:table-cell>
          <table:table-cell office:value-type="float" office:value="-792.498826">
            <text:p>-792.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table:style-name="ce1" office:value-type="float" office:value="0.584869">
            <text:p>5.85E-01</text:p>
          </table:table-cell>
          <table:table-cell office:value-type="float" office:value="-787.851408">
            <text:p>-787.8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style-name="ce1" office:value-type="float" office:value="0.572949">
            <text:p>5.73E-01</text:p>
          </table:table-cell>
          <table:table-cell office:value-type="float" office:value="-785.591039">
            <text:p>-785.5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style-name="ce1" office:value-type="float" office:value="0.59801">
            <text:p>5.98E-01</text:p>
          </table:table-cell>
          <table:table-cell office:value-type="float" office:value="-784.840936">
            <text:p>-784.8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style-name="ce1" office:value-type="float" office:value="0.591593">
            <text:p>5.92E-01</text:p>
          </table:table-cell>
          <table:table-cell office:value-type="float" office:value="-790.910383">
            <text:p>-790.91</text:p>
          </table:table-cell>
        </table:table-row>
        <table:table-row table:style-name="ro2">
          <table:table-cell/>
          <table:table-cell table:number-columns-repeated="2" office:value-type="float" office:value="37">
            <text:p>37</text:p>
          </table:table-cell>
          <table:table-cell table:style-name="ce1" office:value-type="float" office:value="0.586525">
            <text:p>5.87E-01</text:p>
          </table:table-cell>
          <table:table-cell office:value-type="float" office:value="-797.7232">
            <text:p>-797.7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style-name="ce1" office:value-type="float" office:value="0.582217">
            <text:p>5.82E-01</text:p>
          </table:table-cell>
          <table:table-cell office:value-type="float" office:value="-800.031587">
            <text:p>-800.0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style-name="ce1" office:value-type="float" office:value="0.5972">
            <text:p>5.97E-01</text:p>
          </table:table-cell>
          <table:table-cell office:value-type="float" office:value="-798.322047">
            <text:p>-798.3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style-name="ce1" office:value-type="float" office:value="0.579101">
            <text:p>5.79E-01</text:p>
          </table:table-cell>
          <table:table-cell office:value-type="float" office:value="-773.015046">
            <text:p>-773.0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style-name="ce1" office:value-type="float" office:value="0.601852">
            <text:p>6.02E-01</text:p>
          </table:table-cell>
          <table:table-cell office:value-type="float" office:value="-798.087178">
            <text:p>-798.0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style-name="ce1" office:value-type="float" office:value="0.567509">
            <text:p>5.68E-01</text:p>
          </table:table-cell>
          <table:table-cell office:value-type="float" office:value="-785.541812">
            <text:p>-785.5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style-name="ce1" office:value-type="float" office:value="0.577338">
            <text:p>5.77E-01</text:p>
          </table:table-cell>
          <table:table-cell office:value-type="float" office:value="-776.142657">
            <text:p>-776.1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table:style-name="ce1" office:value-type="float" office:value="0.590582">
            <text:p>5.91E-01</text:p>
          </table:table-cell>
          <table:table-cell office:value-type="float" office:value="-791.038772">
            <text:p>-791.0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style-name="ce1" office:value-type="float" office:value="0.5908">
            <text:p>5.91E-01</text:p>
          </table:table-cell>
          <table:table-cell office:value-type="float" office:value="-793.825427">
            <text:p>-793.8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table:style-name="ce1" office:value-type="float" office:value="0.579549">
            <text:p>5.80E-01</text:p>
          </table:table-cell>
          <table:table-cell office:value-type="float" office:value="-796.736667">
            <text:p>-796.7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style-name="ce1" office:value-type="float" office:value="0.594831">
            <text:p>5.95E-01</text:p>
          </table:table-cell>
          <table:table-cell office:value-type="float" office:value="-781.210387">
            <text:p>-781.2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table:style-name="ce1" office:value-type="float" office:value="0.569612">
            <text:p>5.70E-01</text:p>
          </table:table-cell>
          <table:table-cell office:value-type="float" office:value="-787.196491">
            <text:p>-787.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table:style-name="ce1" office:value-type="float" office:value="0.57761">
            <text:p>5.78E-01</text:p>
          </table:table-cell>
          <table:table-cell office:value-type="float" office:value="-808.886589">
            <text:p>-808.8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style-name="ce1" office:value-type="float" office:value="0.597944">
            <text:p>5.98E-01</text:p>
          </table:table-cell>
          <table:table-cell office:value-type="float" office:value="-794.2664">
            <text:p>-794.2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style-name="ce1" office:value-type="float" office:value="0.5864">
            <text:p>5.86E-01</text:p>
          </table:table-cell>
          <table:table-cell office:value-type="float" office:value="-804.047585">
            <text:p>-804.0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style-name="ce1" office:value-type="float" office:value="0.5854">
            <text:p>5.85E-01</text:p>
          </table:table-cell>
          <table:table-cell office:value-type="float" office:value="-802.039263">
            <text:p>-802.0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style-name="ce1" office:value-type="float" office:value="0.596631">
            <text:p>5.97E-01</text:p>
          </table:table-cell>
          <table:table-cell office:value-type="float" office:value="-790.758781">
            <text:p>-790.7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table:style-name="ce1" office:value-type="float" office:value="0.56911">
            <text:p>5.69E-01</text:p>
          </table:table-cell>
          <table:table-cell office:value-type="float" office:value="-789.495446">
            <text:p>-789.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table:style-name="ce1" office:value-type="float" office:value="0.589964">
            <text:p>5.90E-01</text:p>
          </table:table-cell>
          <table:table-cell office:value-type="float" office:value="-790.491557">
            <text:p>-790.4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style-name="ce1" office:value-type="float" office:value="0.592691">
            <text:p>5.93E-01</text:p>
          </table:table-cell>
          <table:table-cell office:value-type="float" office:value="-789.72483">
            <text:p>-789.7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table:style-name="ce1" office:value-type="float" office:value="0.582739">
            <text:p>5.83E-01</text:p>
          </table:table-cell>
          <table:table-cell office:value-type="float" office:value="-784.671594">
            <text:p>-784.6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table:style-name="ce1" office:value-type="float" office:value="0.591827">
            <text:p>5.92E-01</text:p>
          </table:table-cell>
          <table:table-cell office:value-type="float" office:value="-791.951862">
            <text:p>-791.9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table:style-name="ce1" office:value-type="float" office:value="0.58195">
            <text:p>5.82E-01</text:p>
          </table:table-cell>
          <table:table-cell office:value-type="float" office:value="-797.316179">
            <text:p>-797.3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style-name="ce1" office:value-type="float" office:value="0.582387">
            <text:p>5.82E-01</text:p>
          </table:table-cell>
          <table:table-cell office:value-type="float" office:value="-793.125021">
            <text:p>-793.1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table:style-name="ce1" office:value-type="float" office:value="0.598064">
            <text:p>5.98E-01</text:p>
          </table:table-cell>
          <table:table-cell office:value-type="float" office:value="-801.003717">
            <text:p>-80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table:style-name="ce1" office:value-type="float" office:value="0.571471">
            <text:p>5.71E-01</text:p>
          </table:table-cell>
          <table:table-cell office:value-type="float" office:value="-788.546403">
            <text:p>-788.5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table:style-name="ce1" office:value-type="float" office:value="0.597799">
            <text:p>5.98E-01</text:p>
          </table:table-cell>
          <table:table-cell office:value-type="float" office:value="-784.448279">
            <text:p>-784.4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table:style-name="ce1" office:value-type="float" office:value="0.576302">
            <text:p>5.76E-01</text:p>
          </table:table-cell>
          <table:table-cell office:value-type="float" office:value="-794.212748">
            <text:p>-794.2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table:style-name="ce1" office:value-type="float" office:value="0.593078">
            <text:p>5.93E-01</text:p>
          </table:table-cell>
          <table:table-cell office:value-type="float" office:value="-790.424086">
            <text:p>-790.4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table:style-name="ce1" office:value-type="float" office:value="0.606262">
            <text:p>6.06E-01</text:p>
          </table:table-cell>
          <table:table-cell office:value-type="float" office:value="-794.466668">
            <text:p>-794.4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table:style-name="ce1" office:value-type="float" office:value="0.581567">
            <text:p>5.82E-01</text:p>
          </table:table-cell>
          <table:table-cell office:value-type="float" office:value="-806.07015">
            <text:p>-806.0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table:style-name="ce1" office:value-type="float" office:value="0.575183">
            <text:p>5.75E-01</text:p>
          </table:table-cell>
          <table:table-cell office:value-type="float" office:value="-801.822301">
            <text:p>-801.8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table:style-name="ce1" office:value-type="float" office:value="0.588399">
            <text:p>5.88E-01</text:p>
          </table:table-cell>
          <table:table-cell office:value-type="float" office:value="-803.212772">
            <text:p>-803.2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table:style-name="ce1" office:value-type="float" office:value="0.600464">
            <text:p>6.00E-01</text:p>
          </table:table-cell>
          <table:table-cell office:value-type="float" office:value="-799.982335">
            <text:p>-799.9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table:style-name="ce1" office:value-type="float" office:value="0.565875">
            <text:p>5.66E-01</text:p>
          </table:table-cell>
          <table:table-cell office:value-type="float" office:value="-792.933185">
            <text:p>-792.9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table:style-name="ce1" office:value-type="float" office:value="0.595521">
            <text:p>5.96E-01</text:p>
          </table:table-cell>
          <table:table-cell office:value-type="float" office:value="-788.049171">
            <text:p>-788.0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table:style-name="ce1" office:value-type="float" office:value="0.587993">
            <text:p>5.88E-01</text:p>
          </table:table-cell>
          <table:table-cell office:value-type="float" office:value="-790.831545">
            <text:p>-790.8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table:style-name="ce1" office:value-type="float" office:value="0.588394">
            <text:p>5.88E-01</text:p>
          </table:table-cell>
          <table:table-cell office:value-type="float" office:value="-791.841933">
            <text:p>-791.8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table:style-name="ce1" office:value-type="float" office:value="0.596306">
            <text:p>5.96E-01</text:p>
          </table:table-cell>
          <table:table-cell office:value-type="float" office:value="-784.208419">
            <text:p>-784.2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style-name="ce1" office:value-type="float" office:value="0.573609">
            <text:p>5.74E-01</text:p>
          </table:table-cell>
          <table:table-cell office:value-type="float" office:value="-793.512">
            <text:p>-793.5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table:style-name="ce1" office:value-type="float" office:value="0.586689">
            <text:p>5.87E-01</text:p>
          </table:table-cell>
          <table:table-cell office:value-type="float" office:value="-797.475965">
            <text:p>-797.4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table:style-name="ce1" office:value-type="float" office:value="0.598423">
            <text:p>5.98E-01</text:p>
          </table:table-cell>
          <table:table-cell office:value-type="float" office:value="-793.288738">
            <text:p>-793.2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table:style-name="ce1" office:value-type="float" office:value="0.572177">
            <text:p>5.72E-01</text:p>
          </table:table-cell>
          <table:table-cell office:value-type="float" office:value="-784.654073">
            <text:p>-784.6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table:style-name="ce1" office:value-type="float" office:value="0.599549">
            <text:p>6.00E-01</text:p>
          </table:table-cell>
          <table:table-cell office:value-type="float" office:value="-799.28078">
            <text:p>-799.2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table:style-name="ce1" office:value-type="float" office:value="0.602357">
            <text:p>6.02E-01</text:p>
          </table:table-cell>
          <table:table-cell office:value-type="float" office:value="-801.420772">
            <text:p>-801.4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table:style-name="ce1" office:value-type="float" office:value="0.587374">
            <text:p>5.87E-01</text:p>
          </table:table-cell>
          <table:table-cell office:value-type="float" office:value="-796.422307">
            <text:p>-796.4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table:style-name="ce1" office:value-type="float" office:value="0.565663">
            <text:p>5.66E-01</text:p>
          </table:table-cell>
          <table:table-cell office:value-type="float" office:value="-793.568063">
            <text:p>-793.5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table:style-name="ce1" office:value-type="float" office:value="0.565798">
            <text:p>5.66E-01</text:p>
          </table:table-cell>
          <table:table-cell office:value-type="float" office:value="-807.297233">
            <text:p>-807.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table:style-name="ce1" office:value-type="float" office:value="0.584647">
            <text:p>5.85E-01</text:p>
          </table:table-cell>
          <table:table-cell office:value-type="float" office:value="-795.488937">
            <text:p>-795.4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table:style-name="ce1" office:value-type="float" office:value="0.5883">
            <text:p>5.88E-01</text:p>
          </table:table-cell>
          <table:table-cell office:value-type="float" office:value="-803.615881">
            <text:p>-803.6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table:style-name="ce1" office:value-type="float" office:value="0.594266">
            <text:p>5.94E-01</text:p>
          </table:table-cell>
          <table:table-cell office:value-type="float" office:value="-805.6906">
            <text:p>-805.6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table:style-name="ce1" office:value-type="float" office:value="0.59002">
            <text:p>5.90E-01</text:p>
          </table:table-cell>
          <table:table-cell office:value-type="float" office:value="-793.566226">
            <text:p>-793.5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table:style-name="ce1" office:value-type="float" office:value="0.5778">
            <text:p>5.78E-01</text:p>
          </table:table-cell>
          <table:table-cell office:value-type="float" office:value="-795.764936">
            <text:p>-795.7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 table:style-name="ce1" office:value-type="float" office:value="0.603">
            <text:p>6.03E-01</text:p>
          </table:table-cell>
          <table:table-cell office:value-type="float" office:value="-788.08329">
            <text:p>-788.0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1">
            <text:p>91</text:p>
          </table:table-cell>
          <table:table-cell table:style-name="ce1" office:value-type="float" office:value="0.585028">
            <text:p>5.85E-01</text:p>
          </table:table-cell>
          <table:table-cell office:value-type="float" office:value="-796.778808">
            <text:p>-796.7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table:style-name="ce1" office:value-type="float" office:value="0.574385">
            <text:p>5.74E-01</text:p>
          </table:table-cell>
          <table:table-cell office:value-type="float" office:value="-787.459414">
            <text:p>-787.4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table:style-name="ce1" office:value-type="float" office:value="0.570937">
            <text:p>5.71E-01</text:p>
          </table:table-cell>
          <table:table-cell office:value-type="float" office:value="-775.892761">
            <text:p>-775.8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table:style-name="ce1" office:value-type="float" office:value="0.574052">
            <text:p>5.74E-01</text:p>
          </table:table-cell>
          <table:table-cell office:value-type="float" office:value="-773.685425">
            <text:p>-773.6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table:style-name="ce1" office:value-type="float" office:value="0.5834">
            <text:p>5.83E-01</text:p>
          </table:table-cell>
          <table:table-cell office:value-type="float" office:value="-769.604575">
            <text:p>-769.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style-name="ce1" office:value-type="float" office:value="0.567955">
            <text:p>5.68E-01</text:p>
          </table:table-cell>
          <table:table-cell office:value-type="float" office:value="-779.204009">
            <text:p>-779.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7">
            <text:p>97</text:p>
          </table:table-cell>
          <table:table-cell table:style-name="ce1" office:value-type="float" office:value="0.586832">
            <text:p>5.87E-01</text:p>
          </table:table-cell>
          <table:table-cell office:value-type="float" office:value="-791.242512">
            <text:p>-791.2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table:style-name="ce1" office:value-type="float" office:value="0.568132">
            <text:p>5.68E-01</text:p>
          </table:table-cell>
          <table:table-cell office:value-type="float" office:value="-777.984418">
            <text:p>-777.9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table:style-name="ce1" office:value-type="float" office:value="0.582228">
            <text:p>5.82E-01</text:p>
          </table:table-cell>
          <table:table-cell office:value-type="float" office:value="-760.99777">
            <text:p>-76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style-name="ce1" office:value-type="float" office:value="0.584097">
            <text:p>5.84E-01</text:p>
          </table:table-cell>
          <table:table-cell office:value-type="float" office:value="-777.65629">
            <text:p>-777.6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table:style-name="ce1" office:value-type="float" office:value="0.598035">
            <text:p>5.98E-01</text:p>
          </table:table-cell>
          <table:table-cell office:value-type="float" office:value="-776.504608">
            <text:p>-776.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2">
            <text:p>102</text:p>
          </table:table-cell>
          <table:table-cell table:style-name="ce1" office:value-type="float" office:value="0.5516">
            <text:p>5.52E-01</text:p>
          </table:table-cell>
          <table:table-cell office:value-type="float" office:value="-783.909732">
            <text:p>-783.9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table:style-name="ce1" office:value-type="float" office:value="0.563442">
            <text:p>5.63E-01</text:p>
          </table:table-cell>
          <table:table-cell office:value-type="float" office:value="-754.915299">
            <text:p>-754.9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table:style-name="ce1" office:value-type="float" office:value="0.565415">
            <text:p>5.65E-01</text:p>
          </table:table-cell>
          <table:table-cell office:value-type="float" office:value="-780.083747">
            <text:p>-780.0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table:style-name="ce1" office:value-type="float" office:value="0.590856">
            <text:p>5.91E-01</text:p>
          </table:table-cell>
          <table:table-cell office:value-type="float" office:value="-757.64039">
            <text:p>-757.6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6">
            <text:p>106</text:p>
          </table:table-cell>
          <table:table-cell table:style-name="ce1" office:value-type="float" office:value="0.587981">
            <text:p>5.88E-01</text:p>
          </table:table-cell>
          <table:table-cell office:value-type="float" office:value="-777.572348">
            <text:p>-777.5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table:style-name="ce1" office:value-type="float" office:value="0.579335">
            <text:p>5.79E-01</text:p>
          </table:table-cell>
          <table:table-cell office:value-type="float" office:value="-780.366164">
            <text:p>-780.3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  <table:table-cell table:style-name="ce1" office:value-type="float" office:value="0.578342">
            <text:p>5.78E-01</text:p>
          </table:table-cell>
          <table:table-cell office:value-type="float" office:value="-781.319754">
            <text:p>-781.3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09">
            <text:p>109</text:p>
          </table:table-cell>
          <table:table-cell table:style-name="ce1" office:value-type="float" office:value="0.58211">
            <text:p>5.82E-01</text:p>
          </table:table-cell>
          <table:table-cell office:value-type="float" office:value="-776.841046">
            <text:p>-776.8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table:style-name="ce1" office:value-type="float" office:value="0.552598">
            <text:p>5.53E-01</text:p>
          </table:table-cell>
          <table:table-cell office:value-type="float" office:value="-760.500842">
            <text:p>-760.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table:style-name="ce1" office:value-type="float" office:value="0.582906">
            <text:p>5.83E-01</text:p>
          </table:table-cell>
          <table:table-cell office:value-type="float" office:value="-782.2579">
            <text:p>-782.26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12">
            <text:p>112</text:p>
          </table:table-cell>
          <table:table-cell table:style-name="ce1" office:value-type="float" office:value="0.59642">
            <text:p>5.96E-01</text:p>
          </table:table-cell>
          <table:table-cell office:value-type="float" office:value="-781.636614">
            <text:p>-781.6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1" office:value-type="float" office:value="0.588978">
            <text:p>5.89E-01</text:p>
          </table:table-cell>
          <table:table-cell office:value-type="float" office:value="-767.802321">
            <text:p>-767.8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" office:value-type="float" office:value="0.574735">
            <text:p>5.75E-01</text:p>
          </table:table-cell>
          <table:table-cell office:value-type="float" office:value="-776.624493">
            <text:p>-776.62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" office:value-type="float" office:value="0.562151">
            <text:p>5.62E-01</text:p>
          </table:table-cell>
          <table:table-cell office:value-type="float" office:value="-759.592704">
            <text:p>-759.5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style-name="ce1" office:value-type="float" office:value="0.569667">
            <text:p>5.70E-01</text:p>
          </table:table-cell>
          <table:table-cell office:value-type="float" office:value="-751.2904">
            <text:p>-751.29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style-name="ce1" office:value-type="float" office:value="0.569504">
            <text:p>5.70E-01</text:p>
          </table:table-cell>
          <table:table-cell office:value-type="float" office:value="-777.405083">
            <text:p>-777.4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style-name="ce1" office:value-type="float" office:value="0.557568">
            <text:p>5.58E-01</text:p>
          </table:table-cell>
          <table:table-cell office:value-type="float" office:value="-774.626835">
            <text:p>-774.63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1" office:value-type="float" office:value="0.588391">
            <text:p>5.88E-01</text:p>
          </table:table-cell>
          <table:table-cell office:value-type="float" office:value="-763.512836">
            <text:p>-763.51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" office:value-type="float" office:value="0.566191">
            <text:p>5.66E-01</text:p>
          </table:table-cell>
          <table:table-cell office:value-type="float" office:value="-778.876401">
            <text:p>-778.88</text:p>
          </table:table-cell>
        </table:table-row>
        <table:table-row table:style-name="ro2">
          <table:table-cell/>
          <table:table-cell office:value-type="string">
            <text:p>#SDC4 X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" office:value-type="float" office:value="0.564053">
            <text:p>5.64E-01</text:p>
          </table:table-cell>
          <table:table-cell office:value-type="float" office:value="-781.618672">
            <text:p>-781.6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style-name="ce1" office:value-type="float" office:value="0.559371">
            <text:p>5.59E-01</text:p>
          </table:table-cell>
          <table:table-cell office:value-type="float" office:value="-782.355475">
            <text:p>-782.3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style-name="ce1" office:value-type="float" office:value="0.564702">
            <text:p>5.65E-01</text:p>
          </table:table-cell>
          <table:table-cell office:value-type="float" office:value="-783.380135">
            <text:p>-783.3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style-name="ce1" office:value-type="float" office:value="0.579684">
            <text:p>5.80E-01</text:p>
          </table:table-cell>
          <table:table-cell office:value-type="float" office:value="-790.519966">
            <text:p>-790.5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style-name="ce1" office:value-type="float" office:value="0.559041">
            <text:p>5.59E-01</text:p>
          </table:table-cell>
          <table:table-cell office:value-type="float" office:value="-793.004255">
            <text:p>-79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style-name="ce1" office:value-type="float" office:value="0.553937">
            <text:p>5.54E-01</text:p>
          </table:table-cell>
          <table:table-cell office:value-type="float" office:value="-783.341109">
            <text:p>-783.3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style-name="ce1" office:value-type="float" office:value="0.561639">
            <text:p>5.62E-01</text:p>
          </table:table-cell>
          <table:table-cell office:value-type="float" office:value="-787.880706">
            <text:p>-787.8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style-name="ce1" office:value-type="float" office:value="0.575453">
            <text:p>5.75E-01</text:p>
          </table:table-cell>
          <table:table-cell office:value-type="float" office:value="-783.982933">
            <text:p>-783.9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style-name="ce1" office:value-type="float" office:value="0.578619">
            <text:p>5.79E-01</text:p>
          </table:table-cell>
          <table:table-cell office:value-type="float" office:value="-785.89921">
            <text:p>-785.9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style-name="ce1" office:value-type="float" office:value="0.562806">
            <text:p>5.63E-01</text:p>
          </table:table-cell>
          <table:table-cell office:value-type="float" office:value="-779.921929">
            <text:p>-779.9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style-name="ce1" office:value-type="float" office:value="0.559223">
            <text:p>5.59E-01</text:p>
          </table:table-cell>
          <table:table-cell office:value-type="float" office:value="-778.824137">
            <text:p>-778.8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style-name="ce1" office:value-type="float" office:value="0.572357">
            <text:p>5.72E-01</text:p>
          </table:table-cell>
          <table:table-cell office:value-type="float" office:value="-782.472437">
            <text:p>-782.4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style-name="ce1" office:value-type="float" office:value="0.581386">
            <text:p>5.81E-01</text:p>
          </table:table-cell>
          <table:table-cell office:value-type="float" office:value="-792.129153">
            <text:p>-792.1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style-name="ce1" office:value-type="float" office:value="0.56555">
            <text:p>5.66E-01</text:p>
          </table:table-cell>
          <table:table-cell office:value-type="float" office:value="-791.498522">
            <text:p>-791.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style-name="ce1" office:value-type="float" office:value="0.563595">
            <text:p>5.64E-01</text:p>
          </table:table-cell>
          <table:table-cell office:value-type="float" office:value="-789.282109">
            <text:p>-789.2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style-name="ce1" office:value-type="float" office:value="0.569086">
            <text:p>5.69E-01</text:p>
          </table:table-cell>
          <table:table-cell office:value-type="float" office:value="-786.222337">
            <text:p>-786.2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table:style-name="ce1" office:value-type="float" office:value="0.565006">
            <text:p>5.65E-01</text:p>
          </table:table-cell>
          <table:table-cell office:value-type="float" office:value="-789.891973">
            <text:p>-789.89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style-name="ce1" office:value-type="float" office:value="0.574585">
            <text:p>5.75E-01</text:p>
          </table:table-cell>
          <table:table-cell office:value-type="float" office:value="-798.555594">
            <text:p>-798.5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style-name="ce1" office:value-type="float" office:value="0.577275">
            <text:p>5.77E-01</text:p>
          </table:table-cell>
          <table:table-cell office:value-type="float" office:value="-796.692456">
            <text:p>-796.69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style-name="ce1" office:value-type="float" office:value="0.570737">
            <text:p>5.71E-01</text:p>
          </table:table-cell>
          <table:table-cell office:value-type="float" office:value="-796.070773">
            <text:p>-796.0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table:style-name="ce1" office:value-type="float" office:value="0.581279">
            <text:p>5.81E-01</text:p>
          </table:table-cell>
          <table:table-cell office:value-type="float" office:value="-799.184506">
            <text:p>-799.1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style-name="ce1" office:value-type="float" office:value="0.568321">
            <text:p>5.68E-01</text:p>
          </table:table-cell>
          <table:table-cell office:value-type="float" office:value="-793.931314">
            <text:p>-793.9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style-name="ce1" office:value-type="float" office:value="0.580734">
            <text:p>5.81E-01</text:p>
          </table:table-cell>
          <table:table-cell office:value-type="float" office:value="-798.744016">
            <text:p>-798.7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style-name="ce1" office:value-type="float" office:value="0.590569">
            <text:p>5.91E-01</text:p>
          </table:table-cell>
          <table:table-cell office:value-type="float" office:value="-790.250878">
            <text:p>-790.2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style-name="ce1" office:value-type="float" office:value="0.569417">
            <text:p>5.69E-01</text:p>
          </table:table-cell>
          <table:table-cell office:value-type="float" office:value="-789.440711">
            <text:p>-789.4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style-name="ce1" office:value-type="float" office:value="0.573101">
            <text:p>5.73E-01</text:p>
          </table:table-cell>
          <table:table-cell office:value-type="float" office:value="-791.994836">
            <text:p>-791.99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table:style-name="ce1" office:value-type="float" office:value="0.560006">
            <text:p>5.60E-01</text:p>
          </table:table-cell>
          <table:table-cell office:value-type="float" office:value="-783.427033">
            <text:p>-783.4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table:style-name="ce1" office:value-type="float" office:value="0.580171">
            <text:p>5.80E-01</text:p>
          </table:table-cell>
          <table:table-cell office:value-type="float" office:value="-792.053335">
            <text:p>-792.0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style-name="ce1" office:value-type="float" office:value="0.593576">
            <text:p>5.94E-01</text:p>
          </table:table-cell>
          <table:table-cell office:value-type="float" office:value="-779.86311">
            <text:p>-779.8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style-name="ce1" office:value-type="float" office:value="0.572655">
            <text:p>5.73E-01</text:p>
          </table:table-cell>
          <table:table-cell office:value-type="float" office:value="-793.264002">
            <text:p>-793.2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style-name="ce1" office:value-type="float" office:value="0.585887">
            <text:p>5.86E-01</text:p>
          </table:table-cell>
          <table:table-cell office:value-type="float" office:value="-785.004609">
            <text:p>-78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style-name="ce1" office:value-type="float" office:value="0.562922">
            <text:p>5.63E-01</text:p>
          </table:table-cell>
          <table:table-cell office:value-type="float" office:value="-788.781761">
            <text:p>-788.7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style-name="ce1" office:value-type="float" office:value="0.58125">
            <text:p>5.81E-01</text:p>
          </table:table-cell>
          <table:table-cell office:value-type="float" office:value="-799.81729">
            <text:p>-799.8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1" office:value-type="float" office:value="0.567835">
            <text:p>5.68E-01</text:p>
          </table:table-cell>
          <table:table-cell office:value-type="float" office:value="-789.262818">
            <text:p>-789.2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style-name="ce1" office:value-type="float" office:value="0.575992">
            <text:p>5.76E-01</text:p>
          </table:table-cell>
          <table:table-cell office:value-type="float" office:value="-794.784133">
            <text:p>-794.7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style-name="ce1" office:value-type="float" office:value="0.588545">
            <text:p>5.89E-01</text:p>
          </table:table-cell>
          <table:table-cell office:value-type="float" office:value="-802.814261">
            <text:p>-802.81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style-name="ce1" office:value-type="float" office:value="0.572299">
            <text:p>5.72E-01</text:p>
          </table:table-cell>
          <table:table-cell office:value-type="float" office:value="-794.163338">
            <text:p>-794.16</text:p>
          </table:table-cell>
        </table:table-row>
        <table:table-row table:style-name="ro2">
          <table:table-cell/>
          <table:table-cell table:number-columns-repeated="2" office:value-type="float" office:value="38">
            <text:p>38</text:p>
          </table:table-cell>
          <table:table-cell table:style-name="ce1" office:value-type="float" office:value="0.595489">
            <text:p>5.95E-01</text:p>
          </table:table-cell>
          <table:table-cell office:value-type="float" office:value="-803.046492">
            <text:p>-803.0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1" office:value-type="float" office:value="0.559965">
            <text:p>5.60E-01</text:p>
          </table:table-cell>
          <table:table-cell office:value-type="float" office:value="-794.172112">
            <text:p>-794.1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style-name="ce1" office:value-type="float" office:value="0.573725">
            <text:p>5.74E-01</text:p>
          </table:table-cell>
          <table:table-cell office:value-type="float" office:value="-787.783494">
            <text:p>-787.7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style-name="ce1" office:value-type="float" office:value="0.583187">
            <text:p>5.83E-01</text:p>
          </table:table-cell>
          <table:table-cell office:value-type="float" office:value="-802.16809">
            <text:p>-802.1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style-name="ce1" office:value-type="float" office:value="0.587545">
            <text:p>5.88E-01</text:p>
          </table:table-cell>
          <table:table-cell office:value-type="float" office:value="-790.779294">
            <text:p>-790.7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1" office:value-type="float" office:value="0.585176">
            <text:p>5.85E-01</text:p>
          </table:table-cell>
          <table:table-cell office:value-type="float" office:value="-795.294441">
            <text:p>-795.29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table:style-name="ce1" office:value-type="float" office:value="0.586998">
            <text:p>5.87E-01</text:p>
          </table:table-cell>
          <table:table-cell office:value-type="float" office:value="-793.587099">
            <text:p>-793.59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style-name="ce1" office:value-type="float" office:value="0.551">
            <text:p>5.51E-01</text:p>
          </table:table-cell>
          <table:table-cell office:value-type="float" office:value="-797.09346">
            <text:p>-797.09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1" office:value-type="float" office:value="0.583849">
            <text:p>5.84E-01</text:p>
          </table:table-cell>
          <table:table-cell office:value-type="float" office:value="-792.633403">
            <text:p>-792.6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style-name="ce1" office:value-type="float" office:value="0.586683">
            <text:p>5.87E-01</text:p>
          </table:table-cell>
          <table:table-cell office:value-type="float" office:value="-791.557127">
            <text:p>-791.5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style-name="ce1" office:value-type="float" office:value="0.583267">
            <text:p>5.83E-01</text:p>
          </table:table-cell>
          <table:table-cell office:value-type="float" office:value="-792.924471">
            <text:p>-792.9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table:style-name="ce1" office:value-type="float" office:value="0.57578">
            <text:p>5.76E-01</text:p>
          </table:table-cell>
          <table:table-cell office:value-type="float" office:value="-790.85">
            <text:p>-790.8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style-name="ce1" office:value-type="float" office:value="0.592812">
            <text:p>5.93E-01</text:p>
          </table:table-cell>
          <table:table-cell office:value-type="float" office:value="-792.869886">
            <text:p>-792.8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style-name="ce1" office:value-type="float" office:value="0.62">
            <text:p>6.20E-01</text:p>
          </table:table-cell>
          <table:table-cell office:value-type="float" office:value="-798.832839">
            <text:p>-798.8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style-name="ce1" office:value-type="float" office:value="0.574683">
            <text:p>5.75E-01</text:p>
          </table:table-cell>
          <table:table-cell office:value-type="float" office:value="-796.841363">
            <text:p>-796.8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style-name="ce1" office:value-type="float" office:value="0.586982">
            <text:p>5.87E-01</text:p>
          </table:table-cell>
          <table:table-cell office:value-type="float" office:value="-795.443694">
            <text:p>-795.4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style-name="ce1" office:value-type="float" office:value="0.567837">
            <text:p>5.68E-01</text:p>
          </table:table-cell>
          <table:table-cell office:value-type="float" office:value="-792.008812">
            <text:p>-792.01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table:style-name="ce1" office:value-type="float" office:value="0.592989">
            <text:p>5.93E-01</text:p>
          </table:table-cell>
          <table:table-cell office:value-type="float" office:value="-805.981425">
            <text:p>-805.9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table:style-name="ce1" office:value-type="float" office:value="0.583532">
            <text:p>5.84E-01</text:p>
          </table:table-cell>
          <table:table-cell office:value-type="float" office:value="-789.766204">
            <text:p>-789.7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style-name="ce1" office:value-type="float" office:value="0.558289">
            <text:p>5.58E-01</text:p>
          </table:table-cell>
          <table:table-cell office:value-type="float" office:value="-801.160421">
            <text:p>-801.1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table:style-name="ce1" office:value-type="float" office:value="0.567087">
            <text:p>5.67E-01</text:p>
          </table:table-cell>
          <table:table-cell office:value-type="float" office:value="-790.566645">
            <text:p>-790.5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table:style-name="ce1" office:value-type="float" office:value="0.571827">
            <text:p>5.72E-01</text:p>
          </table:table-cell>
          <table:table-cell office:value-type="float" office:value="-801.998663">
            <text:p>-80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style-name="ce1" office:value-type="float" office:value="0.587792">
            <text:p>5.88E-01</text:p>
          </table:table-cell>
          <table:table-cell office:value-type="float" office:value="-798.000944">
            <text:p>-79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table:style-name="ce1" office:value-type="float" office:value="0.56181">
            <text:p>5.62E-01</text:p>
          </table:table-cell>
          <table:table-cell office:value-type="float" office:value="-796.971027">
            <text:p>-796.9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table:style-name="ce1" office:value-type="float" office:value="0.581381">
            <text:p>5.81E-01</text:p>
          </table:table-cell>
          <table:table-cell office:value-type="float" office:value="-786.37724">
            <text:p>-786.3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table:style-name="ce1" office:value-type="float" office:value="0.588462">
            <text:p>5.88E-01</text:p>
          </table:table-cell>
          <table:table-cell office:value-type="float" office:value="-778.968445">
            <text:p>-778.9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table:style-name="ce1" office:value-type="float" office:value="0.582936">
            <text:p>5.83E-01</text:p>
          </table:table-cell>
          <table:table-cell office:value-type="float" office:value="-781.771087">
            <text:p>-781.7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table:style-name="ce1" office:value-type="float" office:value="0.602727">
            <text:p>6.03E-01</text:p>
          </table:table-cell>
          <table:table-cell office:value-type="float" office:value="-774.350026">
            <text:p>-774.3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table:style-name="ce1" office:value-type="float" office:value="0.580272">
            <text:p>5.80E-01</text:p>
          </table:table-cell>
          <table:table-cell office:value-type="float" office:value="-783.89028">
            <text:p>-783.89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7">
            <text:p>67</text:p>
          </table:table-cell>
          <table:table-cell table:style-name="ce1" office:value-type="float" office:value="0.571022">
            <text:p>5.71E-01</text:p>
          </table:table-cell>
          <table:table-cell office:value-type="float" office:value="-782.472589">
            <text:p>-782.4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table:style-name="ce1" office:value-type="float" office:value="0.576878">
            <text:p>5.77E-01</text:p>
          </table:table-cell>
          <table:table-cell office:value-type="float" office:value="-795.730544">
            <text:p>-795.7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table:style-name="ce1" office:value-type="float" office:value="0.580665">
            <text:p>5.81E-01</text:p>
          </table:table-cell>
          <table:table-cell office:value-type="float" office:value="-788.233082">
            <text:p>-788.2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table:style-name="ce1" office:value-type="float" office:value="0.599294">
            <text:p>5.99E-01</text:p>
          </table:table-cell>
          <table:table-cell office:value-type="float" office:value="-761.453738">
            <text:p>-761.4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table:style-name="ce1" office:value-type="float" office:value="0.581638">
            <text:p>5.82E-01</text:p>
          </table:table-cell>
          <table:table-cell office:value-type="float" office:value="-794.069401">
            <text:p>-794.0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table:style-name="ce1" office:value-type="float" office:value="0.578776">
            <text:p>5.79E-01</text:p>
          </table:table-cell>
          <table:table-cell office:value-type="float" office:value="-782.664705">
            <text:p>-782.6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table:style-name="ce1" office:value-type="float" office:value="0.5743">
            <text:p>5.74E-01</text:p>
          </table:table-cell>
          <table:table-cell office:value-type="float" office:value="-776.242749">
            <text:p>-776.2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table:style-name="ce1" office:value-type="float" office:value="0.574528">
            <text:p>5.75E-01</text:p>
          </table:table-cell>
          <table:table-cell office:value-type="float" office:value="-779.026609">
            <text:p>-779.0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table:style-name="ce1" office:value-type="float" office:value="0.587212">
            <text:p>5.87E-01</text:p>
          </table:table-cell>
          <table:table-cell office:value-type="float" office:value="-789.509914">
            <text:p>-789.51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table:style-name="ce1" office:value-type="float" office:value="0.574528">
            <text:p>5.75E-01</text:p>
          </table:table-cell>
          <table:table-cell office:value-type="float" office:value="-783.2209">
            <text:p>-783.2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table:style-name="ce1" office:value-type="float" office:value="0.554897">
            <text:p>5.55E-01</text:p>
          </table:table-cell>
          <table:table-cell office:value-type="float" office:value="-780.138632">
            <text:p>-780.1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table:style-name="ce1" office:value-type="float" office:value="0.5769">
            <text:p>5.77E-01</text:p>
          </table:table-cell>
          <table:table-cell office:value-type="float" office:value="-775.806276">
            <text:p>-775.81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table:style-name="ce1" office:value-type="float" office:value="0.591087">
            <text:p>5.91E-01</text:p>
          </table:table-cell>
          <table:table-cell office:value-type="float" office:value="-790.923306">
            <text:p>-790.9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table:style-name="ce1" office:value-type="float" office:value="0.598983">
            <text:p>5.99E-01</text:p>
          </table:table-cell>
          <table:table-cell office:value-type="float" office:value="-768.443378">
            <text:p>-768.4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table:style-name="ce1" office:value-type="float" office:value="0.582243">
            <text:p>5.82E-01</text:p>
          </table:table-cell>
          <table:table-cell office:value-type="float" office:value="-786.738298">
            <text:p>-786.7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table:style-name="ce1" office:value-type="float" office:value="0.573251">
            <text:p>5.73E-01</text:p>
          </table:table-cell>
          <table:table-cell office:value-type="float" office:value="-805.978071">
            <text:p>-805.9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table:style-name="ce1" office:value-type="float" office:value="0.5788">
            <text:p>5.79E-01</text:p>
          </table:table-cell>
          <table:table-cell office:value-type="float" office:value="-794.828521">
            <text:p>-794.8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table:style-name="ce1" office:value-type="float" office:value="0.567677">
            <text:p>5.68E-01</text:p>
          </table:table-cell>
          <table:table-cell office:value-type="float" office:value="-794.27946">
            <text:p>-794.2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table:style-name="ce1" office:value-type="float" office:value="0.582412">
            <text:p>5.82E-01</text:p>
          </table:table-cell>
          <table:table-cell office:value-type="float" office:value="-775.007053">
            <text:p>-775.01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table:style-name="ce1" office:value-type="float" office:value="0.600561">
            <text:p>6.01E-01</text:p>
          </table:table-cell>
          <table:table-cell office:value-type="float" office:value="-789.640762">
            <text:p>-789.6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7">
            <text:p>87</text:p>
          </table:table-cell>
          <table:table-cell table:style-name="ce1" office:value-type="float" office:value="0.581676">
            <text:p>5.82E-01</text:p>
          </table:table-cell>
          <table:table-cell office:value-type="float" office:value="-782.738363">
            <text:p>-782.7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table:style-name="ce1" office:value-type="float" office:value="0.586279">
            <text:p>5.86E-01</text:p>
          </table:table-cell>
          <table:table-cell office:value-type="float" office:value="-783.269828">
            <text:p>-783.2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table:style-name="ce1" office:value-type="float" office:value="0.590631">
            <text:p>5.91E-01</text:p>
          </table:table-cell>
          <table:table-cell office:value-type="float" office:value="-778.153641">
            <text:p>-778.1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table:style-name="ce1" office:value-type="float" office:value="0.572919">
            <text:p>5.73E-01</text:p>
          </table:table-cell>
          <table:table-cell office:value-type="float" office:value="-784.159378">
            <text:p>-784.1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table:style-name="ce1" office:value-type="float" office:value="0.572">
            <text:p>5.72E-01</text:p>
          </table:table-cell>
          <table:table-cell office:value-type="float" office:value="-788.2322">
            <text:p>-788.2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table:style-name="ce1" office:value-type="float" office:value="0.58178">
            <text:p>5.82E-01</text:p>
          </table:table-cell>
          <table:table-cell office:value-type="float" office:value="-774.795006">
            <text:p>-774.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table:style-name="ce1" office:value-type="float" office:value="0.565347">
            <text:p>5.65E-01</text:p>
          </table:table-cell>
          <table:table-cell office:value-type="float" office:value="-785.902888">
            <text:p>-785.9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table:style-name="ce1" office:value-type="float" office:value="0.560406">
            <text:p>5.60E-01</text:p>
          </table:table-cell>
          <table:table-cell office:value-type="float" office:value="-802.680158">
            <text:p>-802.6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table:style-name="ce1" office:value-type="float" office:value="0.557994">
            <text:p>5.58E-01</text:p>
          </table:table-cell>
          <table:table-cell office:value-type="float" office:value="-797.278437">
            <text:p>-797.2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table:style-name="ce1" office:value-type="float" office:value="0.555689">
            <text:p>5.56E-01</text:p>
          </table:table-cell>
          <table:table-cell office:value-type="float" office:value="-790.305429">
            <text:p>-790.31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table:style-name="ce1" office:value-type="float" office:value="0.568829">
            <text:p>5.69E-01</text:p>
          </table:table-cell>
          <table:table-cell office:value-type="float" office:value="-790.716024">
            <text:p>-790.7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table:style-name="ce1" office:value-type="float" office:value="0.564421">
            <text:p>5.64E-01</text:p>
          </table:table-cell>
          <table:table-cell office:value-type="float" office:value="-795.474513">
            <text:p>-795.4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table:style-name="ce1" office:value-type="float" office:value="0.562166">
            <text:p>5.62E-01</text:p>
          </table:table-cell>
          <table:table-cell office:value-type="float" office:value="-793.08289">
            <text:p>-793.08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style-name="ce1" office:value-type="float" office:value="0.5534">
            <text:p>5.53E-01</text:p>
          </table:table-cell>
          <table:table-cell office:value-type="float" office:value="-796.202343">
            <text:p>-796.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table:style-name="ce1" office:value-type="float" office:value="0.570228">
            <text:p>5.70E-01</text:p>
          </table:table-cell>
          <table:table-cell office:value-type="float" office:value="-786.869199">
            <text:p>-786.87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2">
            <text:p>102</text:p>
          </table:table-cell>
          <table:table-cell table:style-name="ce1" office:value-type="float" office:value="0.57631">
            <text:p>5.76E-01</text:p>
          </table:table-cell>
          <table:table-cell office:value-type="float" office:value="-805.417385">
            <text:p>-805.42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table:style-name="ce1" office:value-type="float" office:value="0.572479">
            <text:p>5.72E-01</text:p>
          </table:table-cell>
          <table:table-cell office:value-type="float" office:value="-800.435029">
            <text:p>-800.4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table:style-name="ce1" office:value-type="float" office:value="0.571661">
            <text:p>5.72E-01</text:p>
          </table:table-cell>
          <table:table-cell office:value-type="float" office:value="-797.542264">
            <text:p>-797.5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table:style-name="ce1" office:value-type="float" office:value="0.577634">
            <text:p>5.78E-01</text:p>
          </table:table-cell>
          <table:table-cell office:value-type="float" office:value="-802.732295">
            <text:p>-802.73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table:style-name="ce1" office:value-type="float" office:value="0.560787">
            <text:p>5.61E-01</text:p>
          </table:table-cell>
          <table:table-cell office:value-type="float" office:value="-807.440763">
            <text:p>-807.4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table:style-name="ce1" office:value-type="float" office:value="0.564004">
            <text:p>5.64E-01</text:p>
          </table:table-cell>
          <table:table-cell office:value-type="float" office:value="-783.0508">
            <text:p>-783.0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table:style-name="ce1" office:value-type="float" office:value="0.567509">
            <text:p>5.68E-01</text:p>
          </table:table-cell>
          <table:table-cell office:value-type="float" office:value="-783.793286">
            <text:p>-783.79</text:p>
          </table:table-cell>
        </table:table-row>
        <table:table-row table:style-name="ro2">
          <table:table-cell/>
          <table:table-cell office:value-type="string">
            <text:p>#SDC4 U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" office:value-type="float" office:value="0.589277">
            <text:p>5.89E-01</text:p>
          </table:table-cell>
          <table:table-cell office:value-type="float" office:value="-785.558494">
            <text:p>-785.56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" office:value-type="float" office:value="0.580543">
            <text:p>5.81E-01</text:p>
          </table:table-cell>
          <table:table-cell office:value-type="float" office:value="-770.466301">
            <text:p>-770.4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ce1" office:value-type="float" office:value="0.578563">
            <text:p>5.79E-01</text:p>
          </table:table-cell>
          <table:table-cell office:value-type="float" office:value="-768.586382">
            <text:p>-768.5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style-name="ce1" office:value-type="float" office:value="0.59038">
            <text:p>5.90E-01</text:p>
          </table:table-cell>
          <table:table-cell office:value-type="float" office:value="-783.912585">
            <text:p>-783.9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table:style-name="ce1" office:value-type="float" office:value="0.581801">
            <text:p>5.82E-01</text:p>
          </table:table-cell>
          <table:table-cell office:value-type="float" office:value="-783.203135">
            <text:p>-783.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style-name="ce1" office:value-type="float" office:value="0.560011">
            <text:p>5.60E-01</text:p>
          </table:table-cell>
          <table:table-cell office:value-type="float" office:value="-770.474315">
            <text:p>-770.4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table:style-name="ce1" office:value-type="float" office:value="0.559125">
            <text:p>5.59E-01</text:p>
          </table:table-cell>
          <table:table-cell office:value-type="float" office:value="-773.497368">
            <text:p>-773.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style-name="ce1" office:value-type="float" office:value="0.5794">
            <text:p>5.79E-01</text:p>
          </table:table-cell>
          <table:table-cell office:value-type="float" office:value="-778.388774">
            <text:p>-778.3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table:style-name="ce1" office:value-type="float" office:value="0.595774">
            <text:p>5.96E-01</text:p>
          </table:table-cell>
          <table:table-cell office:value-type="float" office:value="-777.865669">
            <text:p>-777.8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style-name="ce1" office:value-type="float" office:value="0.568297">
            <text:p>5.68E-01</text:p>
          </table:table-cell>
          <table:table-cell office:value-type="float" office:value="-770.10499">
            <text:p>-770.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style-name="ce1" office:value-type="float" office:value="0.59237">
            <text:p>5.92E-01</text:p>
          </table:table-cell>
          <table:table-cell office:value-type="float" office:value="-778.580346">
            <text:p>-778.5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style-name="ce1" office:value-type="float" office:value="0.603443">
            <text:p>6.03E-01</text:p>
          </table:table-cell>
          <table:table-cell office:value-type="float" office:value="-776.368982">
            <text:p>-776.3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style-name="ce1" office:value-type="float" office:value="0.583268">
            <text:p>5.83E-01</text:p>
          </table:table-cell>
          <table:table-cell office:value-type="float" office:value="-766.033611">
            <text:p>-766.0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style-name="ce1" office:value-type="float" office:value="0.574228">
            <text:p>5.74E-01</text:p>
          </table:table-cell>
          <table:table-cell office:value-type="float" office:value="-769.514505">
            <text:p>-769.5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style-name="ce1" office:value-type="float" office:value="0.596312">
            <text:p>5.96E-01</text:p>
          </table:table-cell>
          <table:table-cell office:value-type="float" office:value="-771.219896">
            <text:p>-771.2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style-name="ce1" office:value-type="float" office:value="0.57644">
            <text:p>5.76E-01</text:p>
          </table:table-cell>
          <table:table-cell office:value-type="float" office:value="-775.91852">
            <text:p>-775.9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table:style-name="ce1" office:value-type="float" office:value="0.590997">
            <text:p>5.91E-01</text:p>
          </table:table-cell>
          <table:table-cell office:value-type="float" office:value="-776.346043">
            <text:p>-776.3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style-name="ce1" office:value-type="float" office:value="0.595007">
            <text:p>5.95E-01</text:p>
          </table:table-cell>
          <table:table-cell office:value-type="float" office:value="-779.209618">
            <text:p>-779.2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style-name="ce1" office:value-type="float" office:value="0.558346">
            <text:p>5.58E-01</text:p>
          </table:table-cell>
          <table:table-cell office:value-type="float" office:value="-785.870223">
            <text:p>-785.8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style-name="ce1" office:value-type="float" office:value="0.563454">
            <text:p>5.63E-01</text:p>
          </table:table-cell>
          <table:table-cell office:value-type="float" office:value="-782.534221">
            <text:p>-782.5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table:style-name="ce1" office:value-type="float" office:value="0.58493">
            <text:p>5.85E-01</text:p>
          </table:table-cell>
          <table:table-cell office:value-type="float" office:value="-778.567395">
            <text:p>-778.5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style-name="ce1" office:value-type="float" office:value="0.598659">
            <text:p>5.99E-01</text:p>
          </table:table-cell>
          <table:table-cell office:value-type="float" office:value="-785.448134">
            <text:p>-785.4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style-name="ce1" office:value-type="float" office:value="0.58467">
            <text:p>5.85E-01</text:p>
          </table:table-cell>
          <table:table-cell office:value-type="float" office:value="-771.1431">
            <text:p>-771.1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style-name="ce1" office:value-type="float" office:value="0.58322">
            <text:p>5.83E-01</text:p>
          </table:table-cell>
          <table:table-cell office:value-type="float" office:value="-778.2939">
            <text:p>-778.2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table:style-name="ce1" office:value-type="float" office:value="0.584739">
            <text:p>5.85E-01</text:p>
          </table:table-cell>
          <table:table-cell office:value-type="float" office:value="-786.823539">
            <text:p>-786.8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table:style-name="ce1" office:value-type="float" office:value="0.555763">
            <text:p>5.56E-01</text:p>
          </table:table-cell>
          <table:table-cell office:value-type="float" office:value="-783.822912">
            <text:p>-783.8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table:style-name="ce1" office:value-type="float" office:value="0.559902">
            <text:p>5.60E-01</text:p>
          </table:table-cell>
          <table:table-cell office:value-type="float" office:value="-778.285509">
            <text:p>-778.2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table:style-name="ce1" office:value-type="float" office:value="0.564393">
            <text:p>5.64E-01</text:p>
          </table:table-cell>
          <table:table-cell office:value-type="float" office:value="-767.742349">
            <text:p>-767.7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table:style-name="ce1" office:value-type="float" office:value="0.566435">
            <text:p>5.66E-01</text:p>
          </table:table-cell>
          <table:table-cell office:value-type="float" office:value="-789.633994">
            <text:p>-789.6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style-name="ce1" office:value-type="float" office:value="0.570557">
            <text:p>5.71E-01</text:p>
          </table:table-cell>
          <table:table-cell office:value-type="float" office:value="-785.958986">
            <text:p>-785.96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style-name="ce1" office:value-type="float" office:value="0.568421">
            <text:p>5.68E-01</text:p>
          </table:table-cell>
          <table:table-cell office:value-type="float" office:value="-788.685002">
            <text:p>-788.6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table:style-name="ce1" office:value-type="float" office:value="0.577368">
            <text:p>5.77E-01</text:p>
          </table:table-cell>
          <table:table-cell office:value-type="float" office:value="-786.373513">
            <text:p>-786.3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style-name="ce1" office:value-type="float" office:value="0.574174">
            <text:p>5.74E-01</text:p>
          </table:table-cell>
          <table:table-cell office:value-type="float" office:value="-789.291108">
            <text:p>-789.2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table:style-name="ce1" office:value-type="float" office:value="0.563477">
            <text:p>5.63E-01</text:p>
          </table:table-cell>
          <table:table-cell office:value-type="float" office:value="-791.53312">
            <text:p>-791.5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table:style-name="ce1" office:value-type="float" office:value="0.57179">
            <text:p>5.72E-01</text:p>
          </table:table-cell>
          <table:table-cell office:value-type="float" office:value="-791.575595">
            <text:p>-791.5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style-name="ce1" office:value-type="float" office:value="0.565296">
            <text:p>5.65E-01</text:p>
          </table:table-cell>
          <table:table-cell office:value-type="float" office:value="-794.016633">
            <text:p>-794.0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style-name="ce1" office:value-type="float" office:value="0.580777">
            <text:p>5.81E-01</text:p>
          </table:table-cell>
          <table:table-cell office:value-type="float" office:value="-793.740711">
            <text:p>-793.7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style-name="ce1" office:value-type="float" office:value="0.564333">
            <text:p>5.64E-01</text:p>
          </table:table-cell>
          <table:table-cell office:value-type="float" office:value="-794.723286">
            <text:p>-794.72</text:p>
          </table:table-cell>
        </table:table-row>
        <table:table-row table:style-name="ro2">
          <table:table-cell/>
          <table:table-cell table:number-columns-repeated="2" office:value-type="float" office:value="39">
            <text:p>39</text:p>
          </table:table-cell>
          <table:table-cell table:style-name="ce1" office:value-type="float" office:value="0.567645">
            <text:p>5.68E-01</text:p>
          </table:table-cell>
          <table:table-cell office:value-type="float" office:value="-799.377598">
            <text:p>-799.3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style-name="ce1" office:value-type="float" office:value="0.578258">
            <text:p>5.78E-01</text:p>
          </table:table-cell>
          <table:table-cell office:value-type="float" office:value="-794.147382">
            <text:p>-794.1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1" office:value-type="float" office:value="0.55809">
            <text:p>5.58E-01</text:p>
          </table:table-cell>
          <table:table-cell office:value-type="float" office:value="-790.357363">
            <text:p>-790.36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style-name="ce1" office:value-type="float" office:value="0.568864">
            <text:p>5.69E-01</text:p>
          </table:table-cell>
          <table:table-cell office:value-type="float" office:value="-792.01548">
            <text:p>-792.0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style-name="ce1" office:value-type="float" office:value="0.569252">
            <text:p>5.69E-01</text:p>
          </table:table-cell>
          <table:table-cell office:value-type="float" office:value="-793.452835">
            <text:p>-793.4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1" office:value-type="float" office:value="0.575715">
            <text:p>5.76E-01</text:p>
          </table:table-cell>
          <table:table-cell office:value-type="float" office:value="-799.421881">
            <text:p>-799.4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table:style-name="ce1" office:value-type="float" office:value="0.572752">
            <text:p>5.73E-01</text:p>
          </table:table-cell>
          <table:table-cell office:value-type="float" office:value="-795.993918">
            <text:p>-795.9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style-name="ce1" office:value-type="float" office:value="0.564894">
            <text:p>5.65E-01</text:p>
          </table:table-cell>
          <table:table-cell office:value-type="float" office:value="-797.790186">
            <text:p>-797.7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1" office:value-type="float" office:value="0.569797">
            <text:p>5.70E-01</text:p>
          </table:table-cell>
          <table:table-cell office:value-type="float" office:value="-790.804933">
            <text:p>-790.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style-name="ce1" office:value-type="float" office:value="0.569254">
            <text:p>5.69E-01</text:p>
          </table:table-cell>
          <table:table-cell office:value-type="float" office:value="-792.573923">
            <text:p>-792.5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style-name="ce1" office:value-type="float" office:value="0.579498">
            <text:p>5.79E-01</text:p>
          </table:table-cell>
          <table:table-cell office:value-type="float" office:value="-792.1026">
            <text:p>-792.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style-name="ce1" office:value-type="float" office:value="0.578232">
            <text:p>5.78E-01</text:p>
          </table:table-cell>
          <table:table-cell office:value-type="float" office:value="-782.893434">
            <text:p>-782.8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table:style-name="ce1" office:value-type="float" office:value="0.561926">
            <text:p>5.62E-01</text:p>
          </table:table-cell>
          <table:table-cell office:value-type="float" office:value="-797.248719">
            <text:p>-797.2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style-name="ce1" office:value-type="float" office:value="0.565074">
            <text:p>5.65E-01</text:p>
          </table:table-cell>
          <table:table-cell office:value-type="float" office:value="-792.757099">
            <text:p>-792.76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style-name="ce1" office:value-type="float" office:value="0.564921">
            <text:p>5.65E-01</text:p>
          </table:table-cell>
          <table:table-cell office:value-type="float" office:value="-801.402">
            <text:p>-801.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table:style-name="ce1" office:value-type="float" office:value="0.570538">
            <text:p>5.71E-01</text:p>
          </table:table-cell>
          <table:table-cell office:value-type="float" office:value="-801.222029">
            <text:p>-801.2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table:style-name="ce1" office:value-type="float" office:value="0.567729">
            <text:p>5.68E-01</text:p>
          </table:table-cell>
          <table:table-cell office:value-type="float" office:value="-796.91839">
            <text:p>-796.9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table:style-name="ce1" office:value-type="float" office:value="0.562794">
            <text:p>5.63E-01</text:p>
          </table:table-cell>
          <table:table-cell office:value-type="float" office:value="-782.943606">
            <text:p>-782.9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table:style-name="ce1" office:value-type="float" office:value="0.565762">
            <text:p>5.66E-01</text:p>
          </table:table-cell>
          <table:table-cell office:value-type="float" office:value="-787.723957">
            <text:p>-787.7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style-name="ce1" office:value-type="float" office:value="0.560233">
            <text:p>5.60E-01</text:p>
          </table:table-cell>
          <table:table-cell office:value-type="float" office:value="-796.951953">
            <text:p>-796.9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table:style-name="ce1" office:value-type="float" office:value="0.565047">
            <text:p>5.65E-01</text:p>
          </table:table-cell>
          <table:table-cell office:value-type="float" office:value="-792.475308">
            <text:p>-792.4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table:style-name="ce1" office:value-type="float" office:value="0.569445">
            <text:p>5.69E-01</text:p>
          </table:table-cell>
          <table:table-cell office:value-type="float" office:value="-798.126722">
            <text:p>-798.1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table:style-name="ce1" office:value-type="float" office:value="0.590077">
            <text:p>5.90E-01</text:p>
          </table:table-cell>
          <table:table-cell office:value-type="float" office:value="-790.102404">
            <text:p>-790.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table:style-name="ce1" office:value-type="float" office:value="0.582792">
            <text:p>5.83E-01</text:p>
          </table:table-cell>
          <table:table-cell office:value-type="float" office:value="-784.043743">
            <text:p>-784.0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table:style-name="ce1" office:value-type="float" office:value="0.584385">
            <text:p>5.84E-01</text:p>
          </table:table-cell>
          <table:table-cell office:value-type="float" office:value="-781.480391">
            <text:p>-781.4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table:style-name="ce1" office:value-type="float" office:value="0.587429">
            <text:p>5.87E-01</text:p>
          </table:table-cell>
          <table:table-cell office:value-type="float" office:value="-791.83872">
            <text:p>-791.8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table:style-name="ce1" office:value-type="float" office:value="0.56093">
            <text:p>5.61E-01</text:p>
          </table:table-cell>
          <table:table-cell office:value-type="float" office:value="-783.194621">
            <text:p>-783.1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table:style-name="ce1" office:value-type="float" office:value="0.572202">
            <text:p>5.72E-01</text:p>
          </table:table-cell>
          <table:table-cell office:value-type="float" office:value="-776.674833">
            <text:p>-776.6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table:style-name="ce1" office:value-type="float" office:value="0.575305">
            <text:p>5.75E-01</text:p>
          </table:table-cell>
          <table:table-cell office:value-type="float" office:value="-782.291355">
            <text:p>-782.2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table:style-name="ce1" office:value-type="float" office:value="0.576633">
            <text:p>5.77E-01</text:p>
          </table:table-cell>
          <table:table-cell office:value-type="float" office:value="-776.680492">
            <text:p>-776.6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table:style-name="ce1" office:value-type="float" office:value="0.571472">
            <text:p>5.71E-01</text:p>
          </table:table-cell>
          <table:table-cell office:value-type="float" office:value="-781.507668">
            <text:p>-781.5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table:style-name="ce1" office:value-type="float" office:value="0.581701">
            <text:p>5.82E-01</text:p>
          </table:table-cell>
          <table:table-cell office:value-type="float" office:value="-789.977088">
            <text:p>-789.9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table:style-name="ce1" office:value-type="float" office:value="0.581744">
            <text:p>5.82E-01</text:p>
          </table:table-cell>
          <table:table-cell office:value-type="float" office:value="-786.554246">
            <text:p>-786.5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table:style-name="ce1" office:value-type="float" office:value="0.578054">
            <text:p>5.78E-01</text:p>
          </table:table-cell>
          <table:table-cell office:value-type="float" office:value="-774.330349">
            <text:p>-774.3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table:style-name="ce1" office:value-type="float" office:value="0.562434">
            <text:p>5.62E-01</text:p>
          </table:table-cell>
          <table:table-cell office:value-type="float" office:value="-782.014835">
            <text:p>-782.0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table:style-name="ce1" office:value-type="float" office:value="0.582913">
            <text:p>5.83E-01</text:p>
          </table:table-cell>
          <table:table-cell office:value-type="float" office:value="-774.427973">
            <text:p>-774.4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table:style-name="ce1" office:value-type="float" office:value="0.569384">
            <text:p>5.69E-01</text:p>
          </table:table-cell>
          <table:table-cell office:value-type="float" office:value="-775.151576">
            <text:p>-775.1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table:style-name="ce1" office:value-type="float" office:value="0.580269">
            <text:p>5.80E-01</text:p>
          </table:table-cell>
          <table:table-cell office:value-type="float" office:value="-775.962008">
            <text:p>-775.96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table:style-name="ce1" office:value-type="float" office:value="0.591739">
            <text:p>5.92E-01</text:p>
          </table:table-cell>
          <table:table-cell office:value-type="float" office:value="-780.376098">
            <text:p>-780.3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table:style-name="ce1" office:value-type="float" office:value="0.577372">
            <text:p>5.77E-01</text:p>
          </table:table-cell>
          <table:table-cell office:value-type="float" office:value="-779.680686">
            <text:p>-779.6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table:style-name="ce1" office:value-type="float" office:value="0.585068">
            <text:p>5.85E-01</text:p>
          </table:table-cell>
          <table:table-cell office:value-type="float" office:value="-779.03968">
            <text:p>-779.0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table:style-name="ce1" office:value-type="float" office:value="0.562405">
            <text:p>5.62E-01</text:p>
          </table:table-cell>
          <table:table-cell office:value-type="float" office:value="-782.6263">
            <text:p>-782.6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table:style-name="ce1" office:value-type="float" office:value="0.589709">
            <text:p>5.90E-01</text:p>
          </table:table-cell>
          <table:table-cell office:value-type="float" office:value="-770.433304">
            <text:p>-770.4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table:style-name="ce1" office:value-type="float" office:value="0.593542">
            <text:p>5.94E-01</text:p>
          </table:table-cell>
          <table:table-cell office:value-type="float" office:value="-781.494848">
            <text:p>-781.4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table:style-name="ce1" office:value-type="float" office:value="0.574326">
            <text:p>5.74E-01</text:p>
          </table:table-cell>
          <table:table-cell office:value-type="float" office:value="-772.185419">
            <text:p>-772.1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table:style-name="ce1" office:value-type="float" office:value="0.556502">
            <text:p>5.57E-01</text:p>
          </table:table-cell>
          <table:table-cell office:value-type="float" office:value="-781.769587">
            <text:p>-781.7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table:style-name="ce1" office:value-type="float" office:value="0.589623">
            <text:p>5.90E-01</text:p>
          </table:table-cell>
          <table:table-cell office:value-type="float" office:value="-708.731581">
            <text:p>-708.7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table:style-name="ce1" office:value-type="float" office:value="0.5809">
            <text:p>5.81E-01</text:p>
          </table:table-cell>
          <table:table-cell office:value-type="float" office:value="-791.247926">
            <text:p>-791.2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table:style-name="ce1" office:value-type="float" office:value="0.592894">
            <text:p>5.93E-01</text:p>
          </table:table-cell>
          <table:table-cell office:value-type="float" office:value="-782.565682">
            <text:p>-782.5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table:style-name="ce1" office:value-type="float" office:value="0.566605">
            <text:p>5.67E-01</text:p>
          </table:table-cell>
          <table:table-cell office:value-type="float" office:value="-772.564101">
            <text:p>-772.56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style-name="ce1" office:value-type="float" office:value="0.570238">
            <text:p>5.70E-01</text:p>
          </table:table-cell>
          <table:table-cell office:value-type="float" office:value="-783.066907">
            <text:p>-783.0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table:style-name="ce1" office:value-type="float" office:value="0.578564">
            <text:p>5.79E-01</text:p>
          </table:table-cell>
          <table:table-cell office:value-type="float" office:value="-770.3333">
            <text:p>-770.3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table:style-name="ce1" office:value-type="float" office:value="0.578882">
            <text:p>5.79E-01</text:p>
          </table:table-cell>
          <table:table-cell office:value-type="float" office:value="-771.368">
            <text:p>-771.3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table:style-name="ce1" office:value-type="float" office:value="0.582011">
            <text:p>5.82E-01</text:p>
          </table:table-cell>
          <table:table-cell office:value-type="float" office:value="-766.272232">
            <text:p>-766.2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table:style-name="ce1" office:value-type="float" office:value="0.567522">
            <text:p>5.68E-01</text:p>
          </table:table-cell>
          <table:table-cell office:value-type="float" office:value="-796.102751">
            <text:p>-796.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4">
            <text:p>94</text:p>
          </table:table-cell>
          <table:table-cell table:style-name="ce1" office:value-type="float" office:value="0.571072">
            <text:p>5.71E-01</text:p>
          </table:table-cell>
          <table:table-cell office:value-type="float" office:value="-786.288414">
            <text:p>-786.2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table:style-name="ce1" office:value-type="float" office:value="0.561469">
            <text:p>5.61E-01</text:p>
          </table:table-cell>
          <table:table-cell office:value-type="float" office:value="-780.68256">
            <text:p>-780.6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table:style-name="ce1" office:value-type="float" office:value="0.569566">
            <text:p>5.70E-01</text:p>
          </table:table-cell>
          <table:table-cell office:value-type="float" office:value="-785.507352">
            <text:p>-785.5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table:style-name="ce1" office:value-type="float" office:value="0.576998">
            <text:p>5.77E-01</text:p>
          </table:table-cell>
          <table:table-cell office:value-type="float" office:value="-789.278738">
            <text:p>-789.2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table:style-name="ce1" office:value-type="float" office:value="0.562444">
            <text:p>5.62E-01</text:p>
          </table:table-cell>
          <table:table-cell office:value-type="float" office:value="-788.787232">
            <text:p>-788.7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table:style-name="ce1" office:value-type="float" office:value="0.563377">
            <text:p>5.63E-01</text:p>
          </table:table-cell>
          <table:table-cell office:value-type="float" office:value="-788.710649">
            <text:p>-788.7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table:style-name="ce1" office:value-type="float" office:value="0.574818">
            <text:p>5.75E-01</text:p>
          </table:table-cell>
          <table:table-cell office:value-type="float" office:value="-787.789285">
            <text:p>-787.7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table:style-name="ce1" office:value-type="float" office:value="0.572018">
            <text:p>5.72E-01</text:p>
          </table:table-cell>
          <table:table-cell office:value-type="float" office:value="-784.367647">
            <text:p>-784.3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2">
            <text:p>102</text:p>
          </table:table-cell>
          <table:table-cell table:style-name="ce1" office:value-type="float" office:value="0.569183">
            <text:p>5.69E-01</text:p>
          </table:table-cell>
          <table:table-cell office:value-type="float" office:value="-794.484705">
            <text:p>-794.4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3">
            <text:p>103</text:p>
          </table:table-cell>
          <table:table-cell table:style-name="ce1" office:value-type="float" office:value="0.568806">
            <text:p>5.69E-01</text:p>
          </table:table-cell>
          <table:table-cell office:value-type="float" office:value="-791.892459">
            <text:p>-791.8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4">
            <text:p>104</text:p>
          </table:table-cell>
          <table:table-cell table:style-name="ce1" office:value-type="float" office:value="0.580965">
            <text:p>5.81E-01</text:p>
          </table:table-cell>
          <table:table-cell office:value-type="float" office:value="-773.465213">
            <text:p>-773.4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5">
            <text:p>105</text:p>
          </table:table-cell>
          <table:table-cell table:style-name="ce1" office:value-type="float" office:value="0.585721">
            <text:p>5.86E-01</text:p>
          </table:table-cell>
          <table:table-cell office:value-type="float" office:value="-771.402845">
            <text:p>-771.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6">
            <text:p>106</text:p>
          </table:table-cell>
          <table:table-cell table:style-name="ce1" office:value-type="float" office:value="0.571594">
            <text:p>5.72E-01</text:p>
          </table:table-cell>
          <table:table-cell office:value-type="float" office:value="-774.290347">
            <text:p>-774.2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7">
            <text:p>107</text:p>
          </table:table-cell>
          <table:table-cell table:style-name="ce1" office:value-type="float" office:value="0.5819">
            <text:p>5.82E-01</text:p>
          </table:table-cell>
          <table:table-cell office:value-type="float" office:value="-772.577201">
            <text:p>-772.5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table:style-name="ce1" office:value-type="float" office:value="0.583701">
            <text:p>5.84E-01</text:p>
          </table:table-cell>
          <table:table-cell office:value-type="float" office:value="-777.894819">
            <text:p>-777.8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09">
            <text:p>109</text:p>
          </table:table-cell>
          <table:table-cell table:style-name="ce1" office:value-type="float" office:value="0.584634">
            <text:p>5.85E-01</text:p>
          </table:table-cell>
          <table:table-cell office:value-type="float" office:value="-778.544429">
            <text:p>-778.5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table:style-name="ce1" office:value-type="float" office:value="0.578171">
            <text:p>5.78E-01</text:p>
          </table:table-cell>
          <table:table-cell office:value-type="float" office:value="-778.499602">
            <text:p>-778.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table:style-name="ce1" office:value-type="float" office:value="0.566398">
            <text:p>5.66E-01</text:p>
          </table:table-cell>
          <table:table-cell office:value-type="float" office:value="-779.175465">
            <text:p>-779.1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table:style-name="ce1" office:value-type="float" office:value="0.573135">
            <text:p>5.73E-01</text:p>
          </table:table-cell>
          <table:table-cell office:value-type="float" office:value="-775.994404">
            <text:p>-775.99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style-name="ce1" office:value-type="float" office:value="0.578985">
            <text:p>5.79E-01</text:p>
          </table:table-cell>
          <table:table-cell office:value-type="float" office:value="-778.166156">
            <text:p>-778.1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" office:value-type="float" office:value="0.591813">
            <text:p>5.92E-01</text:p>
          </table:table-cell>
          <table:table-cell office:value-type="float" office:value="-784.918529">
            <text:p>-784.9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" office:value-type="float" office:value="0.586846">
            <text:p>5.87E-01</text:p>
          </table:table-cell>
          <table:table-cell office:value-type="float" office:value="-774.016669">
            <text:p>-774.0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ce1" office:value-type="float" office:value="0.582752">
            <text:p>5.83E-01</text:p>
          </table:table-cell>
          <table:table-cell office:value-type="float" office:value="-781.575109">
            <text:p>-781.58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style-name="ce1" office:value-type="float" office:value="0.586361">
            <text:p>5.86E-01</text:p>
          </table:table-cell>
          <table:table-cell office:value-type="float" office:value="-781.044845">
            <text:p>-781.04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table:style-name="ce1" office:value-type="float" office:value="0.569363">
            <text:p>5.69E-01</text:p>
          </table:table-cell>
          <table:table-cell office:value-type="float" office:value="-784.346916">
            <text:p>-784.35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style-name="ce1" office:value-type="float" office:value="0.578848">
            <text:p>5.79E-01</text:p>
          </table:table-cell>
          <table:table-cell office:value-type="float" office:value="-778.613296">
            <text:p>-778.61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" office:value-type="float" office:value="0.600101">
            <text:p>6.00E-01</text:p>
          </table:table-cell>
          <table:table-cell office:value-type="float" office:value="-771.553805">
            <text:p>-771.55</text:p>
          </table:table-cell>
        </table:table-row>
        <table:table-row table:style-name="ro2">
          <table:table-cell/>
          <table:table-cell office:value-type="string">
            <text:p>#SDC4 V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" office:value-type="float" office:value="0.587946">
            <text:p>5.88E-01</text:p>
          </table:table-cell>
          <table:table-cell office:value-type="float" office:value="-805.001337">
            <text:p>-80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1" office:value-type="float" office:value="0.572639">
            <text:p>5.73E-01</text:p>
          </table:table-cell>
          <table:table-cell office:value-type="float" office:value="-793.846164">
            <text:p>-793.8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style-name="ce1" office:value-type="float" office:value="0.571013">
            <text:p>5.71E-01</text:p>
          </table:table-cell>
          <table:table-cell office:value-type="float" office:value="-795.230965">
            <text:p>-795.2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style-name="ce1" office:value-type="float" office:value="0.565007">
            <text:p>5.65E-01</text:p>
          </table:table-cell>
          <table:table-cell office:value-type="float" office:value="-795.03714">
            <text:p>-795.0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style-name="ce1" office:value-type="float" office:value="0.588375">
            <text:p>5.88E-01</text:p>
          </table:table-cell>
          <table:table-cell office:value-type="float" office:value="-794.484496">
            <text:p>-794.4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style-name="ce1" office:value-type="float" office:value="0.580713">
            <text:p>5.81E-01</text:p>
          </table:table-cell>
          <table:table-cell office:value-type="float" office:value="-787.927651">
            <text:p>-787.9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style-name="ce1" office:value-type="float" office:value="0.55824">
            <text:p>5.58E-01</text:p>
          </table:table-cell>
          <table:table-cell office:value-type="float" office:value="-805.761092">
            <text:p>-805.76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style-name="ce1" office:value-type="float" office:value="0.591097">
            <text:p>5.91E-01</text:p>
          </table:table-cell>
          <table:table-cell office:value-type="float" office:value="-789.493535">
            <text:p>-789.4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style-name="ce1" office:value-type="float" office:value="0.570205">
            <text:p>5.70E-01</text:p>
          </table:table-cell>
          <table:table-cell office:value-type="float" office:value="-798.692601">
            <text:p>-798.6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style-name="ce1" office:value-type="float" office:value="0.58618">
            <text:p>5.86E-01</text:p>
          </table:table-cell>
          <table:table-cell office:value-type="float" office:value="-787.878268">
            <text:p>-787.8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style-name="ce1" office:value-type="float" office:value="0.59301">
            <text:p>5.93E-01</text:p>
          </table:table-cell>
          <table:table-cell office:value-type="float" office:value="-785.986264">
            <text:p>-785.9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style-name="ce1" office:value-type="float" office:value="0.56734">
            <text:p>5.67E-01</text:p>
          </table:table-cell>
          <table:table-cell office:value-type="float" office:value="-788.284138">
            <text:p>-788.2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style-name="ce1" office:value-type="float" office:value="0.581793">
            <text:p>5.82E-01</text:p>
          </table:table-cell>
          <table:table-cell office:value-type="float" office:value="-781.244531">
            <text:p>-781.2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style-name="ce1" office:value-type="float" office:value="0.5803">
            <text:p>5.80E-01</text:p>
          </table:table-cell>
          <table:table-cell office:value-type="float" office:value="-789.055636">
            <text:p>-789.06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style-name="ce1" office:value-type="float" office:value="0.5843">
            <text:p>5.84E-01</text:p>
          </table:table-cell>
          <table:table-cell office:value-type="float" office:value="-789.530443">
            <text:p>-789.5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style-name="ce1" office:value-type="float" office:value="0.58899">
            <text:p>5.89E-01</text:p>
          </table:table-cell>
          <table:table-cell office:value-type="float" office:value="-776.566631">
            <text:p>-776.5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style-name="ce1" office:value-type="float" office:value="0.591995">
            <text:p>5.92E-01</text:p>
          </table:table-cell>
          <table:table-cell office:value-type="float" office:value="-787.791978">
            <text:p>-787.7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style-name="ce1" office:value-type="float" office:value="0.590986">
            <text:p>5.91E-01</text:p>
          </table:table-cell>
          <table:table-cell office:value-type="float" office:value="-805.3964">
            <text:p>-805.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style-name="ce1" office:value-type="float" office:value="0.600993">
            <text:p>6.01E-01</text:p>
          </table:table-cell>
          <table:table-cell office:value-type="float" office:value="-787.3236">
            <text:p>-787.3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style-name="ce1" office:value-type="float" office:value="0.582686">
            <text:p>5.83E-01</text:p>
          </table:table-cell>
          <table:table-cell office:value-type="float" office:value="-795.186913">
            <text:p>-795.1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style-name="ce1" office:value-type="float" office:value="0.572975">
            <text:p>5.73E-01</text:p>
          </table:table-cell>
          <table:table-cell office:value-type="float" office:value="-787.745859">
            <text:p>-787.7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table:style-name="ce1" office:value-type="float" office:value="0.589943">
            <text:p>5.90E-01</text:p>
          </table:table-cell>
          <table:table-cell office:value-type="float" office:value="-787.583701">
            <text:p>-787.5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table:style-name="ce1" office:value-type="float" office:value="0.58985">
            <text:p>5.90E-01</text:p>
          </table:table-cell>
          <table:table-cell office:value-type="float" office:value="-801.897853">
            <text:p>-801.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style-name="ce1" office:value-type="float" office:value="0.590443">
            <text:p>5.90E-01</text:p>
          </table:table-cell>
          <table:table-cell office:value-type="float" office:value="-791.709288">
            <text:p>-791.7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style-name="ce1" office:value-type="float" office:value="0.585003">
            <text:p>5.85E-01</text:p>
          </table:table-cell>
          <table:table-cell office:value-type="float" office:value="-791.550506">
            <text:p>-791.5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table:style-name="ce1" office:value-type="float" office:value="0.602875">
            <text:p>6.03E-01</text:p>
          </table:table-cell>
          <table:table-cell office:value-type="float" office:value="-793.596257">
            <text:p>-793.6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style-name="ce1" office:value-type="float" office:value="0.585132">
            <text:p>5.85E-01</text:p>
          </table:table-cell>
          <table:table-cell office:value-type="float" office:value="-792.349491">
            <text:p>-792.3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table:style-name="ce1" office:value-type="float" office:value="0.573826">
            <text:p>5.74E-01</text:p>
          </table:table-cell>
          <table:table-cell office:value-type="float" office:value="-785.816866">
            <text:p>-785.8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style-name="ce1" office:value-type="float" office:value="0.556917">
            <text:p>5.57E-01</text:p>
          </table:table-cell>
          <table:table-cell office:value-type="float" office:value="-789.265841">
            <text:p>-789.2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style-name="ce1" office:value-type="float" office:value="0.58364">
            <text:p>5.84E-01</text:p>
          </table:table-cell>
          <table:table-cell office:value-type="float" office:value="-782.403594">
            <text:p>-782.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style-name="ce1" office:value-type="float" office:value="0.572288">
            <text:p>5.72E-01</text:p>
          </table:table-cell>
          <table:table-cell office:value-type="float" office:value="-782.4329">
            <text:p>-782.4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table:style-name="ce1" office:value-type="float" office:value="0.578499">
            <text:p>5.78E-01</text:p>
          </table:table-cell>
          <table:table-cell office:value-type="float" office:value="-779.972281">
            <text:p>-779.9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table:style-name="ce1" office:value-type="float" office:value="0.561559">
            <text:p>5.62E-01</text:p>
          </table:table-cell>
          <table:table-cell office:value-type="float" office:value="-775.822517">
            <text:p>-775.8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style-name="ce1" office:value-type="float" office:value="0.558333">
            <text:p>5.58E-01</text:p>
          </table:table-cell>
          <table:table-cell office:value-type="float" office:value="-778.445478">
            <text:p>-778.4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style-name="ce1" office:value-type="float" office:value="0.5721">
            <text:p>5.72E-01</text:p>
          </table:table-cell>
          <table:table-cell office:value-type="float" office:value="-789.80857">
            <text:p>-789.8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style-name="ce1" office:value-type="float" office:value="0.574494">
            <text:p>5.74E-01</text:p>
          </table:table-cell>
          <table:table-cell office:value-type="float" office:value="-787.222528">
            <text:p>-787.2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table:style-name="ce1" office:value-type="float" office:value="0.559561">
            <text:p>5.60E-01</text:p>
          </table:table-cell>
          <table:table-cell office:value-type="float" office:value="-792.1393">
            <text:p>-792.1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1" office:value-type="float" office:value="0.558492">
            <text:p>5.58E-01</text:p>
          </table:table-cell>
          <table:table-cell office:value-type="float" office:value="-788.529865">
            <text:p>-788.5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style-name="ce1" office:value-type="float" office:value="0.57192">
            <text:p>5.72E-01</text:p>
          </table:table-cell>
          <table:table-cell office:value-type="float" office:value="-783.453875">
            <text:p>-783.45</text:p>
          </table:table-cell>
        </table:table-row>
        <table:table-row table:style-name="ro2">
          <table:table-cell/>
          <table:table-cell table:number-columns-repeated="2" office:value-type="float" office:value="40">
            <text:p>40</text:p>
          </table:table-cell>
          <table:table-cell table:style-name="ce1" office:value-type="float" office:value="0.575637">
            <text:p>5.76E-01</text:p>
          </table:table-cell>
          <table:table-cell office:value-type="float" office:value="-780.611052">
            <text:p>-780.6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1" office:value-type="float" office:value="0.573196">
            <text:p>5.73E-01</text:p>
          </table:table-cell>
          <table:table-cell office:value-type="float" office:value="-789.108575">
            <text:p>-789.1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style-name="ce1" office:value-type="float" office:value="0.574046">
            <text:p>5.74E-01</text:p>
          </table:table-cell>
          <table:table-cell office:value-type="float" office:value="-787.491317">
            <text:p>-787.4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style-name="ce1" office:value-type="float" office:value="0.567424">
            <text:p>5.67E-01</text:p>
          </table:table-cell>
          <table:table-cell office:value-type="float" office:value="-786.468715">
            <text:p>-786.4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style-name="ce1" office:value-type="float" office:value="0.568968">
            <text:p>5.69E-01</text:p>
          </table:table-cell>
          <table:table-cell office:value-type="float" office:value="-782.631866">
            <text:p>-782.6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style-name="ce1" office:value-type="float" office:value="0.56137">
            <text:p>5.61E-01</text:p>
          </table:table-cell>
          <table:table-cell office:value-type="float" office:value="-787.255822">
            <text:p>-787.26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table:style-name="ce1" office:value-type="float" office:value="0.574942">
            <text:p>5.75E-01</text:p>
          </table:table-cell>
          <table:table-cell office:value-type="float" office:value="-789.104444">
            <text:p>-789.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style-name="ce1" office:value-type="float" office:value="0.57241">
            <text:p>5.72E-01</text:p>
          </table:table-cell>
          <table:table-cell office:value-type="float" office:value="-780.046751">
            <text:p>-780.0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style-name="ce1" office:value-type="float" office:value="0.582378">
            <text:p>5.82E-01</text:p>
          </table:table-cell>
          <table:table-cell office:value-type="float" office:value="-792.944583">
            <text:p>-792.9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style-name="ce1" office:value-type="float" office:value="0.568195">
            <text:p>5.68E-01</text:p>
          </table:table-cell>
          <table:table-cell office:value-type="float" office:value="-785.002767">
            <text:p>-78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style-name="ce1" office:value-type="float" office:value="0.575942">
            <text:p>5.76E-01</text:p>
          </table:table-cell>
          <table:table-cell office:value-type="float" office:value="-785.090091">
            <text:p>-785.0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style-name="ce1" office:value-type="float" office:value="0.577568">
            <text:p>5.78E-01</text:p>
          </table:table-cell>
          <table:table-cell office:value-type="float" office:value="-786.084746">
            <text:p>-786.0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style-name="ce1" office:value-type="float" office:value="0.5833">
            <text:p>5.83E-01</text:p>
          </table:table-cell>
          <table:table-cell office:value-type="float" office:value="-789.763727">
            <text:p>-789.76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style-name="ce1" office:value-type="float" office:value="0.585361">
            <text:p>5.85E-01</text:p>
          </table:table-cell>
          <table:table-cell office:value-type="float" office:value="-788.196754">
            <text:p>-788.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style-name="ce1" office:value-type="float" office:value="0.583224">
            <text:p>5.83E-01</text:p>
          </table:table-cell>
          <table:table-cell office:value-type="float" office:value="-797.025295">
            <text:p>-797.0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style-name="ce1" office:value-type="float" office:value="0.578404">
            <text:p>5.78E-01</text:p>
          </table:table-cell>
          <table:table-cell office:value-type="float" office:value="-788.254245">
            <text:p>-788.2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style-name="ce1" office:value-type="float" office:value="0.574141">
            <text:p>5.74E-01</text:p>
          </table:table-cell>
          <table:table-cell office:value-type="float" office:value="-785.479719">
            <text:p>-785.4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style-name="ce1" office:value-type="float" office:value="0.585102">
            <text:p>5.85E-01</text:p>
          </table:table-cell>
          <table:table-cell office:value-type="float" office:value="-787.731465">
            <text:p>-787.7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style-name="ce1" office:value-type="float" office:value="0.566788">
            <text:p>5.67E-01</text:p>
          </table:table-cell>
          <table:table-cell office:value-type="float" office:value="-783.334082">
            <text:p>-783.3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style-name="ce1" office:value-type="float" office:value="0.572922">
            <text:p>5.73E-01</text:p>
          </table:table-cell>
          <table:table-cell office:value-type="float" office:value="-781.243486">
            <text:p>-781.2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style-name="ce1" office:value-type="float" office:value="0.579701">
            <text:p>5.80E-01</text:p>
          </table:table-cell>
          <table:table-cell office:value-type="float" office:value="-782.345487">
            <text:p>-782.3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table:style-name="ce1" office:value-type="float" office:value="0.567345">
            <text:p>5.67E-01</text:p>
          </table:table-cell>
          <table:table-cell office:value-type="float" office:value="-774.840997">
            <text:p>-774.8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table:style-name="ce1" office:value-type="float" office:value="0.568184">
            <text:p>5.68E-01</text:p>
          </table:table-cell>
          <table:table-cell office:value-type="float" office:value="-775.55706">
            <text:p>-775.56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table:style-name="ce1" office:value-type="float" office:value="0.55911">
            <text:p>5.59E-01</text:p>
          </table:table-cell>
          <table:table-cell office:value-type="float" office:value="-785.14885">
            <text:p>-785.1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table:style-name="ce1" office:value-type="float" office:value="0.565706">
            <text:p>5.66E-01</text:p>
          </table:table-cell>
          <table:table-cell office:value-type="float" office:value="-789.778812">
            <text:p>-789.7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style-name="ce1" office:value-type="float" office:value="0.582431">
            <text:p>5.82E-01</text:p>
          </table:table-cell>
          <table:table-cell office:value-type="float" office:value="-786.295363">
            <text:p>-786.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table:style-name="ce1" office:value-type="float" office:value="0.565017">
            <text:p>5.65E-01</text:p>
          </table:table-cell>
          <table:table-cell office:value-type="float" office:value="-792.085748">
            <text:p>-792.0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7">
            <text:p>67</text:p>
          </table:table-cell>
          <table:table-cell table:style-name="ce1" office:value-type="float" office:value="0.550297">
            <text:p>5.50E-01</text:p>
          </table:table-cell>
          <table:table-cell office:value-type="float" office:value="-792.373279">
            <text:p>-792.3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table:style-name="ce1" office:value-type="float" office:value="0.556803">
            <text:p>5.57E-01</text:p>
          </table:table-cell>
          <table:table-cell office:value-type="float" office:value="-794.515928">
            <text:p>-794.5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table:style-name="ce1" office:value-type="float" office:value="0.565689">
            <text:p>5.66E-01</text:p>
          </table:table-cell>
          <table:table-cell office:value-type="float" office:value="-794.965282">
            <text:p>-794.9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style-name="ce1" office:value-type="float" office:value="0.556552">
            <text:p>5.57E-01</text:p>
          </table:table-cell>
          <table:table-cell office:value-type="float" office:value="-803.986332">
            <text:p>-803.9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table:style-name="ce1" office:value-type="float" office:value="0.581527">
            <text:p>5.82E-01</text:p>
          </table:table-cell>
          <table:table-cell office:value-type="float" office:value="-791.522729">
            <text:p>-791.5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table:style-name="ce1" office:value-type="float" office:value="0.577616">
            <text:p>5.78E-01</text:p>
          </table:table-cell>
          <table:table-cell office:value-type="float" office:value="-785.56709">
            <text:p>-785.5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table:style-name="ce1" office:value-type="float" office:value="0.567403">
            <text:p>5.67E-01</text:p>
          </table:table-cell>
          <table:table-cell office:value-type="float" office:value="-776.865539">
            <text:p>-776.8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table:style-name="ce1" office:value-type="float" office:value="0.566537">
            <text:p>5.67E-01</text:p>
          </table:table-cell>
          <table:table-cell office:value-type="float" office:value="-759.870649">
            <text:p>-759.8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table:style-name="ce1" office:value-type="float" office:value="0.563105">
            <text:p>5.63E-01</text:p>
          </table:table-cell>
          <table:table-cell office:value-type="float" office:value="-790.674709">
            <text:p>-790.6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table:style-name="ce1" office:value-type="float" office:value="0.564596">
            <text:p>5.65E-01</text:p>
          </table:table-cell>
          <table:table-cell office:value-type="float" office:value="-788.913225">
            <text:p>-788.9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table:style-name="ce1" office:value-type="float" office:value="0.565792">
            <text:p>5.66E-01</text:p>
          </table:table-cell>
          <table:table-cell office:value-type="float" office:value="-788.556337">
            <text:p>-788.56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table:style-name="ce1" office:value-type="float" office:value="0.562105">
            <text:p>5.62E-01</text:p>
          </table:table-cell>
          <table:table-cell office:value-type="float" office:value="-792.197801">
            <text:p>-792.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table:style-name="ce1" office:value-type="float" office:value="0.576622">
            <text:p>5.77E-01</text:p>
          </table:table-cell>
          <table:table-cell office:value-type="float" office:value="-795.053756">
            <text:p>-795.0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style-name="ce1" office:value-type="float" office:value="0.558106">
            <text:p>5.58E-01</text:p>
          </table:table-cell>
          <table:table-cell office:value-type="float" office:value="-791.838248">
            <text:p>-791.8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table:style-name="ce1" office:value-type="float" office:value="0.553829">
            <text:p>5.54E-01</text:p>
          </table:table-cell>
          <table:table-cell office:value-type="float" office:value="-793.013582">
            <text:p>-793.0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table:style-name="ce1" office:value-type="float" office:value="0.556333">
            <text:p>5.56E-01</text:p>
          </table:table-cell>
          <table:table-cell office:value-type="float" office:value="-790.920499">
            <text:p>-790.9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table:style-name="ce1" office:value-type="float" office:value="0.57256">
            <text:p>5.73E-01</text:p>
          </table:table-cell>
          <table:table-cell office:value-type="float" office:value="-800.278984">
            <text:p>-800.2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style-name="ce1" office:value-type="float" office:value="0.575659">
            <text:p>5.76E-01</text:p>
          </table:table-cell>
          <table:table-cell office:value-type="float" office:value="-798.297349">
            <text:p>-798.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style-name="ce1" office:value-type="float" office:value="0.576989">
            <text:p>5.77E-01</text:p>
          </table:table-cell>
          <table:table-cell office:value-type="float" office:value="-789.005015">
            <text:p>-789.0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style-name="ce1" office:value-type="float" office:value="0.571638">
            <text:p>5.72E-01</text:p>
          </table:table-cell>
          <table:table-cell office:value-type="float" office:value="-797.012958">
            <text:p>-797.0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style-name="ce1" office:value-type="float" office:value="0.557683">
            <text:p>5.58E-01</text:p>
          </table:table-cell>
          <table:table-cell office:value-type="float" office:value="-795.187201">
            <text:p>-795.1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style-name="ce1" office:value-type="float" office:value="0.576375">
            <text:p>5.76E-01</text:p>
          </table:table-cell>
          <table:table-cell office:value-type="float" office:value="-800.900325">
            <text:p>-800.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style-name="ce1" office:value-type="float" office:value="0.570609">
            <text:p>5.71E-01</text:p>
          </table:table-cell>
          <table:table-cell office:value-type="float" office:value="-783.844938">
            <text:p>-783.8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style-name="ce1" office:value-type="float" office:value="0.565515">
            <text:p>5.66E-01</text:p>
          </table:table-cell>
          <table:table-cell office:value-type="float" office:value="-795.825275">
            <text:p>-795.8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style-name="ce1" office:value-type="float" office:value="0.580359">
            <text:p>5.80E-01</text:p>
          </table:table-cell>
          <table:table-cell office:value-type="float" office:value="-781.402529">
            <text:p>-781.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style-name="ce1" office:value-type="float" office:value="0.576812">
            <text:p>5.77E-01</text:p>
          </table:table-cell>
          <table:table-cell office:value-type="float" office:value="-794.305241">
            <text:p>-794.3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style-name="ce1" office:value-type="float" office:value="0.572359">
            <text:p>5.72E-01</text:p>
          </table:table-cell>
          <table:table-cell office:value-type="float" office:value="-778.253718">
            <text:p>-778.2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style-name="ce1" office:value-type="float" office:value="0.573581">
            <text:p>5.74E-01</text:p>
          </table:table-cell>
          <table:table-cell office:value-type="float" office:value="-771.51038">
            <text:p>-771.5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style-name="ce1" office:value-type="float" office:value="0.571959">
            <text:p>5.72E-01</text:p>
          </table:table-cell>
          <table:table-cell office:value-type="float" office:value="-768.703628">
            <text:p>-768.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style-name="ce1" office:value-type="float" office:value="0.567352">
            <text:p>5.67E-01</text:p>
          </table:table-cell>
          <table:table-cell office:value-type="float" office:value="-780.265609">
            <text:p>-780.2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style-name="ce1" office:value-type="float" office:value="0.568464">
            <text:p>5.68E-01</text:p>
          </table:table-cell>
          <table:table-cell office:value-type="float" office:value="-782.354652">
            <text:p>-782.3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style-name="ce1" office:value-type="float" office:value="0.571093">
            <text:p>5.71E-01</text:p>
          </table:table-cell>
          <table:table-cell office:value-type="float" office:value="-788.1745">
            <text:p>-788.1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style-name="ce1" office:value-type="float" office:value="0.567902">
            <text:p>5.68E-01</text:p>
          </table:table-cell>
          <table:table-cell office:value-type="float" office:value="-788.19933">
            <text:p>-788.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style-name="ce1" office:value-type="float" office:value="0.579843">
            <text:p>5.80E-01</text:p>
          </table:table-cell>
          <table:table-cell office:value-type="float" office:value="-786.368366">
            <text:p>-786.3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style-name="ce1" office:value-type="float" office:value="0.56689">
            <text:p>5.67E-01</text:p>
          </table:table-cell>
          <table:table-cell office:value-type="float" office:value="-792.134523">
            <text:p>-792.13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table:style-name="ce1" office:value-type="float" office:value="0.567433">
            <text:p>5.67E-01</text:p>
          </table:table-cell>
          <table:table-cell office:value-type="float" office:value="-784.749348">
            <text:p>-784.7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style-name="ce1" office:value-type="float" office:value="0.565066">
            <text:p>5.65E-01</text:p>
          </table:table-cell>
          <table:table-cell office:value-type="float" office:value="-796.564693">
            <text:p>-796.56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style-name="ce1" office:value-type="float" office:value="0.565007">
            <text:p>5.65E-01</text:p>
          </table:table-cell>
          <table:table-cell office:value-type="float" office:value="-777.624271">
            <text:p>-777.6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style-name="ce1" office:value-type="float" office:value="0.561274">
            <text:p>5.61E-01</text:p>
          </table:table-cell>
          <table:table-cell office:value-type="float" office:value="-777.997763">
            <text:p>-77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style-name="ce1" office:value-type="float" office:value="0.565151">
            <text:p>5.65E-01</text:p>
          </table:table-cell>
          <table:table-cell office:value-type="float" office:value="-781.889455">
            <text:p>-781.8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style-name="ce1" office:value-type="float" office:value="0.574605">
            <text:p>5.75E-01</text:p>
          </table:table-cell>
          <table:table-cell office:value-type="float" office:value="-781.936542">
            <text:p>-781.94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style-name="ce1" office:value-type="float" office:value="0.571392">
            <text:p>5.71E-01</text:p>
          </table:table-cell>
          <table:table-cell office:value-type="float" office:value="-790.613979">
            <text:p>-790.6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table:style-name="ce1" office:value-type="float" office:value="0.582012">
            <text:p>5.82E-01</text:p>
          </table:table-cell>
          <table:table-cell office:value-type="float" office:value="-792.167979">
            <text:p>-792.1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style-name="ce1" office:value-type="float" office:value="0.571089">
            <text:p>5.71E-01</text:p>
          </table:table-cell>
          <table:table-cell office:value-type="float" office:value="-805.310285">
            <text:p>-805.3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style-name="ce1" office:value-type="float" office:value="0.570761">
            <text:p>5.71E-01</text:p>
          </table:table-cell>
          <table:table-cell office:value-type="float" office:value="-800.288871">
            <text:p>-800.2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style-name="ce1" office:value-type="float" office:value="0.577238">
            <text:p>5.77E-01</text:p>
          </table:table-cell>
          <table:table-cell office:value-type="float" office:value="-796.246259">
            <text:p>-796.25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1" office:value-type="float" office:value="0.566819">
            <text:p>5.67E-01</text:p>
          </table:table-cell>
          <table:table-cell office:value-type="float" office:value="-795.420244">
            <text:p>-795.4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" office:value-type="float" office:value="0.559253">
            <text:p>5.59E-01</text:p>
          </table:table-cell>
          <table:table-cell office:value-type="float" office:value="-801.483356">
            <text:p>-801.4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1" office:value-type="float" office:value="0.568279">
            <text:p>5.68E-01</text:p>
          </table:table-cell>
          <table:table-cell office:value-type="float" office:value="-799.106362">
            <text:p>-799.1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style-name="ce1" office:value-type="float" office:value="0.564512">
            <text:p>5.65E-01</text:p>
          </table:table-cell>
          <table:table-cell office:value-type="float" office:value="-808.3867">
            <text:p>-808.3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style-name="ce1" office:value-type="float" office:value="0.560419">
            <text:p>5.60E-01</text:p>
          </table:table-cell>
          <table:table-cell office:value-type="float" office:value="-803.866327">
            <text:p>-803.87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style-name="ce1" office:value-type="float" office:value="0.560686">
            <text:p>5.61E-01</text:p>
          </table:table-cell>
          <table:table-cell office:value-type="float" office:value="-804.720274">
            <text:p>-804.7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1" office:value-type="float" office:value="0.558278">
            <text:p>5.58E-01</text:p>
          </table:table-cell>
          <table:table-cell office:value-type="float" office:value="-794.683047">
            <text:p>-794.68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" office:value-type="float" office:value="0.563379">
            <text:p>5.63E-01</text:p>
          </table:table-cell>
          <table:table-cell office:value-type="float" office:value="-801.204812">
            <text:p>-801.2</text:p>
          </table:table-cell>
        </table:table-row>
        <table:table-row table:style-name="ro2">
          <table:table-cell/>
          <table:table-cell office:value-type="string">
            <text:p>#SDC4 X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" office:value-type="float" office:value="0.590044">
            <text:p>5.90E-01</text:p>
          </table:table-cell>
          <table:table-cell office:value-type="float" office:value="-774.519721">
            <text:p>-774.5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" office:value-type="float" office:value="0.574712">
            <text:p>5.75E-01</text:p>
          </table:table-cell>
          <table:table-cell office:value-type="float" office:value="-777.008716">
            <text:p>-777.01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style-name="ce1" office:value-type="float" office:value="0.573922">
            <text:p>5.74E-01</text:p>
          </table:table-cell>
          <table:table-cell office:value-type="float" office:value="-781.328833">
            <text:p>-781.3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" office:value-type="float" office:value="0.595337">
            <text:p>5.95E-01</text:p>
          </table:table-cell>
          <table:table-cell office:value-type="float" office:value="-787.035252">
            <text:p>-787.0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ce1" office:value-type="float" office:value="0.581563">
            <text:p>5.82E-01</text:p>
          </table:table-cell>
          <table:table-cell office:value-type="float" office:value="-793.004527">
            <text:p>-79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style-name="ce1" office:value-type="float" office:value="0.576776">
            <text:p>5.77E-01</text:p>
          </table:table-cell>
          <table:table-cell office:value-type="float" office:value="-798.495165">
            <text:p>-798.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style-name="ce1" office:value-type="float" office:value="0.580589">
            <text:p>5.81E-01</text:p>
          </table:table-cell>
          <table:table-cell office:value-type="float" office:value="-799.105163">
            <text:p>-799.11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table:style-name="ce1" office:value-type="float" office:value="0.575509">
            <text:p>5.76E-01</text:p>
          </table:table-cell>
          <table:table-cell office:value-type="float" office:value="-795.693803">
            <text:p>-795.6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style-name="ce1" office:value-type="float" office:value="0.585599">
            <text:p>5.86E-01</text:p>
          </table:table-cell>
          <table:table-cell office:value-type="float" office:value="-783.984614">
            <text:p>-783.9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style-name="ce1" office:value-type="float" office:value="0.587808">
            <text:p>5.88E-01</text:p>
          </table:table-cell>
          <table:table-cell office:value-type="float" office:value="-793.778065">
            <text:p>-793.7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style-name="ce1" office:value-type="float" office:value="0.587105">
            <text:p>5.87E-01</text:p>
          </table:table-cell>
          <table:table-cell office:value-type="float" office:value="-791.286403">
            <text:p>-791.2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style-name="ce1" office:value-type="float" office:value="0.59685">
            <text:p>5.97E-01</text:p>
          </table:table-cell>
          <table:table-cell office:value-type="float" office:value="-783.753392">
            <text:p>-783.7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style-name="ce1" office:value-type="float" office:value="0.595001">
            <text:p>5.95E-01</text:p>
          </table:table-cell>
          <table:table-cell office:value-type="float" office:value="-786.207182">
            <text:p>-786.21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style-name="ce1" office:value-type="float" office:value="0.584624">
            <text:p>5.85E-01</text:p>
          </table:table-cell>
          <table:table-cell office:value-type="float" office:value="-780.290441">
            <text:p>-780.2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style-name="ce1" office:value-type="float" office:value="0.586917">
            <text:p>5.87E-01</text:p>
          </table:table-cell>
          <table:table-cell office:value-type="float" office:value="-795.418494">
            <text:p>-795.4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style-name="ce1" office:value-type="float" office:value="0.581588">
            <text:p>5.82E-01</text:p>
          </table:table-cell>
          <table:table-cell office:value-type="float" office:value="-784.21845">
            <text:p>-784.2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table:style-name="ce1" office:value-type="float" office:value="0.587546">
            <text:p>5.88E-01</text:p>
          </table:table-cell>
          <table:table-cell office:value-type="float" office:value="-779.288466">
            <text:p>-779.2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style-name="ce1" office:value-type="float" office:value="0.578112">
            <text:p>5.78E-01</text:p>
          </table:table-cell>
          <table:table-cell office:value-type="float" office:value="-781.000982">
            <text:p>-781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style-name="ce1" office:value-type="float" office:value="0.592451">
            <text:p>5.92E-01</text:p>
          </table:table-cell>
          <table:table-cell office:value-type="float" office:value="-799.422315">
            <text:p>-799.4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style-name="ce1" office:value-type="float" office:value="0.56715">
            <text:p>5.67E-01</text:p>
          </table:table-cell>
          <table:table-cell office:value-type="float" office:value="-792.736421">
            <text:p>-792.7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style-name="ce1" office:value-type="float" office:value="0.606306">
            <text:p>6.06E-01</text:p>
          </table:table-cell>
          <table:table-cell office:value-type="float" office:value="-785.93967">
            <text:p>-785.9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table:style-name="ce1" office:value-type="float" office:value="0.578754">
            <text:p>5.79E-01</text:p>
          </table:table-cell>
          <table:table-cell office:value-type="float" office:value="-794.250755">
            <text:p>-794.2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style-name="ce1" office:value-type="float" office:value="0.604621">
            <text:p>6.05E-01</text:p>
          </table:table-cell>
          <table:table-cell office:value-type="float" office:value="-791.090386">
            <text:p>-791.0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table:style-name="ce1" office:value-type="float" office:value="0.581049">
            <text:p>5.81E-01</text:p>
          </table:table-cell>
          <table:table-cell office:value-type="float" office:value="-787.92003">
            <text:p>-787.9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table:style-name="ce1" office:value-type="float" office:value="0.581623">
            <text:p>5.82E-01</text:p>
          </table:table-cell>
          <table:table-cell office:value-type="float" office:value="-780.361741">
            <text:p>-780.3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table:style-name="ce1" office:value-type="float" office:value="0.566575">
            <text:p>5.67E-01</text:p>
          </table:table-cell>
          <table:table-cell office:value-type="float" office:value="-786.824731">
            <text:p>-786.8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table:style-name="ce1" office:value-type="float" office:value="0.576873">
            <text:p>5.77E-01</text:p>
          </table:table-cell>
          <table:table-cell office:value-type="float" office:value="-787.24631">
            <text:p>-787.2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table:style-name="ce1" office:value-type="float" office:value="0.585148">
            <text:p>5.85E-01</text:p>
          </table:table-cell>
          <table:table-cell office:value-type="float" office:value="-795.700785">
            <text:p>-795.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table:style-name="ce1" office:value-type="float" office:value="0.559137">
            <text:p>5.59E-01</text:p>
          </table:table-cell>
          <table:table-cell office:value-type="float" office:value="-768.346451">
            <text:p>-768.3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style-name="ce1" office:value-type="float" office:value="0.581473">
            <text:p>5.81E-01</text:p>
          </table:table-cell>
          <table:table-cell office:value-type="float" office:value="-797.72973">
            <text:p>-797.7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table:style-name="ce1" office:value-type="float" office:value="0.587161">
            <text:p>5.87E-01</text:p>
          </table:table-cell>
          <table:table-cell office:value-type="float" office:value="-780.785852">
            <text:p>-780.7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table:style-name="ce1" office:value-type="float" office:value="0.587407">
            <text:p>5.87E-01</text:p>
          </table:table-cell>
          <table:table-cell office:value-type="float" office:value="-784.243496">
            <text:p>-784.2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style-name="ce1" office:value-type="float" office:value="0.580754">
            <text:p>5.81E-01</text:p>
          </table:table-cell>
          <table:table-cell office:value-type="float" office:value="-781.458018">
            <text:p>-781.4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style-name="ce1" office:value-type="float" office:value="0.588937">
            <text:p>5.89E-01</text:p>
          </table:table-cell>
          <table:table-cell office:value-type="float" office:value="-777.820786">
            <text:p>-777.8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table:style-name="ce1" office:value-type="float" office:value="0.59898">
            <text:p>5.99E-01</text:p>
          </table:table-cell>
          <table:table-cell office:value-type="float" office:value="-793.816783">
            <text:p>-793.8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style-name="ce1" office:value-type="float" office:value="0.582255">
            <text:p>5.82E-01</text:p>
          </table:table-cell>
          <table:table-cell office:value-type="float" office:value="-801.650465">
            <text:p>-801.6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1" office:value-type="float" office:value="0.583839">
            <text:p>5.84E-01</text:p>
          </table:table-cell>
          <table:table-cell office:value-type="float" office:value="-788.372575">
            <text:p>-788.3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style-name="ce1" office:value-type="float" office:value="0.578603">
            <text:p>5.79E-01</text:p>
          </table:table-cell>
          <table:table-cell office:value-type="float" office:value="-782.854018">
            <text:p>-782.8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style-name="ce1" office:value-type="float" office:value="0.56736">
            <text:p>5.67E-01</text:p>
          </table:table-cell>
          <table:table-cell office:value-type="float" office:value="-789.128264">
            <text:p>-789.1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style-name="ce1" office:value-type="float" office:value="0.576298">
            <text:p>5.76E-01</text:p>
          </table:table-cell>
          <table:table-cell office:value-type="float" office:value="-777.084765">
            <text:p>-777.08</text:p>
          </table:table-cell>
        </table:table-row>
        <table:table-row table:style-name="ro2">
          <table:table-cell/>
          <table:table-cell table:number-columns-repeated="2" office:value-type="float" office:value="41">
            <text:p>41</text:p>
          </table:table-cell>
          <table:table-cell table:style-name="ce1" office:value-type="float" office:value="0.578274">
            <text:p>5.78E-01</text:p>
          </table:table-cell>
          <table:table-cell office:value-type="float" office:value="-782.578355">
            <text:p>-782.5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1" office:value-type="float" office:value="0.592009">
            <text:p>5.92E-01</text:p>
          </table:table-cell>
          <table:table-cell office:value-type="float" office:value="-771.254882">
            <text:p>-771.2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style-name="ce1" office:value-type="float" office:value="0.574577">
            <text:p>5.75E-01</text:p>
          </table:table-cell>
          <table:table-cell office:value-type="float" office:value="-793.229762">
            <text:p>-793.2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style-name="ce1" office:value-type="float" office:value="0.580058">
            <text:p>5.80E-01</text:p>
          </table:table-cell>
          <table:table-cell office:value-type="float" office:value="-782.154285">
            <text:p>-782.1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style-name="ce1" office:value-type="float" office:value="0.566774">
            <text:p>5.67E-01</text:p>
          </table:table-cell>
          <table:table-cell office:value-type="float" office:value="-769.40103">
            <text:p>-769.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style-name="ce1" office:value-type="float" office:value="0.575322">
            <text:p>5.75E-01</text:p>
          </table:table-cell>
          <table:table-cell office:value-type="float" office:value="-783.891615">
            <text:p>-783.8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style-name="ce1" office:value-type="float" office:value="0.579704">
            <text:p>5.80E-01</text:p>
          </table:table-cell>
          <table:table-cell office:value-type="float" office:value="-775.386219">
            <text:p>-775.3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style-name="ce1" office:value-type="float" office:value="0.590032">
            <text:p>5.90E-01</text:p>
          </table:table-cell>
          <table:table-cell office:value-type="float" office:value="-784.107032">
            <text:p>-784.11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table:style-name="ce1" office:value-type="float" office:value="0.575042">
            <text:p>5.75E-01</text:p>
          </table:table-cell>
          <table:table-cell office:value-type="float" office:value="-771.993402">
            <text:p>-771.9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style-name="ce1" office:value-type="float" office:value="0.587665">
            <text:p>5.88E-01</text:p>
          </table:table-cell>
          <table:table-cell office:value-type="float" office:value="-784.382763">
            <text:p>-784.3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style-name="ce1" office:value-type="float" office:value="0.590443">
            <text:p>5.90E-01</text:p>
          </table:table-cell>
          <table:table-cell office:value-type="float" office:value="-783.332434">
            <text:p>-783.3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table:style-name="ce1" office:value-type="float" office:value="0.570296">
            <text:p>5.70E-01</text:p>
          </table:table-cell>
          <table:table-cell office:value-type="float" office:value="-783.428697">
            <text:p>-783.4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table:style-name="ce1" office:value-type="float" office:value="0.564854">
            <text:p>5.65E-01</text:p>
          </table:table-cell>
          <table:table-cell office:value-type="float" office:value="-793.107859">
            <text:p>-793.11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table:style-name="ce1" office:value-type="float" office:value="0.558352">
            <text:p>5.58E-01</text:p>
          </table:table-cell>
          <table:table-cell office:value-type="float" office:value="-782.585523">
            <text:p>-782.5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style-name="ce1" office:value-type="float" office:value="0.594435">
            <text:p>5.94E-01</text:p>
          </table:table-cell>
          <table:table-cell office:value-type="float" office:value="-799.187195">
            <text:p>-799.1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table:style-name="ce1" office:value-type="float" office:value="0.584401">
            <text:p>5.84E-01</text:p>
          </table:table-cell>
          <table:table-cell office:value-type="float" office:value="-776.836017">
            <text:p>-776.8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table:style-name="ce1" office:value-type="float" office:value="0.577131">
            <text:p>5.77E-01</text:p>
          </table:table-cell>
          <table:table-cell office:value-type="float" office:value="-773.491505">
            <text:p>-773.4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table:style-name="ce1" office:value-type="float" office:value="0.57559">
            <text:p>5.76E-01</text:p>
          </table:table-cell>
          <table:table-cell office:value-type="float" office:value="-766.845543">
            <text:p>-766.8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table:style-name="ce1" office:value-type="float" office:value="0.57147">
            <text:p>5.71E-01</text:p>
          </table:table-cell>
          <table:table-cell office:value-type="float" office:value="-776.779553">
            <text:p>-776.7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table:style-name="ce1" office:value-type="float" office:value="0.576748">
            <text:p>5.77E-01</text:p>
          </table:table-cell>
          <table:table-cell office:value-type="float" office:value="-776.139291">
            <text:p>-776.1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table:style-name="ce1" office:value-type="float" office:value="0.591061">
            <text:p>5.91E-01</text:p>
          </table:table-cell>
          <table:table-cell office:value-type="float" office:value="-789.465532">
            <text:p>-789.4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table:style-name="ce1" office:value-type="float" office:value="0.597515">
            <text:p>5.98E-01</text:p>
          </table:table-cell>
          <table:table-cell office:value-type="float" office:value="-774.884235">
            <text:p>-774.8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table:style-name="ce1" office:value-type="float" office:value="0.578531">
            <text:p>5.79E-01</text:p>
          </table:table-cell>
          <table:table-cell office:value-type="float" office:value="-796.060641">
            <text:p>-796.0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table:style-name="ce1" office:value-type="float" office:value="0.572822">
            <text:p>5.73E-01</text:p>
          </table:table-cell>
          <table:table-cell office:value-type="float" office:value="-783.2842">
            <text:p>-783.2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table:style-name="ce1" office:value-type="float" office:value="0.555392">
            <text:p>5.55E-01</text:p>
          </table:table-cell>
          <table:table-cell office:value-type="float" office:value="-786.567928">
            <text:p>-786.5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table:style-name="ce1" office:value-type="float" office:value="0.597254">
            <text:p>5.97E-01</text:p>
          </table:table-cell>
          <table:table-cell office:value-type="float" office:value="-782.976954">
            <text:p>-782.9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table:style-name="ce1" office:value-type="float" office:value="0.5943">
            <text:p>5.94E-01</text:p>
          </table:table-cell>
          <table:table-cell office:value-type="float" office:value="-771.65307">
            <text:p>-771.6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8">
            <text:p>68</text:p>
          </table:table-cell>
          <table:table-cell table:style-name="ce1" office:value-type="float" office:value="0.598656">
            <text:p>5.99E-01</text:p>
          </table:table-cell>
          <table:table-cell office:value-type="float" office:value="-783.2633">
            <text:p>-783.2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table:style-name="ce1" office:value-type="float" office:value="0.58904">
            <text:p>5.89E-01</text:p>
          </table:table-cell>
          <table:table-cell office:value-type="float" office:value="-793.970553">
            <text:p>-793.9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table:style-name="ce1" office:value-type="float" office:value="0.580244">
            <text:p>5.80E-01</text:p>
          </table:table-cell>
          <table:table-cell office:value-type="float" office:value="-789.749428">
            <text:p>-789.7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table:style-name="ce1" office:value-type="float" office:value="0.58616">
            <text:p>5.86E-01</text:p>
          </table:table-cell>
          <table:table-cell office:value-type="float" office:value="-787.394007">
            <text:p>-787.3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table:style-name="ce1" office:value-type="float" office:value="0.579152">
            <text:p>5.79E-01</text:p>
          </table:table-cell>
          <table:table-cell office:value-type="float" office:value="-800.402165">
            <text:p>-800.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table:style-name="ce1" office:value-type="float" office:value="0.598475">
            <text:p>5.98E-01</text:p>
          </table:table-cell>
          <table:table-cell office:value-type="float" office:value="-790.086821">
            <text:p>-790.0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table:style-name="ce1" office:value-type="float" office:value="0.606135">
            <text:p>6.06E-01</text:p>
          </table:table-cell>
          <table:table-cell office:value-type="float" office:value="-788.997535">
            <text:p>-78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table:style-name="ce1" office:value-type="float" office:value="0.59508">
            <text:p>5.95E-01</text:p>
          </table:table-cell>
          <table:table-cell office:value-type="float" office:value="-786.43736">
            <text:p>-786.4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 table:style-name="ce1" office:value-type="float" office:value="0.563588">
            <text:p>5.64E-01</text:p>
          </table:table-cell>
          <table:table-cell office:value-type="float" office:value="-788.170839">
            <text:p>-788.1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7">
            <text:p>77</text:p>
          </table:table-cell>
          <table:table-cell table:style-name="ce1" office:value-type="float" office:value="0.595413">
            <text:p>5.95E-01</text:p>
          </table:table-cell>
          <table:table-cell office:value-type="float" office:value="-798.432354">
            <text:p>-798.4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table:style-name="ce1" office:value-type="float" office:value="0.595416">
            <text:p>5.95E-01</text:p>
          </table:table-cell>
          <table:table-cell office:value-type="float" office:value="-787.422831">
            <text:p>-787.4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table:style-name="ce1" office:value-type="float" office:value="0.59963">
            <text:p>6.00E-01</text:p>
          </table:table-cell>
          <table:table-cell office:value-type="float" office:value="-790.97352">
            <text:p>-790.9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style-name="ce1" office:value-type="float" office:value="0.591254">
            <text:p>5.91E-01</text:p>
          </table:table-cell>
          <table:table-cell office:value-type="float" office:value="-784.742822">
            <text:p>-784.7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table:style-name="ce1" office:value-type="float" office:value="0.580191">
            <text:p>5.80E-01</text:p>
          </table:table-cell>
          <table:table-cell office:value-type="float" office:value="-781.857689">
            <text:p>-781.8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table:style-name="ce1" office:value-type="float" office:value="0.585713">
            <text:p>5.86E-01</text:p>
          </table:table-cell>
          <table:table-cell office:value-type="float" office:value="-801.515613">
            <text:p>-801.5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table:style-name="ce1" office:value-type="float" office:value="0.581322">
            <text:p>5.81E-01</text:p>
          </table:table-cell>
          <table:table-cell office:value-type="float" office:value="-785.999339">
            <text:p>-78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table:style-name="ce1" office:value-type="float" office:value="0.584455">
            <text:p>5.84E-01</text:p>
          </table:table-cell>
          <table:table-cell office:value-type="float" office:value="-802.857945">
            <text:p>-802.8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table:style-name="ce1" office:value-type="float" office:value="0.594042">
            <text:p>5.94E-01</text:p>
          </table:table-cell>
          <table:table-cell office:value-type="float" office:value="-804.340298">
            <text:p>-804.3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6">
            <text:p>86</text:p>
          </table:table-cell>
          <table:table-cell table:style-name="ce1" office:value-type="float" office:value="0.588208">
            <text:p>5.88E-01</text:p>
          </table:table-cell>
          <table:table-cell office:value-type="float" office:value="-798.04385">
            <text:p>-798.0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table:style-name="ce1" office:value-type="float" office:value="0.574751">
            <text:p>5.75E-01</text:p>
          </table:table-cell>
          <table:table-cell office:value-type="float" office:value="-798.862529">
            <text:p>-798.8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table:style-name="ce1" office:value-type="float" office:value="0.583226">
            <text:p>5.83E-01</text:p>
          </table:table-cell>
          <table:table-cell office:value-type="float" office:value="-800.299497">
            <text:p>-800.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table:style-name="ce1" office:value-type="float" office:value="0.577199">
            <text:p>5.77E-01</text:p>
          </table:table-cell>
          <table:table-cell office:value-type="float" office:value="-786.317965">
            <text:p>-786.3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table:style-name="ce1" office:value-type="float" office:value="0.577386">
            <text:p>5.77E-01</text:p>
          </table:table-cell>
          <table:table-cell office:value-type="float" office:value="-780.2359">
            <text:p>-780.2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1">
            <text:p>91</text:p>
          </table:table-cell>
          <table:table-cell table:style-name="ce1" office:value-type="float" office:value="0.587768">
            <text:p>5.88E-01</text:p>
          </table:table-cell>
          <table:table-cell office:value-type="float" office:value="-792.898333">
            <text:p>-792.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table:style-name="ce1" office:value-type="float" office:value="0.565181">
            <text:p>5.65E-01</text:p>
          </table:table-cell>
          <table:table-cell office:value-type="float" office:value="-786.13535">
            <text:p>-786.1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table:style-name="ce1" office:value-type="float" office:value="0.576016">
            <text:p>5.76E-01</text:p>
          </table:table-cell>
          <table:table-cell office:value-type="float" office:value="-787.3775">
            <text:p>-787.3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table:style-name="ce1" office:value-type="float" office:value="0.584546">
            <text:p>5.85E-01</text:p>
          </table:table-cell>
          <table:table-cell office:value-type="float" office:value="-812.584873">
            <text:p>-812.5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table:style-name="ce1" office:value-type="float" office:value="0.565169">
            <text:p>5.65E-01</text:p>
          </table:table-cell>
          <table:table-cell office:value-type="float" office:value="-785.746046">
            <text:p>-785.75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table:style-name="ce1" office:value-type="float" office:value="0.591625">
            <text:p>5.92E-01</text:p>
          </table:table-cell>
          <table:table-cell office:value-type="float" office:value="-789.560244">
            <text:p>-789.5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table:style-name="ce1" office:value-type="float" office:value="0.590953">
            <text:p>5.91E-01</text:p>
          </table:table-cell>
          <table:table-cell office:value-type="float" office:value="-780.536427">
            <text:p>-780.5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8">
            <text:p>98</text:p>
          </table:table-cell>
          <table:table-cell table:style-name="ce1" office:value-type="float" office:value="0.580257">
            <text:p>5.80E-01</text:p>
          </table:table-cell>
          <table:table-cell office:value-type="float" office:value="-798.467706">
            <text:p>-798.4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9">
            <text:p>99</text:p>
          </table:table-cell>
          <table:table-cell table:style-name="ce1" office:value-type="float" office:value="0.56694">
            <text:p>5.67E-01</text:p>
          </table:table-cell>
          <table:table-cell office:value-type="float" office:value="-792.8253">
            <text:p>-792.8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table:style-name="ce1" office:value-type="float" office:value="0.586758">
            <text:p>5.87E-01</text:p>
          </table:table-cell>
          <table:table-cell office:value-type="float" office:value="-795.70468">
            <text:p>-795.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1">
            <text:p>101</text:p>
          </table:table-cell>
          <table:table-cell table:style-name="ce1" office:value-type="float" office:value="0.586612">
            <text:p>5.87E-01</text:p>
          </table:table-cell>
          <table:table-cell office:value-type="float" office:value="-789.438222">
            <text:p>-789.44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  <table:table-cell table:style-name="ce1" office:value-type="float" office:value="0.577425">
            <text:p>5.77E-01</text:p>
          </table:table-cell>
          <table:table-cell office:value-type="float" office:value="-794.527277">
            <text:p>-794.5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table:style-name="ce1" office:value-type="float" office:value="0.596525">
            <text:p>5.97E-01</text:p>
          </table:table-cell>
          <table:table-cell office:value-type="float" office:value="-789.031482">
            <text:p>-789.0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table:style-name="ce1" office:value-type="float" office:value="0.565668">
            <text:p>5.66E-01</text:p>
          </table:table-cell>
          <table:table-cell office:value-type="float" office:value="-800.87814">
            <text:p>-800.88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5">
            <text:p>105</text:p>
          </table:table-cell>
          <table:table-cell table:style-name="ce1" office:value-type="float" office:value="0.573329">
            <text:p>5.73E-01</text:p>
          </table:table-cell>
          <table:table-cell office:value-type="float" office:value="-774.785102">
            <text:p>-774.79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6">
            <text:p>106</text:p>
          </table:table-cell>
          <table:table-cell table:style-name="ce1" office:value-type="float" office:value="0.591355">
            <text:p>5.91E-01</text:p>
          </table:table-cell>
          <table:table-cell office:value-type="float" office:value="-777.82752">
            <text:p>-777.83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7">
            <text:p>107</text:p>
          </table:table-cell>
          <table:table-cell table:style-name="ce1" office:value-type="float" office:value="0.595148">
            <text:p>5.95E-01</text:p>
          </table:table-cell>
          <table:table-cell office:value-type="float" office:value="-742.697203">
            <text:p>-742.7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08">
            <text:p>108</text:p>
          </table:table-cell>
          <table:table-cell table:style-name="ce1" office:value-type="float" office:value="0.574482">
            <text:p>5.74E-01</text:p>
          </table:table-cell>
          <table:table-cell office:value-type="float" office:value="-773.660353">
            <text:p>-773.66</text:p>
          </table:table-cell>
        </table:table-row>
        <table:table-row table:style-name="ro2">
          <table:table-cell/>
          <table:table-cell office:value-type="string">
            <text:p>#SDC4 U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" office:value-type="float" office:value="0.59471">
            <text:p>5.95E-01</text:p>
          </table:table-cell>
          <table:table-cell office:value-type="float" office:value="-756.3642">
            <text:p>-756.3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1" office:value-type="float" office:value="0.582252">
            <text:p>5.82E-01</text:p>
          </table:table-cell>
          <table:table-cell office:value-type="float" office:value="-767.319552">
            <text:p>-767.3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style-name="ce1" office:value-type="float" office:value="0.572298">
            <text:p>5.72E-01</text:p>
          </table:table-cell>
          <table:table-cell office:value-type="float" office:value="-752.506544">
            <text:p>-752.5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ce1" office:value-type="float" office:value="0.564154">
            <text:p>5.64E-01</text:p>
          </table:table-cell>
          <table:table-cell office:value-type="float" office:value="-788.436813">
            <text:p>-788.44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style-name="ce1" office:value-type="float" office:value="0.575588">
            <text:p>5.76E-01</text:p>
          </table:table-cell>
          <table:table-cell office:value-type="float" office:value="-776.58107">
            <text:p>-776.5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style-name="ce1" office:value-type="float" office:value="0.588862">
            <text:p>5.89E-01</text:p>
          </table:table-cell>
          <table:table-cell office:value-type="float" office:value="-802.126395">
            <text:p>-802.1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style-name="ce1" office:value-type="float" office:value="0.582962">
            <text:p>5.83E-01</text:p>
          </table:table-cell>
          <table:table-cell office:value-type="float" office:value="-773.375309">
            <text:p>-773.3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table:style-name="ce1" office:value-type="float" office:value="0.553921">
            <text:p>5.54E-01</text:p>
          </table:table-cell>
          <table:table-cell office:value-type="float" office:value="-774.596295">
            <text:p>-774.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table:style-name="ce1" office:value-type="float" office:value="0.59168">
            <text:p>5.92E-01</text:p>
          </table:table-cell>
          <table:table-cell office:value-type="float" office:value="-745.286942">
            <text:p>-745.29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table:style-name="ce1" office:value-type="float" office:value="0.571504">
            <text:p>5.72E-01</text:p>
          </table:table-cell>
          <table:table-cell office:value-type="float" office:value="-798.98901">
            <text:p>-798.99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table:style-name="ce1" office:value-type="float" office:value="0.571763">
            <text:p>5.72E-01</text:p>
          </table:table-cell>
          <table:table-cell office:value-type="float" office:value="-767.171001">
            <text:p>-767.1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style-name="ce1" office:value-type="float" office:value="0.566089">
            <text:p>5.66E-01</text:p>
          </table:table-cell>
          <table:table-cell office:value-type="float" office:value="-793.813412">
            <text:p>-793.8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style-name="ce1" office:value-type="float" office:value="0.585514">
            <text:p>5.86E-01</text:p>
          </table:table-cell>
          <table:table-cell office:value-type="float" office:value="-781.467573">
            <text:p>-781.4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style-name="ce1" office:value-type="float" office:value="0.600183">
            <text:p>6.00E-01</text:p>
          </table:table-cell>
          <table:table-cell office:value-type="float" office:value="-787.407318">
            <text:p>-787.4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style-name="ce1" office:value-type="float" office:value="0.557793">
            <text:p>5.58E-01</text:p>
          </table:table-cell>
          <table:table-cell office:value-type="float" office:value="-786.090295">
            <text:p>-786.09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style-name="ce1" office:value-type="float" office:value="0.57379">
            <text:p>5.74E-01</text:p>
          </table:table-cell>
          <table:table-cell office:value-type="float" office:value="-784.553749">
            <text:p>-784.5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style-name="ce1" office:value-type="float" office:value="0.579718">
            <text:p>5.80E-01</text:p>
          </table:table-cell>
          <table:table-cell office:value-type="float" office:value="-788.27169">
            <text:p>-788.2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table:style-name="ce1" office:value-type="float" office:value="0.596785">
            <text:p>5.97E-01</text:p>
          </table:table-cell>
          <table:table-cell office:value-type="float" office:value="-792.817484">
            <text:p>-792.8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style-name="ce1" office:value-type="float" office:value="0.59839">
            <text:p>5.98E-01</text:p>
          </table:table-cell>
          <table:table-cell office:value-type="float" office:value="-790.070401">
            <text:p>-790.0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table:style-name="ce1" office:value-type="float" office:value="0.558706">
            <text:p>5.59E-01</text:p>
          </table:table-cell>
          <table:table-cell office:value-type="float" office:value="-789.260422">
            <text:p>-789.2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style-name="ce1" office:value-type="float" office:value="0.563601">
            <text:p>5.64E-01</text:p>
          </table:table-cell>
          <table:table-cell office:value-type="float" office:value="-794.967311">
            <text:p>-794.9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style-name="ce1" office:value-type="float" office:value="0.571764">
            <text:p>5.72E-01</text:p>
          </table:table-cell>
          <table:table-cell office:value-type="float" office:value="-794.659397">
            <text:p>-794.6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table:style-name="ce1" office:value-type="float" office:value="0.571558">
            <text:p>5.72E-01</text:p>
          </table:table-cell>
          <table:table-cell office:value-type="float" office:value="-790.84625">
            <text:p>-790.8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1" office:value-type="float" office:value="0.556654">
            <text:p>5.57E-01</text:p>
          </table:table-cell>
          <table:table-cell office:value-type="float" office:value="-786.167254">
            <text:p>-786.1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table:style-name="ce1" office:value-type="float" office:value="0.595595">
            <text:p>5.96E-01</text:p>
          </table:table-cell>
          <table:table-cell office:value-type="float" office:value="-783.536507">
            <text:p>-783.54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table:style-name="ce1" office:value-type="float" office:value="0.590533">
            <text:p>5.91E-01</text:p>
          </table:table-cell>
          <table:table-cell office:value-type="float" office:value="-779.975515">
            <text:p>-779.9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table:style-name="ce1" office:value-type="float" office:value="0.588622">
            <text:p>5.89E-01</text:p>
          </table:table-cell>
          <table:table-cell office:value-type="float" office:value="-789.877168">
            <text:p>-789.8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style-name="ce1" office:value-type="float" office:value="0.589651">
            <text:p>5.90E-01</text:p>
          </table:table-cell>
          <table:table-cell office:value-type="float" office:value="-791.426055">
            <text:p>-791.4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style-name="ce1" office:value-type="float" office:value="0.5458">
            <text:p>5.46E-01</text:p>
          </table:table-cell>
          <table:table-cell office:value-type="float" office:value="-789.734359">
            <text:p>-789.7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table:style-name="ce1" office:value-type="float" office:value="0.566592">
            <text:p>5.67E-01</text:p>
          </table:table-cell>
          <table:table-cell office:value-type="float" office:value="-783.917164">
            <text:p>-783.9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table:style-name="ce1" office:value-type="float" office:value="0.584823">
            <text:p>5.85E-01</text:p>
          </table:table-cell>
          <table:table-cell office:value-type="float" office:value="-784.737783">
            <text:p>-784.74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style-name="ce1" office:value-type="float" office:value="0.570062">
            <text:p>5.70E-01</text:p>
          </table:table-cell>
          <table:table-cell office:value-type="float" office:value="-786.844732">
            <text:p>-786.84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style-name="ce1" office:value-type="float" office:value="0.563931">
            <text:p>5.64E-01</text:p>
          </table:table-cell>
          <table:table-cell office:value-type="float" office:value="-785.41256">
            <text:p>-785.4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table:style-name="ce1" office:value-type="float" office:value="0.572864">
            <text:p>5.73E-01</text:p>
          </table:table-cell>
          <table:table-cell office:value-type="float" office:value="-786.78264">
            <text:p>-786.7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table:style-name="ce1" office:value-type="float" office:value="0.575738">
            <text:p>5.76E-01</text:p>
          </table:table-cell>
          <table:table-cell office:value-type="float" office:value="-804.20189">
            <text:p>-804.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style-name="ce1" office:value-type="float" office:value="0.569876">
            <text:p>5.70E-01</text:p>
          </table:table-cell>
          <table:table-cell office:value-type="float" office:value="-806.82723">
            <text:p>-806.8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style-name="ce1" office:value-type="float" office:value="0.583365">
            <text:p>5.83E-01</text:p>
          </table:table-cell>
          <table:table-cell office:value-type="float" office:value="-794.800795">
            <text:p>-794.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table:style-name="ce1" office:value-type="float" office:value="0.592267">
            <text:p>5.92E-01</text:p>
          </table:table-cell>
          <table:table-cell office:value-type="float" office:value="-795.154737">
            <text:p>-795.1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style-name="ce1" office:value-type="float" office:value="0.566681">
            <text:p>5.67E-01</text:p>
          </table:table-cell>
          <table:table-cell office:value-type="float" office:value="-799.675258">
            <text:p>-799.6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style-name="ce1" office:value-type="float" office:value="0.584276">
            <text:p>5.84E-01</text:p>
          </table:table-cell>
          <table:table-cell office:value-type="float" office:value="-792.267489">
            <text:p>-792.2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style-name="ce1" office:value-type="float" office:value="0.566544">
            <text:p>5.67E-01</text:p>
          </table:table-cell>
          <table:table-cell office:value-type="float" office:value="-794.697728">
            <text:p>-794.7</text:p>
          </table:table-cell>
        </table:table-row>
        <table:table-row table:style-name="ro2">
          <table:table-cell/>
          <table:table-cell table:number-columns-repeated="2" office:value-type="float" office:value="42">
            <text:p>42</text:p>
          </table:table-cell>
          <table:table-cell table:style-name="ce1" office:value-type="float" office:value="0.566721">
            <text:p>5.67E-01</text:p>
          </table:table-cell>
          <table:table-cell office:value-type="float" office:value="-791.529641">
            <text:p>-791.5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style-name="ce1" office:value-type="float" office:value="0.571729">
            <text:p>5.72E-01</text:p>
          </table:table-cell>
          <table:table-cell office:value-type="float" office:value="-790.54874">
            <text:p>-790.5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style-name="ce1" office:value-type="float" office:value="0.588929">
            <text:p>5.89E-01</text:p>
          </table:table-cell>
          <table:table-cell office:value-type="float" office:value="-783.380946">
            <text:p>-783.3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style-name="ce1" office:value-type="float" office:value="0.578764">
            <text:p>5.79E-01</text:p>
          </table:table-cell>
          <table:table-cell office:value-type="float" office:value="-789.843371">
            <text:p>-789.84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style-name="ce1" office:value-type="float" office:value="0.598205">
            <text:p>5.98E-01</text:p>
          </table:table-cell>
          <table:table-cell office:value-type="float" office:value="-783.231066">
            <text:p>-783.2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style-name="ce1" office:value-type="float" office:value="0.579506">
            <text:p>5.80E-01</text:p>
          </table:table-cell>
          <table:table-cell office:value-type="float" office:value="-777.958434">
            <text:p>-777.9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style-name="ce1" office:value-type="float" office:value="0.561274">
            <text:p>5.61E-01</text:p>
          </table:table-cell>
          <table:table-cell office:value-type="float" office:value="-778.586814">
            <text:p>-778.59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style-name="ce1" office:value-type="float" office:value="0.574321">
            <text:p>5.74E-01</text:p>
          </table:table-cell>
          <table:table-cell office:value-type="float" office:value="-792.085717">
            <text:p>-792.09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table:style-name="ce1" office:value-type="float" office:value="0.550696">
            <text:p>5.51E-01</text:p>
          </table:table-cell>
          <table:table-cell office:value-type="float" office:value="-790.1704">
            <text:p>-790.1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style-name="ce1" office:value-type="float" office:value="0.578201">
            <text:p>5.78E-01</text:p>
          </table:table-cell>
          <table:table-cell office:value-type="float" office:value="-782.965085">
            <text:p>-782.9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style-name="ce1" office:value-type="float" office:value="0.5929">
            <text:p>5.93E-01</text:p>
          </table:table-cell>
          <table:table-cell office:value-type="float" office:value="-791.885493">
            <text:p>-791.89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style-name="ce1" office:value-type="float" office:value="0.593541">
            <text:p>5.94E-01</text:p>
          </table:table-cell>
          <table:table-cell office:value-type="float" office:value="-792.299847">
            <text:p>-792.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table:style-name="ce1" office:value-type="float" office:value="0.568941">
            <text:p>5.69E-01</text:p>
          </table:table-cell>
          <table:table-cell office:value-type="float" office:value="-796.214846">
            <text:p>-796.2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style-name="ce1" office:value-type="float" office:value="0.574998">
            <text:p>5.75E-01</text:p>
          </table:table-cell>
          <table:table-cell office:value-type="float" office:value="-807.835595">
            <text:p>-807.84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table:style-name="ce1" office:value-type="float" office:value="0.588778">
            <text:p>5.89E-01</text:p>
          </table:table-cell>
          <table:table-cell office:value-type="float" office:value="-783.604646">
            <text:p>-783.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style-name="ce1" office:value-type="float" office:value="0.5705">
            <text:p>5.71E-01</text:p>
          </table:table-cell>
          <table:table-cell office:value-type="float" office:value="-789.398584">
            <text:p>-789.4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style-name="ce1" office:value-type="float" office:value="0.588925">
            <text:p>5.89E-01</text:p>
          </table:table-cell>
          <table:table-cell office:value-type="float" office:value="-794.779069">
            <text:p>-794.7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table:style-name="ce1" office:value-type="float" office:value="0.598371">
            <text:p>5.98E-01</text:p>
          </table:table-cell>
          <table:table-cell office:value-type="float" office:value="-786.014363">
            <text:p>-786.0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table:style-name="ce1" office:value-type="float" office:value="0.588779">
            <text:p>5.89E-01</text:p>
          </table:table-cell>
          <table:table-cell office:value-type="float" office:value="-791.147065">
            <text:p>-791.1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style-name="ce1" office:value-type="float" office:value="0.562642">
            <text:p>5.63E-01</text:p>
          </table:table-cell>
          <table:table-cell office:value-type="float" office:value="-790.726367">
            <text:p>-790.7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table:style-name="ce1" office:value-type="float" office:value="0.588146">
            <text:p>5.88E-01</text:p>
          </table:table-cell>
          <table:table-cell office:value-type="float" office:value="-779.428047">
            <text:p>-779.4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table:style-name="ce1" office:value-type="float" office:value="0.591355">
            <text:p>5.91E-01</text:p>
          </table:table-cell>
          <table:table-cell office:value-type="float" office:value="-776.527949">
            <text:p>-776.5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table:style-name="ce1" office:value-type="float" office:value="0.578549">
            <text:p>5.79E-01</text:p>
          </table:table-cell>
          <table:table-cell office:value-type="float" office:value="-773.147612">
            <text:p>-773.1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table:style-name="ce1" office:value-type="float" office:value="0.574057">
            <text:p>5.74E-01</text:p>
          </table:table-cell>
          <table:table-cell office:value-type="float" office:value="-781.981277">
            <text:p>-781.9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table:style-name="ce1" office:value-type="float" office:value="0.584814">
            <text:p>5.85E-01</text:p>
          </table:table-cell>
          <table:table-cell office:value-type="float" office:value="-785.967176">
            <text:p>-785.9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table:style-name="ce1" office:value-type="float" office:value="0.602982">
            <text:p>6.03E-01</text:p>
          </table:table-cell>
          <table:table-cell office:value-type="float" office:value="-788.800766">
            <text:p>-788.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table:style-name="ce1" office:value-type="float" office:value="0.579757">
            <text:p>5.80E-01</text:p>
          </table:table-cell>
          <table:table-cell office:value-type="float" office:value="-781.259506">
            <text:p>-781.2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table:style-name="ce1" office:value-type="float" office:value="0.561665">
            <text:p>5.62E-01</text:p>
          </table:table-cell>
          <table:table-cell office:value-type="float" office:value="-795.189025">
            <text:p>-795.19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table:style-name="ce1" office:value-type="float" office:value="0.575044">
            <text:p>5.75E-01</text:p>
          </table:table-cell>
          <table:table-cell office:value-type="float" office:value="-799.38093">
            <text:p>-799.3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table:style-name="ce1" office:value-type="float" office:value="0.568406">
            <text:p>5.68E-01</text:p>
          </table:table-cell>
          <table:table-cell office:value-type="float" office:value="-796.351759">
            <text:p>-796.3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table:style-name="ce1" office:value-type="float" office:value="0.575737">
            <text:p>5.76E-01</text:p>
          </table:table-cell>
          <table:table-cell office:value-type="float" office:value="-787.666711">
            <text:p>-787.6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3">
            <text:p>73</text:p>
          </table:table-cell>
          <table:table-cell table:style-name="ce1" office:value-type="float" office:value="0.589229">
            <text:p>5.89E-01</text:p>
          </table:table-cell>
          <table:table-cell office:value-type="float" office:value="-779.659666">
            <text:p>-779.6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table:style-name="ce1" office:value-type="float" office:value="0.573247">
            <text:p>5.73E-01</text:p>
          </table:table-cell>
          <table:table-cell office:value-type="float" office:value="-770.472454">
            <text:p>-770.4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table:style-name="ce1" office:value-type="float" office:value="0.592224">
            <text:p>5.92E-01</text:p>
          </table:table-cell>
          <table:table-cell office:value-type="float" office:value="-775.966002">
            <text:p>-775.9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table:style-name="ce1" office:value-type="float" office:value="0.596075">
            <text:p>5.96E-01</text:p>
          </table:table-cell>
          <table:table-cell office:value-type="float" office:value="-779.779075">
            <text:p>-779.7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style-name="ce1" office:value-type="float" office:value="0.57782">
            <text:p>5.78E-01</text:p>
          </table:table-cell>
          <table:table-cell office:value-type="float" office:value="-785.017603">
            <text:p>-785.0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  <table:table-cell table:style-name="ce1" office:value-type="float" office:value="0.565525">
            <text:p>5.66E-01</text:p>
          </table:table-cell>
          <table:table-cell office:value-type="float" office:value="-785.533442">
            <text:p>-785.5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table:style-name="ce1" office:value-type="float" office:value="0.568779">
            <text:p>5.69E-01</text:p>
          </table:table-cell>
          <table:table-cell office:value-type="float" office:value="-781.747">
            <text:p>-781.7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table:style-name="ce1" office:value-type="float" office:value="0.562886">
            <text:p>5.63E-01</text:p>
          </table:table-cell>
          <table:table-cell office:value-type="float" office:value="-801.566854">
            <text:p>-801.5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table:style-name="ce1" office:value-type="float" office:value="0.5651">
            <text:p>5.65E-01</text:p>
          </table:table-cell>
          <table:table-cell office:value-type="float" office:value="-796.195738">
            <text:p>-796.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table:style-name="ce1" office:value-type="float" office:value="0.569053">
            <text:p>5.69E-01</text:p>
          </table:table-cell>
          <table:table-cell office:value-type="float" office:value="-791.950945">
            <text:p>-791.9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table:style-name="ce1" office:value-type="float" office:value="0.5996">
            <text:p>6.00E-01</text:p>
          </table:table-cell>
          <table:table-cell office:value-type="float" office:value="-790.492891">
            <text:p>-790.49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table:style-name="ce1" office:value-type="float" office:value="0.559678">
            <text:p>5.60E-01</text:p>
          </table:table-cell>
          <table:table-cell office:value-type="float" office:value="-788.560773">
            <text:p>-788.5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table:style-name="ce1" office:value-type="float" office:value="0.569827">
            <text:p>5.70E-01</text:p>
          </table:table-cell>
          <table:table-cell office:value-type="float" office:value="-796.950216">
            <text:p>-796.9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table:style-name="ce1" office:value-type="float" office:value="0.596508">
            <text:p>5.97E-01</text:p>
          </table:table-cell>
          <table:table-cell office:value-type="float" office:value="-791.063445">
            <text:p>-791.0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table:style-name="ce1" office:value-type="float" office:value="0.572311">
            <text:p>5.72E-01</text:p>
          </table:table-cell>
          <table:table-cell office:value-type="float" office:value="-801.053966">
            <text:p>-801.0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table:style-name="ce1" office:value-type="float" office:value="0.577591">
            <text:p>5.78E-01</text:p>
          </table:table-cell>
          <table:table-cell office:value-type="float" office:value="-805.087529">
            <text:p>-805.09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9">
            <text:p>89</text:p>
          </table:table-cell>
          <table:table-cell table:style-name="ce1" office:value-type="float" office:value="0.562737">
            <text:p>5.63E-01</text:p>
          </table:table-cell>
          <table:table-cell office:value-type="float" office:value="-774.419515">
            <text:p>-774.4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table:style-name="ce1" office:value-type="float" office:value="0.566534">
            <text:p>5.67E-01</text:p>
          </table:table-cell>
          <table:table-cell office:value-type="float" office:value="-786.780465">
            <text:p>-786.7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table:style-name="ce1" office:value-type="float" office:value="0.584411">
            <text:p>5.84E-01</text:p>
          </table:table-cell>
          <table:table-cell office:value-type="float" office:value="-796.561772">
            <text:p>-796.5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table:style-name="ce1" office:value-type="float" office:value="0.592535">
            <text:p>5.93E-01</text:p>
          </table:table-cell>
          <table:table-cell office:value-type="float" office:value="-783.065947">
            <text:p>-783.0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table:style-name="ce1" office:value-type="float" office:value="0.596697">
            <text:p>5.97E-01</text:p>
          </table:table-cell>
          <table:table-cell office:value-type="float" office:value="-779.456">
            <text:p>-779.4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table:style-name="ce1" office:value-type="float" office:value="0.577217">
            <text:p>5.77E-01</text:p>
          </table:table-cell>
          <table:table-cell office:value-type="float" office:value="-784.073974">
            <text:p>-784.0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table:style-name="ce1" office:value-type="float" office:value="0.567632">
            <text:p>5.68E-01</text:p>
          </table:table-cell>
          <table:table-cell office:value-type="float" office:value="-790.3184">
            <text:p>-790.3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table:style-name="ce1" office:value-type="float" office:value="0.590364">
            <text:p>5.90E-01</text:p>
          </table:table-cell>
          <table:table-cell office:value-type="float" office:value="-785.172786">
            <text:p>-785.1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table:style-name="ce1" office:value-type="float" office:value="0.57334">
            <text:p>5.73E-01</text:p>
          </table:table-cell>
          <table:table-cell office:value-type="float" office:value="-781.714346">
            <text:p>-781.7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table:style-name="ce1" office:value-type="float" office:value="0.579202">
            <text:p>5.79E-01</text:p>
          </table:table-cell>
          <table:table-cell office:value-type="float" office:value="-776.396964">
            <text:p>-776.4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table:style-name="ce1" office:value-type="float" office:value="0.603267">
            <text:p>6.03E-01</text:p>
          </table:table-cell>
          <table:table-cell office:value-type="float" office:value="-692.318904">
            <text:p>-692.3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style-name="ce1" office:value-type="float" office:value="0.574902">
            <text:p>5.75E-01</text:p>
          </table:table-cell>
          <table:table-cell office:value-type="float" office:value="-777.653808">
            <text:p>-777.6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1">
            <text:p>101</text:p>
          </table:table-cell>
          <table:table-cell table:style-name="ce1" office:value-type="float" office:value="0.565167">
            <text:p>5.65E-01</text:p>
          </table:table-cell>
          <table:table-cell office:value-type="float" office:value="-759.265902">
            <text:p>-759.2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2">
            <text:p>102</text:p>
          </table:table-cell>
          <table:table-cell table:style-name="ce1" office:value-type="float" office:value="0.573728">
            <text:p>5.74E-01</text:p>
          </table:table-cell>
          <table:table-cell office:value-type="float" office:value="-788.205599">
            <text:p>-788.2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  <table:table-cell table:style-name="ce1" office:value-type="float" office:value="0.572103">
            <text:p>5.72E-01</text:p>
          </table:table-cell>
          <table:table-cell office:value-type="float" office:value="-782.074808">
            <text:p>-782.0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style-name="ce1" office:value-type="float" office:value="0.594567">
            <text:p>5.95E-01</text:p>
          </table:table-cell>
          <table:table-cell office:value-type="float" office:value="-750.383375">
            <text:p>-750.3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table:style-name="ce1" office:value-type="float" office:value="0.573244">
            <text:p>5.73E-01</text:p>
          </table:table-cell>
          <table:table-cell office:value-type="float" office:value="-790.295883">
            <text:p>-790.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table:style-name="ce1" office:value-type="float" office:value="0.561926">
            <text:p>5.62E-01</text:p>
          </table:table-cell>
          <table:table-cell office:value-type="float" office:value="-795.503296">
            <text:p>-795.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7">
            <text:p>107</text:p>
          </table:table-cell>
          <table:table-cell table:style-name="ce1" office:value-type="float" office:value="0.571726">
            <text:p>5.72E-01</text:p>
          </table:table-cell>
          <table:table-cell office:value-type="float" office:value="-770.617763">
            <text:p>-770.6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table:style-name="ce1" office:value-type="float" office:value="0.584146">
            <text:p>5.84E-01</text:p>
          </table:table-cell>
          <table:table-cell office:value-type="float" office:value="-780.976256">
            <text:p>-780.9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09">
            <text:p>109</text:p>
          </table:table-cell>
          <table:table-cell table:style-name="ce1" office:value-type="float" office:value="0.577951">
            <text:p>5.78E-01</text:p>
          </table:table-cell>
          <table:table-cell office:value-type="float" office:value="-775.477645">
            <text:p>-775.4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10">
            <text:p>110</text:p>
          </table:table-cell>
          <table:table-cell table:style-name="ce1" office:value-type="float" office:value="0.569343">
            <text:p>5.69E-01</text:p>
          </table:table-cell>
          <table:table-cell office:value-type="float" office:value="-763.319897">
            <text:p>-763.32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11">
            <text:p>111</text:p>
          </table:table-cell>
          <table:table-cell table:style-name="ce1" office:value-type="float" office:value="0.583004">
            <text:p>5.83E-01</text:p>
          </table:table-cell>
          <table:table-cell office:value-type="float" office:value="-791.357106">
            <text:p>-791.36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table:style-name="ce1" office:value-type="float" office:value="0.586362">
            <text:p>5.86E-01</text:p>
          </table:table-cell>
          <table:table-cell office:value-type="float" office:value="-790.965149">
            <text:p>-790.9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style-name="ce1" office:value-type="float" office:value="0.585026">
            <text:p>5.85E-01</text:p>
          </table:table-cell>
          <table:table-cell office:value-type="float" office:value="-797.428802">
            <text:p>-797.43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" office:value-type="float" office:value="0.598633">
            <text:p>5.99E-01</text:p>
          </table:table-cell>
          <table:table-cell office:value-type="float" office:value="-761.714081">
            <text:p>-761.7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1" office:value-type="float" office:value="0.59998">
            <text:p>6.00E-01</text:p>
          </table:table-cell>
          <table:table-cell office:value-type="float" office:value="-784.011271">
            <text:p>-784.0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style-name="ce1" office:value-type="float" office:value="0.591567">
            <text:p>5.92E-01</text:p>
          </table:table-cell>
          <table:table-cell office:value-type="float" office:value="-764.879432">
            <text:p>-764.88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ce1" office:value-type="float" office:value="0.579845">
            <text:p>5.80E-01</text:p>
          </table:table-cell>
          <table:table-cell office:value-type="float" office:value="-765.502471">
            <text:p>-765.5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style-name="ce1" office:value-type="float" office:value="0.576988">
            <text:p>5.77E-01</text:p>
          </table:table-cell>
          <table:table-cell office:value-type="float" office:value="-782.60983">
            <text:p>-782.6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style-name="ce1" office:value-type="float" office:value="0.578582">
            <text:p>5.79E-01</text:p>
          </table:table-cell>
          <table:table-cell office:value-type="float" office:value="-769.414621">
            <text:p>-769.4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" office:value-type="float" office:value="0.578259">
            <text:p>5.78E-01</text:p>
          </table:table-cell>
          <table:table-cell office:value-type="float" office:value="-764.25966">
            <text:p>-764.26</text:p>
          </table:table-cell>
        </table:table-row>
        <table:table-row table:style-name="ro2">
          <table:table-cell/>
          <table:table-cell office:value-type="string">
            <text:p>#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MWPC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1 X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1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1 U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2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1 V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3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1 X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4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1 U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5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1 V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6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2 U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7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2 V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8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2 X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9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2 U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0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2 V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1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BC2 X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5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5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5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5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5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5"/>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5"/>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5"/>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5"/>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5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6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7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8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19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0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1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2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3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7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8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49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50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51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52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53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54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55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2 <text:s text:c="4"/>256 <text:s text:c="4"/>1.000000E+01 <text:s text:c="3"/>-100.000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さざなみゴシック" fo:language="en" fo:country="US" style:font-name-asian="さざなみゴシック1" style:language-asian="ja" style:country-asian="JP" style:font-name-complex="さざなみゴシック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010/02/26</text:date>, <text:time>21:1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sugimura</dc:creator>
    <dc:date>2010-02-26T21:18:1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4715"/>
  </office:meta>
</office:document-meta>
</file>